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fill-color="#cccccc" draw:textarea-horizontal-align="center" draw:textarea-vertical-align="middl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svg:stroke-width="0.127cm" draw:marker-start-width="0.305cm" draw:marker-end="Arrow" draw:marker-end-width="0.305cm" draw:textarea-horizontal-align="center" draw:textarea-vertical-align="middle" fo:padding-top="0.188cm" fo:padding-bottom="0.188cm" fo:padding-left="0.313cm" fo:padding-right="0.313cm"/>
    </style:style>
    <style:style style:name="gr13" style:family="graphic" style:parent-style-name="standard">
      <style:graphic-properties svg:stroke-width="0.127cm" draw:marker-start-width="0.305cm" draw:marker-end="Arrow" draw:marker-end-width="0.3cm" draw:textarea-horizontal-align="center" draw:textarea-vertical-align="middle" fo:padding-top="0.188cm" fo:padding-bottom="0.188cm" fo:padding-left="0.313cm" fo:padding-right="0.313cm"/>
    </style:style>
    <style:style style:name="gr14" style:family="graphic" style:parent-style-name="standard">
      <style:graphic-properties draw:marker-end="" draw:marker-end-width="0.3cm" draw:textarea-horizontal-align="center" draw:textarea-vertical-align="middle"/>
    </style:style>
    <style:style style:name="gr15" style:family="graphic" style:parent-style-name="standard">
      <style:graphic-properties draw:fill="none" draw:textarea-horizontal-align="center" draw:textarea-vertical-align="middle" draw:auto-grow-height="false" fo:min-height="0.749cm" fo:min-width="0.499cm" draw:shadow="hidden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solid" svg:stroke-color="#000000" draw:fill="solid" draw:fill-color="#999999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.73cm"/>
    </style:style>
    <style:style style:name="gr20" style:family="graphic" style:parent-style-name="standard">
      <style:graphic-properties svg:stroke-width="0.127cm" draw:marker-start-width="0.305cm" draw:marker-end="" draw:marker-end-width="0.305cm" draw:textarea-horizontal-align="center" draw:textarea-vertical-align="middle" fo:padding-top="0.188cm" fo:padding-bottom="0.188cm" fo:padding-left="0.313cm" fo:padding-right="0.313cm"/>
    </style:style>
    <style:style style:name="gr21" style:family="graphic" style:parent-style-name="standard">
      <style:graphic-properties draw:stroke="dash" draw:stroke-dash="Ultrafine_20_Dashed" svg:stroke-width="0.102cm" draw:marker-start-width="0.279cm" draw:marker-end="" draw:marker-end-width="0.279cm" draw:textarea-horizontal-align="center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8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1.32cm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marker-start-width="0.305cm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svg:stroke-width="0cm" draw:marker-start-width="0.127cm" draw:marker-end="Arrow" draw:marker-end-width="0.127cm" draw:textarea-horizontal-align="center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4cm" fo:min-width="1.32cm"/>
    </style:style>
    <style:style style:name="gr29" style:family="graphic" style:parent-style-name="standard">
      <style:graphic-properties svg:stroke-width="0.127cm" draw:marker-start-width="0.305cm" draw:marker-end-width="0.305cm" draw:textarea-horizontal-align="center" draw:textarea-vertical-align="middle" fo:padding-top="0.188cm" fo:padding-bottom="0.188cm" fo:padding-left="0.313cm" fo:padding-right="0.313cm"/>
    </style:style>
    <style:style style:name="gr30" style:family="graphic" style:parent-style-name="standard">
      <style:graphic-properties svg:stroke-width="0cm" draw:marker-start-width="0.305cm" draw:marker-end="Arrow" draw:marker-end-width="0.305cm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2cm" fo:min-width="0.154cm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62cm" fo:min-width="1.32cm"/>
    </style:style>
    <style:style style:name="gr3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Ultrafine_20_Dashed" draw:marker-end="Arrow" draw:marker-end-width="0.127cm" draw:textarea-horizontal-align="center" draw:textarea-vertical-align="middle"/>
    </style:style>
    <style:style style:name="gr35" style:family="graphic" style:parent-style-name="standard">
      <style:graphic-properties svg:stroke-width="0.13cm" draw:marker-start-width="0.33cm" draw:marker-end="Arrow" draw:marker-end-width="0.33cm" draw:textarea-horizontal-align="center" draw:textarea-vertical-align="middle" fo:padding-top="0.19cm" fo:padding-bottom="0.19cm" fo:padding-left="0.315cm" fo:padding-right="0.315cm"/>
    </style:style>
    <style:style style:name="gr36" style:family="graphic" style:parent-style-name="standard">
      <style:graphic-properties draw:stroke="dash" draw:stroke-dash="Ultrafine_20_Dashed" svg:stroke-width="0.127cm" svg:stroke-color="#666666" draw:marker-start-width="0.305cm" draw:marker-end="" draw:marker-end-width="0.483cm" draw:textarea-horizontal-align="center" draw:textarea-vertical-align="middle" fo:padding-top="0.188cm" fo:padding-bottom="0.188cm" fo:padding-left="0.313cm" fo:padding-right="0.313cm"/>
    </style:style>
    <style:style style:name="gr3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29cm" fo:min-width="1.32cm"/>
    </style:style>
    <style:style style:name="gr38" style:family="graphic" style:parent-style-name="standard">
      <style:graphic-properties svg:stroke-width="0.13cm" draw:marker-start-width="0.31cm" draw:marker-end="Arrow" draw:marker-end-width="0.31cm" draw:textarea-horizontal-align="center" draw:textarea-vertical-align="middle" fo:padding-top="0.19cm" fo:padding-bottom="0.19cm" fo:padding-left="0.315cm" fo:padding-right="0.315cm"/>
    </style:style>
    <style:style style:name="gr39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40" style:family="graphic" style:parent-style-name="standard">
      <style:graphic-properties draw:fill="none" draw:textarea-vertical-align="middle" draw:auto-grow-height="false" fo:min-height="0.749cm" fo:min-width="0.499cm"/>
    </style:style>
    <style:style style:name="gr41" style:family="graphic" style:parent-style-name="standard">
      <style:graphic-properties draw:stroke="dash" draw:stroke-dash="Ultrafine_20_Dashed" svg:stroke-width="0.127cm" draw:marker-start-width="0.305cm" draw:marker-end="" draw:marker-end-width="0.305cm" draw:textarea-horizontal-align="center" draw:textarea-vertical-align="middle" fo:padding-top="0.188cm" fo:padding-bottom="0.188cm" fo:padding-left="0.313cm" fo:padding-right="0.313cm"/>
    </style:style>
    <style:style style:name="gr42" style:family="graphic" style:parent-style-name="standard">
      <style:graphic-properties draw:stroke="dash" draw:stroke-dash="Ultrafine_20_Dashed" svg:stroke-width="0.127cm" draw:marker-start-width="0.305cm" draw:marker-end="Arrow" draw:marker-end-width="0.3cm" draw:textarea-horizontal-align="center" draw:textarea-vertical-align="middle" fo:padding-top="0.188cm" fo:padding-bottom="0.188cm" fo:padding-left="0.313cm" fo:padding-right="0.31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8cm" fo:min-width="0.15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0.154cm"/>
    </style:style>
    <style:style style:name="gr45" style:family="graphic" style:parent-style-name="standard">
      <style:graphic-properties draw:stroke="solid" draw:stroke-dash="Ultrafine_20_Dashed" svg:stroke-width="0.127cm" draw:marker-start-width="0.305cm" draw:marker-end="Arrow" draw:marker-end-width="0.3cm" draw:textarea-horizontal-align="center" draw:textarea-vertical-align="middle" fo:padding-top="0.188cm" fo:padding-bottom="0.188cm" fo:padding-left="0.313cm" fo:padding-right="0.31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50%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line-height="150%" fo:text-indent="0cm"/>
    </style:style>
    <style:style style:name="P10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1" style:family="paragraph">
      <style:text-properties fo:font-size="6pt" style:font-size-asian="6pt" style:font-size-complex="6pt"/>
    </style:style>
    <style:style style:name="P12" style:family="paragraph">
      <style:text-properties fo:font-size="7pt" style:font-size-asian="7pt" style:font-size-complex="7pt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align="end" fo:text-indent="0cm"/>
      <style:text-properties fo:font-size="10pt" style:font-size-asian="10pt" style:font-size-complex="10pt"/>
    </style:style>
    <style:style style:name="P1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style:text-position="super 58%" fo:font-size="10pt" style:font-size-asian="10pt" style:font-size-complex="10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247cm" svg:height="14.267cm" svg:x="16.809cm" svg:y="-8.715cm">
          <text:p text:style-name="P4"/>
          <draw:enhanced-geometry svg:viewBox="0 0 21600 21600" draw:type="rectangle" draw:enhanced-path="M 0 0 L 21600 0 21600 21600 0 21600 0 0 Z N"/>
        </draw:custom-shape>
        <draw:rect draw:style-name="gr2" draw:text-style-name="P1" draw:layer="layout" svg:width="9.475cm" svg:height="11.834cm" svg:x="26.652cm" svg:y="24.666cm">
          <text:p text:style-name="P4"/>
        </draw:rect>
        <draw:rect draw:style-name="gr3" draw:text-style-name="P1" draw:layer="layout" svg:width="6cm" svg:height="7.151cm" svg:x="29.244cm" svg:y="25.9cm">
          <text:p text:style-name="P4"/>
        </draw:rect>
        <draw:custom-shape draw:style-name="gr1" draw:text-style-name="P1" draw:layer="layout" svg:width="20.012cm" svg:height="10.487cm" svg:x="-17.877cm" svg:y="4.603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2.736cm" svg:height="12.755cm" svg:x="-19.643cm" svg:y="-10.701cm"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449cm" svg:height="3.261cm" svg:x="19.773cm" svg:y="-1.671cm">
          <text:p text:style-name="P4"/>
          <draw:enhanced-geometry svg:viewBox="0 0 21600 21600" draw:type="rectangle" draw:enhanced-path="M 0 0 L 21600 0 21600 21600 0 21600 0 0 Z N"/>
        </draw:custom-shape>
        <draw:g>
          <draw:line draw:style-name="gr5" draw:text-style-name="P1" draw:layer="layout" svg:x1="20.713cm" svg:y1="-7.956cm" svg:x2="20.713cm" svg:y2="-6.515cm">
            <text:p text:style-name="P4"/>
          </draw:line>
          <draw:line draw:style-name="gr5" draw:text-style-name="P1" draw:layer="layout" svg:x1="19.917cm" svg:y1="-8.209cm" svg:x2="19.917cm" svg:y2="-7.324cm">
            <text:p text:style-name="P4"/>
          </draw:line>
          <draw:line draw:style-name="gr5" draw:text-style-name="P1" draw:layer="layout" svg:x1="19.917cm" svg:y1="-8.209cm" svg:x2="20.713cm" svg:y2="-7.956cm">
            <text:p text:style-name="P4"/>
          </draw:line>
          <draw:line draw:style-name="gr5" draw:text-style-name="P1" draw:layer="layout" svg:x1="19.917cm" svg:y1="-6.235cm" svg:x2="20.713cm" svg:y2="-6.488cm">
            <text:p text:style-name="P4"/>
          </draw:line>
          <draw:line draw:style-name="gr5" draw:text-style-name="P1" draw:layer="layout" svg:x1="19.917cm" svg:y1="-7.119cm" svg:x2="19.917cm" svg:y2="-6.26cm">
            <text:p text:style-name="P4"/>
          </draw:line>
          <draw:line draw:style-name="gr5" draw:text-style-name="P1" draw:layer="layout" svg:x1="19.917cm" svg:y1="-7.324cm" svg:x2="20.139cm" svg:y2="-7.218cm">
            <text:p text:style-name="P4"/>
          </draw:line>
          <draw:line draw:style-name="gr5" draw:text-style-name="P1" draw:layer="layout" svg:x1="19.917cm" svg:y1="-7.119cm" svg:x2="20.139cm" svg:y2="-7.225cm">
            <text:p text:style-name="P4"/>
          </draw:line>
          <draw:line draw:style-name="gr5" draw:text-style-name="P1" draw:layer="layout" svg:x1="20.312cm" svg:y1="-7.26cm" svg:x2="20.466cm" svg:y2="-7.26cm">
            <text:p text:style-name="P4"/>
          </draw:line>
          <draw:line draw:style-name="gr5" draw:text-style-name="P1" draw:layer="layout" svg:x1="20.321cm" svg:y1="-7.164cm" svg:x2="20.475cm" svg:y2="-7.164cm">
            <text:p text:style-name="P4"/>
          </draw:line>
          <draw:line draw:style-name="gr5" draw:text-style-name="P1" draw:layer="layout" svg:x1="20.309cm" svg:y1="-7.164cm" svg:x2="20.463cm" svg:y2="-7.164cm">
            <text:p text:style-name="P4"/>
          </draw:line>
        </draw:g>
        <draw:g>
          <draw:line draw:style-name="gr5" draw:text-style-name="P1" draw:layer="layout" svg:x1="-16.385cm" svg:y1="5.637cm" svg:x2="-16.385cm" svg:y2="6.893cm">
            <text:p text:style-name="P4"/>
          </draw:line>
          <draw:line draw:style-name="gr5" draw:text-style-name="P1" draw:layer="layout" svg:x1="-17.024cm" svg:y1="5.416cm" svg:x2="-17.024cm" svg:y2="6.188cm">
            <text:p text:style-name="P4"/>
          </draw:line>
          <draw:line draw:style-name="gr5" draw:text-style-name="P1" draw:layer="layout" svg:x1="-17.024cm" svg:y1="5.416cm" svg:x2="-16.385cm" svg:y2="5.637cm">
            <text:p text:style-name="P4"/>
          </draw:line>
          <draw:line draw:style-name="gr5" draw:text-style-name="P1" draw:layer="layout" svg:x1="-17.024cm" svg:y1="7.137cm" svg:x2="-16.385cm" svg:y2="6.916cm">
            <text:p text:style-name="P4"/>
          </draw:line>
          <draw:line draw:style-name="gr5" draw:text-style-name="P1" draw:layer="layout" svg:x1="-17.024cm" svg:y1="6.366cm" svg:x2="-17.024cm" svg:y2="7.115cm">
            <text:p text:style-name="P4"/>
          </draw:line>
          <draw:line draw:style-name="gr5" draw:text-style-name="P1" draw:layer="layout" svg:x1="-17.024cm" svg:y1="6.188cm" svg:x2="-16.846cm" svg:y2="6.28cm">
            <text:p text:style-name="P4"/>
          </draw:line>
          <draw:line draw:style-name="gr5" draw:text-style-name="P1" draw:layer="layout" svg:x1="-17.024cm" svg:y1="6.366cm" svg:x2="-16.846cm" svg:y2="6.274cm">
            <text:p text:style-name="P4"/>
          </draw:line>
          <draw:line draw:style-name="gr5" draw:text-style-name="P1" draw:layer="layout" svg:x1="-16.648cm" svg:y1="6.174cm" svg:x2="-16.648cm" svg:y2="6.39cm">
            <text:p text:style-name="P4"/>
          </draw:line>
          <draw:line draw:style-name="gr5" draw:text-style-name="P1" draw:layer="layout" svg:x1="-16.717cm" svg:y1="6.275cm" svg:x2="-16.569cm" svg:y2="6.275cm">
            <text:p text:style-name="P4"/>
          </draw:line>
        </draw:g>
        <draw:custom-shape draw:style-name="gr6" draw:text-style-name="P3" draw:layer="layout" svg:width="1.968cm" svg:height="0.546cm" svg:x="17.207cm" svg:y="-6.743cm">
          <text:p text:style-name="P2"><text:span text:style-name="T1">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968cm" svg:height="0.546cm" svg:x="17.2cm" svg:y="-8.096cm">
          <text:p text:style-name="P2"><text:span text:style-name="T1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905cm" svg:height="1.27cm" draw:transform="rotate (3.1415926535892) translate (22.432cm 11.765cm)">
          <text:p text:style-name="P4"/>
          <draw:enhanced-geometry draw:glue-point-type="segments" draw:type="mso-spt100" draw:modifiers="-90.0146874591962 90.01559068793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1" draw:layer="layout" svg:width="5.683cm" svg:height="0.839cm" svg:x="20.173cm" svg:y="-0.615cm">
          <text:p text:style-name="P4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683cm" svg:height="0.839cm" svg:x="20.173cm" svg:y="0.451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658cm" svg:height="1.038cm" svg:x="22.294cm" svg:y="-2.572cm">
          <draw:text-box>
            <text:p text:style-name="P4">wen</text:p>
          </draw:text-box>
        </draw:frame>
        <draw:frame draw:style-name="gr10" draw:text-style-name="P4" draw:layer="layout" svg:width="1.412cm" svg:height="1.038cm" svg:x="24.823cm" svg:y="-2.645cm">
          <draw:text-box>
            <text:p text:style-name="P4">ren</text:p>
          </draw:text-box>
        </draw:frame>
        <draw:custom-shape draw:style-name="gr8" draw:text-style-name="P1" draw:layer="layout" svg:width="3.81cm" svg:height="1.97cm" svg:x="28.603cm" svg:y="-6.085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966cm" svg:height="1.038cm" svg:x="28.612cm" svg:y="-6.077cm">
          <draw:text-box>
            <text:p text:style-name="P4">classifier</text:p>
          </draw:text-box>
        </draw:frame>
        <draw:frame draw:style-name="gr9" draw:text-style-name="P4" draw:layer="layout" svg:width="2.945cm" svg:height="1.038cm" svg:x="19.938cm" svg:y="-1.71cm">
          <draw:text-box>
            <text:p text:style-name="P4">shift_reg</text:p>
          </draw:text-box>
        </draw:frame>
        <draw:frame draw:style-name="gr9" draw:text-style-name="P5" draw:layer="layout" svg:width="4.591cm" svg:height="1.038cm" svg:x="20.773cm" svg:y="0.395cm">
          <draw:text-box>
            <text:p text:style-name="P4">status_sample</text:p>
          </draw:text-box>
        </draw:frame>
        <draw:frame draw:style-name="gr9" draw:text-style-name="P4" draw:layer="layout" svg:width="4.13cm" svg:height="1.038cm" svg:x="20.808cm" svg:y="-0.72cm">
          <draw:text-box>
            <text:p text:style-name="P4">data_sample</text:p>
          </draw:text-box>
        </draw:frame>
        <draw:frame draw:style-name="gr10" draw:text-style-name="P4" draw:layer="layout" svg:width="1.205cm" svg:height="1.038cm" svg:x="29.598cm" svg:y="-7.077cm">
          <draw:text-box>
            <text:p text:style-name="P4">en</text:p>
          </draw:text-box>
        </draw:frame>
        <draw:g>
          <draw:custom-shape draw:style-name="gr11" draw:text-style-name="P1" draw:layer="layout" svg:width="1.622cm" svg:height="2.216cm" svg:x="33.418cm" svg:y="-0.975cm">
            <text:p text:style-name="P4"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33.572cm" svg:y1="1.24cm" svg:x2="33.736cm" svg:y2="1.094cm">
            <text:p text:style-name="P4"/>
          </draw:line>
          <draw:line draw:style-name="gr5" draw:text-style-name="P1" draw:layer="layout" svg:x1="33.906cm" svg:y1="1.241cm" svg:x2="33.742cm" svg:y2="1.095cm">
            <text:p text:style-name="P4"/>
          </draw:line>
          <draw:custom-shape draw:style-name="gr11" draw:text-style-name="P1" draw:layer="layout" svg:width="1.622cm" svg:height="2.216cm" svg:x="33.419cm" svg:y="-0.975cm">
            <text:p text:style-name="P4"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33.573cm" svg:y1="1.24cm" svg:x2="33.737cm" svg:y2="1.094cm">
            <text:p text:style-name="P4"/>
          </draw:line>
          <draw:line draw:style-name="gr5" draw:text-style-name="P1" draw:layer="layout" svg:x1="33.907cm" svg:y1="1.241cm" svg:x2="33.743cm" svg:y2="1.095cm">
            <text:p text:style-name="P4"/>
          </draw:line>
        </draw:g>
        <draw:polyline draw:style-name="gr12" draw:text-style-name="P1" draw:layer="layout" svg:width="7.541cm" svg:height="2.494cm" draw:transform="skewX (-0.0609119908945906) rotate (-1.21963608129459) translate (29.039cm -4.115cm)" svg:viewBox="0 0 7542 2495" draw:points="0,-57365 6654,-54870 7542,-56947">
          <text:p text:style-name="P4"/>
        </draw:polyline>
        <draw:polyline draw:style-name="gr12" draw:text-style-name="P1" draw:layer="layout" svg:width="6.422cm" svg:height="2.933cm" draw:transform="skewX (0.0244346095279159) rotate (-0.575784120234006) translate (26.2312718359631cm 0.296951125016948cm)" svg:viewBox="0 0 6423 2934" draw:points="0,-27415 988,-28067 2965,-25133 6423,-27415">
          <text:p text:style-name="P4"/>
        </draw:polyline>
        <draw:line draw:style-name="gr13" draw:text-style-name="P1" draw:layer="layout" svg:x1="32.148cm" svg:y1="3.61cm" svg:x2="33.418cm" svg:y2="3.61cm">
          <text:p text:style-name="P4"/>
        </draw:line>
        <draw:line draw:style-name="gr13" draw:text-style-name="P1" draw:layer="layout" svg:x1="25.833cm" svg:y1="-0.293cm" svg:x2="33.418cm" svg:y2="-0.296cm">
          <text:p text:style-name="P4"/>
        </draw:line>
        <draw:line draw:style-name="gr13" draw:text-style-name="P1" draw:layer="layout" svg:x1="13.755cm" svg:y1="-0.307cm" svg:x2="19.771cm" svg:y2="-0.307cm">
          <text:p text:style-name="P4"/>
        </draw:line>
        <draw:line draw:style-name="gr13" draw:text-style-name="P1" draw:layer="layout" svg:x1="13.795cm" svg:y1="0.821cm" svg:x2="19.811cm" svg:y2="0.821cm">
          <text:p text:style-name="P4"/>
        </draw:line>
        <draw:polyline draw:style-name="gr14" draw:text-style-name="P1" draw:layer="layout" svg:width="2.892cm" svg:height="1.009cm" draw:transform="skewX (-0.928689694986007) rotate (-1.18420589747912) translate (21.3922903482946cm -7.54649939099675cm)" svg:viewBox="0 0 2893 1010" draw:points="0,-45116 353,-45318 1484,-44308 2893,-45116">
          <text:p text:style-name="P4"/>
        </draw:polyline>
        <draw:path draw:style-name="gr15" draw:text-style-name="P1" draw:layer="layout" svg:width="0.99cm" svg:height="1.467cm" draw:transform="skewX (-0.0006981317007976) rotate (3.13862559386081) translate (23.2753318598062cm -3.38906141316385cm)" svg:viewBox="0 0 991 1468" svg:d="m991 8384c-17 0-34 0-50 0-17-2-34-3-50-3-17-2-34-3-50-5s-33-4-50-7c-15-3-32-6-48-8-16-3-33-6-49-10s-31-8-47-12-31-9-46-14c-16-5-32-11-46-16-15-5-30-11-45-17s-29-12-44-18c-13-7-27-14-41-21-14-8-27-14-40-22-14-8-26-15-40-23-12-9-24-17-37-26-12-8-24-17-35-26-12-9-23-18-34-27-10-10-21-20-31-29-10-10-21-19-30-30s-19-21-28-31c-8-10-17-21-26-32-7-11-15-22-22-33-8-11-14-23-22-34-6-11-12-23-18-34-5-12-11-24-17-36-4-11-9-23-13-35s-8-24-12-36c-3-13-5-25-9-37-1-12-4-25-6-37-1-12-3-25-4-37 0-12 0-25-1-37 1-12 1-25 1-37 2-12 3-25 4-37 2-12 5-25 6-37 4-12 6-25 9-37 4-12 8-24 12-36s9-24 13-35c6-12 11-24 16-36 7-11 13-23 19-35 7-10 14-22 21-33 8-11 15-22 23-33s18-22 26-33c9-10 17-21 27-31s20-19 31-29c10-10 20-19 31-29 11-9 23-18 33-28 12-9 24-17 36-26s25-17 37-25c13-8 26-16 39-23 13-8 27-15 41-23 13-6 27-14 41-20s29-12 43-19c15-6 30-11 45-17 15-5 30-10 46-16 16-5 30-9 46-14 16-4 32-8 48-12 16-3 32-6 48-10 16-3 33-6 49-8 17-3 33-5 49-7 17-1 33-3 50-4 16-2 33-3 50-3 17-1 34-1 50-2 0 245-192 236-192 720s193 504 193 748z">
          <text:p text:style-name="P4"/>
        </draw:path>
        <draw:line draw:style-name="gr16" draw:text-style-name="P1" draw:layer="layout" svg:x1="13.755cm" svg:y1="-3.807cm" svg:x2="22.45cm" svg:y2="-3.805cm">
          <text:p text:style-name="P4"/>
        </draw:line>
        <draw:line draw:style-name="gr13" draw:text-style-name="P1" draw:layer="layout" svg:x1="19.207cm" svg:y1="-7.842cm" svg:x2="19.949cm" svg:y2="-7.856cm">
          <text:p text:style-name="P4"/>
        </draw:line>
        <draw:polyline draw:style-name="gr16" draw:text-style-name="P1" draw:layer="layout" svg:width="10.436cm" svg:height="1.038cm" draw:transform="skewX (-0.0607374579693912) rotate (-0.100181899065642) translate (20.7540340596266cm -8.25975896238782cm)" svg:viewBox="0 0 10437 1039" draw:points="0,-19549 10396,-20588 10437,-19553">
          <text:p text:style-name="P4"/>
        </draw:polyline>
        <draw:frame draw:style-name="gr9" draw:text-style-name="P4" draw:layer="layout" svg:width="2.437cm" svg:height="1.038cm" svg:x="20.679cm" svg:y="-8.155cm">
          <draw:text-box>
            <text:p text:style-name="P4">out_en</text:p>
          </draw:text-box>
        </draw:frame>
        <draw:polyline draw:style-name="gr16" draw:text-style-name="P1" draw:layer="layout" svg:width="2.555cm" svg:height="0.837cm" draw:transform="skewX (-0.854338668851063) rotate (-1.21265476428662) translate (23.7251190745058cm -5.29463848909217cm)" svg:viewBox="0 0 2556 838" draw:points="0,-47313 1278,-48151 2556,-47313">
          <text:p text:style-name="P4"/>
        </draw:polyline>
        <draw:line draw:style-name="gr16" draw:text-style-name="P1" draw:layer="layout" svg:x1="24.723cm" svg:y1="-7.22cm" svg:x2="24.718cm" svg:y2="-1.671cm">
          <text:p text:style-name="P4"/>
        </draw:line>
        <draw:g>
          <draw:line draw:style-name="gr5" draw:text-style-name="P1" draw:layer="layout" svg:x1="32.12cm" svg:y1="2.961cm" svg:x2="32.12cm" svg:y2="4.402cm">
            <text:p text:style-name="P4"/>
          </draw:line>
          <draw:line draw:style-name="gr5" draw:text-style-name="P1" draw:layer="layout" svg:x1="31.204cm" svg:y1="2.708cm" svg:x2="31.204cm" svg:y2="3.593cm">
            <text:p text:style-name="P4"/>
          </draw:line>
          <draw:line draw:style-name="gr5" draw:text-style-name="P1" draw:layer="layout" svg:x1="31.204cm" svg:y1="2.708cm" svg:x2="32.12cm" svg:y2="2.961cm">
            <text:p text:style-name="P4"/>
          </draw:line>
          <draw:line draw:style-name="gr5" draw:text-style-name="P1" draw:layer="layout" svg:x1="31.204cm" svg:y1="4.682cm" svg:x2="32.12cm" svg:y2="4.429cm">
            <text:p text:style-name="P4"/>
          </draw:line>
          <draw:line draw:style-name="gr5" draw:text-style-name="P1" draw:layer="layout" svg:x1="31.204cm" svg:y1="3.798cm" svg:x2="31.204cm" svg:y2="4.657cm">
            <text:p text:style-name="P4"/>
          </draw:line>
          <draw:line draw:style-name="gr5" draw:text-style-name="P1" draw:layer="layout" svg:x1="31.204cm" svg:y1="3.593cm" svg:x2="31.459cm" svg:y2="3.699cm">
            <text:p text:style-name="P4"/>
          </draw:line>
          <draw:line draw:style-name="gr5" draw:text-style-name="P1" draw:layer="layout" svg:x1="31.204cm" svg:y1="3.798cm" svg:x2="31.459cm" svg:y2="3.692cm">
            <text:p text:style-name="P4"/>
          </draw:line>
          <draw:line draw:style-name="gr5" draw:text-style-name="P1" draw:layer="layout" svg:x1="31.744cm" svg:y1="3.578cm" svg:x2="31.744cm" svg:y2="3.826cm">
            <text:p text:style-name="P4"/>
          </draw:line>
          <draw:line draw:style-name="gr5" draw:text-style-name="P1" draw:layer="layout" svg:x1="31.645cm" svg:y1="3.693cm" svg:x2="31.858cm" svg:y2="3.693cm">
            <text:p text:style-name="P4"/>
          </draw:line>
        </draw:g>
        <draw:frame draw:style-name="gr10" draw:text-style-name="P4" draw:layer="layout" svg:width="1.205cm" svg:height="1.038cm" svg:x="34.083cm" svg:y="-1.905cm">
          <draw:text-box>
            <text:p text:style-name="P4">en</text:p>
          </draw:text-box>
        </draw:frame>
        <draw:frame draw:style-name="gr10" draw:text-style-name="P4" draw:layer="layout" svg:width="1.205cm" svg:height="1.038cm" svg:x="33.983cm" svg:y="1.905cm">
          <draw:text-box>
            <text:p text:style-name="P4">en</text:p>
          </draw:text-box>
        </draw:frame>
        <draw:polyline draw:style-name="gr16" draw:text-style-name="P1" draw:layer="layout" svg:width="8.026cm" svg:height="3.993cm" draw:transform="skewX (0.135263017029535) rotate (-0.890816050218924) translate (32.4151744392733cm -9.30850545006288cm)" svg:viewBox="0 0 8027 3994" draw:points="0,-58123 2686,-62117 8027,-58226">
          <text:p text:style-name="P4"/>
        </draw:polyline>
        <draw:line draw:style-name="gr13" draw:text-style-name="P1" draw:layer="layout" svg:x1="19.215cm" svg:y1="-6.52cm" svg:x2="19.957cm" svg:y2="-6.534cm">
          <text:p text:style-name="P4"/>
        </draw:line>
        <draw:polyline draw:style-name="gr16" draw:text-style-name="P1" draw:layer="layout" svg:width="2.53cm" svg:height="1.151cm" draw:transform="skewX (0.418529954628161) rotate (-1.00077179309455) translate (27.4429764895618cm 16.4356366425109cm)" svg:viewBox="0 0 2531 1152" draw:points="0,-27317 226,-28469 2531,-27319">
          <text:p text:style-name="P4"/>
        </draw:polyline>
        <draw:line draw:style-name="gr13" draw:text-style-name="P1" draw:layer="layout" svg:x1="19.191cm" svg:y1="11.455cm" svg:x2="21.453cm" svg:y2="11.455cm">
          <text:p text:style-name="P4"/>
        </draw:line>
        <draw:frame draw:style-name="gr17" draw:text-style-name="P5" draw:layer="layout" svg:width="1.734cm" svg:height="0.692cm" svg:x="17.443cm" svg:y="11.095cm">
          <draw:text-box>
            <text:p text:style-name="P4"><text:span text:style-name="T2">mask_1</text:span></text:p>
          </draw:text-box>
        </draw:frame>
        <draw:custom-shape draw:style-name="gr7" draw:text-style-name="P1" draw:layer="layout" svg:width="1.905cm" svg:height="1.27cm" draw:transform="rotate (3.1415926535892) translate (22.432cm 14.005cm)">
          <text:p text:style-name="P4"/>
          <draw:enhanced-geometry draw:glue-point-type="segments" draw:type="mso-spt100" draw:modifiers="-90.0146874591962 90.01559068793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3" draw:text-style-name="P1" draw:layer="layout" svg:x1="19.191cm" svg:y1="13.695cm" svg:x2="21.453cm" svg:y2="13.695cm">
          <text:p text:style-name="P4"/>
        </draw:line>
        <draw:frame draw:style-name="gr17" draw:text-style-name="P5" draw:layer="layout" svg:width="1.734cm" svg:height="0.692cm" svg:x="17.443cm" svg:y="13.335cm">
          <draw:text-box>
            <text:p text:style-name="P4"><text:span text:style-name="T2">mask_2</text:span></text:p>
          </draw:text-box>
        </draw:frame>
        <draw:custom-shape draw:style-name="gr7" draw:text-style-name="P1" draw:layer="layout" svg:width="1.905cm" svg:height="1.27cm" draw:transform="rotate (3.1415926535892) translate (22.432cm 16.945cm)">
          <text:p text:style-name="P4"/>
          <draw:enhanced-geometry draw:glue-point-type="segments" draw:type="mso-spt100" draw:modifiers="-90.0146874591962 90.01559068793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3" draw:text-style-name="P1" draw:layer="layout" svg:x1="19.191cm" svg:y1="16.635cm" svg:x2="21.453cm" svg:y2="16.635cm">
          <text:p text:style-name="P4"/>
        </draw:line>
        <draw:frame draw:style-name="gr17" draw:text-style-name="P5" draw:layer="layout" svg:width="1.734cm" svg:height="0.692cm" svg:x="17.443cm" svg:y="16.275cm">
          <draw:text-box>
            <text:p text:style-name="P4"><text:span text:style-name="T2">mask_n</text:span></text:p>
          </draw:text-box>
        </draw:frame>
        <draw:frame draw:style-name="gr18" draw:text-style-name="P5" draw:layer="layout" svg:width="2.509cm" svg:height="0.692cm" svg:x="17.443cm" svg:y="9.49cm">
          <draw:text-box>
            <text:p text:style-name="P4"><text:span text:style-name="T2">data_sample</text:span></text:p>
          </draw:text-box>
        </draw:frame>
        <draw:polyline draw:style-name="gr12" draw:text-style-name="P1" draw:layer="layout" svg:width="5.443cm" svg:height="1.388cm" draw:transform="skewX (0.260228591472305) rotate (-1.83852983405167) translate (28.4701676237479cm -5.57996318147101cm)" svg:viewBox="0 0 5444 1389" draw:points="5444,-51959 751,-50570 0,-51959">
          <text:p text:style-name="P4"/>
        </draw:polyline>
        <draw:polyline draw:style-name="gr12" draw:text-style-name="P1" draw:layer="layout" svg:width="1.341cm" svg:height="0.469cm" draw:transform="skewX (1.17321032319037) rotate (-0.384146968365066) translate (20.421cm 15.503cm)" svg:viewBox="0 0 1342 470" draw:points="0,13440 0,13440 1309,13910 1342,13559">
          <text:p text:style-name="P4"/>
        </draw:polyline>
        <draw:line draw:style-name="gr13" draw:text-style-name="P1" draw:layer="layout" svg:x1="20.454cm" svg:y1="10.753cm" svg:x2="21.465cm" svg:y2="10.753cm">
          <text:p text:style-name="P4"/>
        </draw:line>
        <draw:line draw:style-name="gr13" draw:text-style-name="P1" draw:layer="layout" svg:x1="20.413cm" svg:y1="12.967cm" svg:x2="21.489cm" svg:y2="12.97cm">
          <text:p text:style-name="P4"/>
        </draw:line>
        <draw:g>
          <draw:line draw:style-name="gr5" draw:text-style-name="P1" draw:layer="layout" svg:x1="26.198cm" svg:y1="10.859cm" svg:x2="26.198cm" svg:y2="12.15cm">
            <text:p text:style-name="P4"/>
          </draw:line>
          <draw:line draw:style-name="gr5" draw:text-style-name="P1" draw:layer="layout" svg:x1="25.467cm" svg:y1="10.632cm" svg:x2="25.467cm" svg:y2="11.425cm">
            <text:p text:style-name="P4"/>
          </draw:line>
          <draw:line draw:style-name="gr5" draw:text-style-name="P1" draw:layer="layout" svg:x1="25.467cm" svg:y1="10.632cm" svg:x2="26.198cm" svg:y2="10.859cm">
            <text:p text:style-name="P4"/>
          </draw:line>
          <draw:line draw:style-name="gr5" draw:text-style-name="P1" draw:layer="layout" svg:x1="25.467cm" svg:y1="12.4cm" svg:x2="26.198cm" svg:y2="12.173cm">
            <text:p text:style-name="P4"/>
          </draw:line>
          <draw:line draw:style-name="gr5" draw:text-style-name="P1" draw:layer="layout" svg:x1="25.467cm" svg:y1="11.608cm" svg:x2="25.467cm" svg:y2="12.377cm">
            <text:p text:style-name="P4"/>
          </draw:line>
          <draw:line draw:style-name="gr5" draw:text-style-name="P1" draw:layer="layout" svg:x1="25.467cm" svg:y1="11.425cm" svg:x2="25.671cm" svg:y2="11.52cm">
            <text:p text:style-name="P4"/>
          </draw:line>
          <draw:line draw:style-name="gr5" draw:text-style-name="P1" draw:layer="layout" svg:x1="25.467cm" svg:y1="11.608cm" svg:x2="25.671cm" svg:y2="11.513cm">
            <text:p text:style-name="P4"/>
          </draw:line>
          <draw:line draw:style-name="gr5" draw:text-style-name="P1" draw:layer="layout" svg:x1="25.83cm" svg:y1="11.482cm" svg:x2="25.972cm" svg:y2="11.482cm">
            <text:p text:style-name="P4"/>
          </draw:line>
          <draw:line draw:style-name="gr5" draw:text-style-name="P1" draw:layer="layout" svg:x1="25.838cm" svg:y1="11.568cm" svg:x2="25.98cm" svg:y2="11.568cm">
            <text:p text:style-name="P4"/>
          </draw:line>
          <draw:line draw:style-name="gr5" draw:text-style-name="P1" draw:layer="layout" svg:x1="25.827cm" svg:y1="11.568cm" svg:x2="25.969cm" svg:y2="11.568cm">
            <text:p text:style-name="P4"/>
          </draw:line>
        </draw:g>
        <draw:g>
          <draw:line draw:style-name="gr5" draw:text-style-name="P1" draw:layer="layout" svg:x1="26.198cm" svg:y1="13.099cm" svg:x2="26.198cm" svg:y2="14.39cm">
            <text:p text:style-name="P4"/>
          </draw:line>
          <draw:line draw:style-name="gr5" draw:text-style-name="P1" draw:layer="layout" svg:x1="25.467cm" svg:y1="12.872cm" svg:x2="25.467cm" svg:y2="13.665cm">
            <text:p text:style-name="P4"/>
          </draw:line>
          <draw:line draw:style-name="gr5" draw:text-style-name="P1" draw:layer="layout" svg:x1="25.467cm" svg:y1="12.872cm" svg:x2="26.198cm" svg:y2="13.099cm">
            <text:p text:style-name="P4"/>
          </draw:line>
          <draw:line draw:style-name="gr5" draw:text-style-name="P1" draw:layer="layout" svg:x1="25.467cm" svg:y1="14.64cm" svg:x2="26.198cm" svg:y2="14.413cm">
            <text:p text:style-name="P4"/>
          </draw:line>
          <draw:line draw:style-name="gr5" draw:text-style-name="P1" draw:layer="layout" svg:x1="25.467cm" svg:y1="13.848cm" svg:x2="25.467cm" svg:y2="14.617cm">
            <text:p text:style-name="P4"/>
          </draw:line>
          <draw:line draw:style-name="gr5" draw:text-style-name="P1" draw:layer="layout" svg:x1="25.467cm" svg:y1="13.665cm" svg:x2="25.671cm" svg:y2="13.76cm">
            <text:p text:style-name="P4"/>
          </draw:line>
          <draw:line draw:style-name="gr5" draw:text-style-name="P1" draw:layer="layout" svg:x1="25.467cm" svg:y1="13.848cm" svg:x2="25.671cm" svg:y2="13.753cm">
            <text:p text:style-name="P4"/>
          </draw:line>
          <draw:line draw:style-name="gr5" draw:text-style-name="P1" draw:layer="layout" svg:x1="25.83cm" svg:y1="13.722cm" svg:x2="25.972cm" svg:y2="13.722cm">
            <text:p text:style-name="P4"/>
          </draw:line>
          <draw:line draw:style-name="gr5" draw:text-style-name="P1" draw:layer="layout" svg:x1="25.838cm" svg:y1="13.808cm" svg:x2="25.98cm" svg:y2="13.808cm">
            <text:p text:style-name="P4"/>
          </draw:line>
          <draw:line draw:style-name="gr5" draw:text-style-name="P1" draw:layer="layout" svg:x1="25.827cm" svg:y1="13.808cm" svg:x2="25.969cm" svg:y2="13.808cm">
            <text:p text:style-name="P4"/>
          </draw:line>
        </draw:g>
        <draw:g>
          <draw:line draw:style-name="gr5" draw:text-style-name="P1" draw:layer="layout" svg:x1="26.198cm" svg:y1="16.039cm" svg:x2="26.198cm" svg:y2="17.33cm">
            <text:p text:style-name="P4"/>
          </draw:line>
          <draw:line draw:style-name="gr5" draw:text-style-name="P1" draw:layer="layout" svg:x1="25.467cm" svg:y1="15.812cm" svg:x2="25.467cm" svg:y2="16.605cm">
            <text:p text:style-name="P4"/>
          </draw:line>
          <draw:line draw:style-name="gr5" draw:text-style-name="P1" draw:layer="layout" svg:x1="25.467cm" svg:y1="15.812cm" svg:x2="26.198cm" svg:y2="16.039cm">
            <text:p text:style-name="P4"/>
          </draw:line>
          <draw:line draw:style-name="gr5" draw:text-style-name="P1" draw:layer="layout" svg:x1="25.467cm" svg:y1="17.58cm" svg:x2="26.198cm" svg:y2="17.353cm">
            <text:p text:style-name="P4"/>
          </draw:line>
          <draw:line draw:style-name="gr5" draw:text-style-name="P1" draw:layer="layout" svg:x1="25.467cm" svg:y1="16.788cm" svg:x2="25.467cm" svg:y2="17.557cm">
            <text:p text:style-name="P4"/>
          </draw:line>
          <draw:line draw:style-name="gr5" draw:text-style-name="P1" draw:layer="layout" svg:x1="25.467cm" svg:y1="16.605cm" svg:x2="25.671cm" svg:y2="16.7cm">
            <text:p text:style-name="P4"/>
          </draw:line>
          <draw:line draw:style-name="gr5" draw:text-style-name="P1" draw:layer="layout" svg:x1="25.467cm" svg:y1="16.788cm" svg:x2="25.671cm" svg:y2="16.693cm">
            <text:p text:style-name="P4"/>
          </draw:line>
          <draw:line draw:style-name="gr5" draw:text-style-name="P1" draw:layer="layout" svg:x1="25.83cm" svg:y1="16.662cm" svg:x2="25.972cm" svg:y2="16.662cm">
            <text:p text:style-name="P4"/>
          </draw:line>
          <draw:line draw:style-name="gr5" draw:text-style-name="P1" draw:layer="layout" svg:x1="25.838cm" svg:y1="16.748cm" svg:x2="25.98cm" svg:y2="16.748cm">
            <text:p text:style-name="P4"/>
          </draw:line>
          <draw:line draw:style-name="gr5" draw:text-style-name="P1" draw:layer="layout" svg:x1="25.827cm" svg:y1="16.748cm" svg:x2="25.969cm" svg:y2="16.748cm">
            <text:p text:style-name="P4"/>
          </draw:line>
        </draw:g>
        <draw:line draw:style-name="gr13" draw:text-style-name="P1" draw:layer="layout" svg:x1="22.432cm" svg:y1="11.067cm" svg:x2="25.467cm" svg:y2="11.067cm">
          <text:p text:style-name="P4"/>
        </draw:line>
        <draw:line draw:style-name="gr13" draw:text-style-name="P1" draw:layer="layout" svg:x1="22.432cm" svg:y1="13.371cm" svg:x2="25.467cm" svg:y2="13.371cm">
          <text:p text:style-name="P4"/>
        </draw:line>
        <draw:line draw:style-name="gr13" draw:text-style-name="P1" draw:layer="layout" svg:x1="22.432cm" svg:y1="16.268cm" svg:x2="25.467cm" svg:y2="16.268cm">
          <text:p text:style-name="P4"/>
        </draw:line>
        <draw:line draw:style-name="gr13" draw:text-style-name="P1" draw:layer="layout" svg:x1="24.544cm" svg:y1="11.988cm" svg:x2="25.467cm" svg:y2="11.988cm">
          <text:p text:style-name="P4"/>
        </draw:line>
        <draw:frame draw:style-name="gr19" draw:text-style-name="P5" draw:layer="layout" svg:width="1.526cm" svg:height="0.692cm" svg:x="23.031cm" svg:y="11.608cm">
          <draw:text-box>
            <text:p text:style-name="P4"><text:span text:style-name="T2">key_1</text:span></text:p>
          </draw:text-box>
        </draw:frame>
        <draw:line draw:style-name="gr13" draw:text-style-name="P1" draw:layer="layout" svg:x1="24.544cm" svg:y1="14.233cm" svg:x2="25.467cm" svg:y2="14.233cm">
          <text:p text:style-name="P4"/>
        </draw:line>
        <draw:frame draw:style-name="gr19" draw:text-style-name="P5" draw:layer="layout" svg:width="1.526cm" svg:height="0.692cm" svg:x="23.031cm" svg:y="13.853cm">
          <draw:text-box>
            <text:p text:style-name="P4"><text:span text:style-name="T2">key_2</text:span></text:p>
          </draw:text-box>
        </draw:frame>
        <draw:line draw:style-name="gr13" draw:text-style-name="P1" draw:layer="layout" svg:x1="24.544cm" svg:y1="17.168cm" svg:x2="25.467cm" svg:y2="17.168cm">
          <text:p text:style-name="P4"/>
        </draw:line>
        <draw:frame draw:style-name="gr19" draw:text-style-name="P5" draw:layer="layout" svg:width="1.526cm" svg:height="0.692cm" svg:x="23.031cm" svg:y="16.788cm">
          <draw:text-box>
            <text:p text:style-name="P4"><text:span text:style-name="T2">key_n</text:span></text:p>
          </draw:text-box>
        </draw:frame>
        <draw:polyline draw:style-name="gr20" draw:text-style-name="P1" draw:layer="layout" svg:width="4.136cm" svg:height="0.441cm" draw:transform="skewX (-0.877900613752982) rotate (1.67830860871743) translate (20.4132072975549cm 13.9046872884925cm)" svg:viewBox="0 0 4137 442" draw:points="0,37607 3566,38049 4137,37614">
          <text:p text:style-name="P4"/>
        </draw:polyline>
        <draw:line draw:style-name="gr21" draw:text-style-name="P1" draw:layer="layout" svg:x1="25.798cm" svg:y1="15.608cm" svg:x2="25.798cm" svg:y2="14.85cm">
          <text:p text:style-name="P4"/>
        </draw:line>
        <draw:polyline draw:style-name="gr16" draw:text-style-name="P1" draw:layer="layout" svg:width="5.209cm" svg:height="2.566cm" draw:transform="skewX (0.795521073058865) rotate (-0.6941174435192) translate (29.8537357203733cm 13.3456554427958cm)" svg:viewBox="0 0 5210 2567" draw:points="0,-15113 465,-17680 5210,-15118">
          <text:p text:style-name="P4"/>
        </draw:polyline>
        <draw:line draw:style-name="gr13" draw:text-style-name="P1" draw:layer="layout" svg:x1="35.425cm" svg:y1="16.081cm" svg:x2="36.748cm" svg:y2="16.081cm">
          <text:p text:style-name="P4"/>
        </draw:line>
        <draw:frame draw:style-name="gr10" draw:text-style-name="P4" draw:layer="layout" svg:width="1.383cm" svg:height="1.038cm" svg:x="29.27cm" svg:y="-3.893cm">
          <draw:text-box>
            <text:p text:style-name="P4">tag</text:p>
          </draw:text-box>
        </draw:frame>
        <draw:frame draw:style-name="gr22" draw:text-style-name="P5" draw:layer="layout" svg:width="3.087cm" svg:height="1.038cm" svg:x="13.755cm" svg:y="-0.14cm">
          <draw:text-box>
            <text:p text:style-name="P4">status_in</text:p>
          </draw:text-box>
        </draw:frame>
        <draw:frame draw:style-name="gr9" draw:text-style-name="P4" draw:layer="layout" svg:width="2.576cm" svg:height="1.038cm" svg:x="14.217cm" svg:y="-1.255cm">
          <draw:text-box>
            <text:p text:style-name="P4">data_in</text:p>
          </draw:text-box>
        </draw:frame>
        <draw:frame draw:style-name="gr9" draw:text-style-name="P4" draw:layer="layout" svg:width="3.376cm" svg:height="1.038cm" svg:x="13.415cm" svg:y="-4.73cm">
          <draw:text-box>
            <text:p text:style-name="P4">data_valid</text:p>
          </draw:text-box>
        </draw:frame>
        <draw:custom-shape draw:style-name="gr8" draw:text-style-name="P1" draw:layer="layout" svg:width="4.121cm" svg:height="1.79cm" svg:x="-5.712cm" svg:y="-6.055cm">
          <text:p text:style-name="P4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311cm" svg:height="2.151cm" svg:x="-4.79cm" svg:y="-10.165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869cm" svg:height="0.692cm" svg:x="-4.609cm" svg:y="-9.465cm">
          <draw:text-box>
            <text:p text:style-name="P4"><text:span text:style-name="T2">compare</text:span></text:p>
          </draw:text-box>
        </draw:frame>
        <draw:custom-shape draw:style-name="gr8" draw:text-style-name="P1" draw:layer="layout" svg:width="1.905cm" svg:height="1.176cm" draw:transform="rotate (3.1415926535892) translate (2.515cm -8.017cm)">
          <text:p text:style-name="P4"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0.61cm" svg:y1="-8.557cm" svg:x2="-2.447cm" svg:y2="-8.557cm">
          <text:p text:style-name="P4"/>
        </draw:line>
        <draw:frame draw:style-name="gr23" draw:text-style-name="P8" draw:layer="layout" svg:width="2.35cm" svg:height="0.692cm" svg:x="0.638cm" svg:y="-8.993cm">
          <draw:text-box>
            <text:p text:style-name="P7"><text:span text:style-name="T2">Counter</text:span></text:p>
          </draw:text-box>
        </draw:frame>
        <draw:custom-shape draw:style-name="gr8" draw:text-style-name="P1" draw:layer="layout" svg:width="4.765cm" svg:height="1.176cm" svg:x="-12.652cm" svg:y="-9.16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8" draw:layer="layout" svg:width="2.35cm" svg:height="1.133cm" svg:x="-11.302cm" svg:y="-9.159cm">
          <draw:text-box>
            <text:p text:style-name="P9"><text:span text:style-name="T2">Counter w/</text:span></text:p>
            <text:p text:style-name="P7"><text:span text:style-name="T2">offset</text:span></text:p>
          </draw:text-box>
        </draw:frame>
        <draw:line draw:style-name="gr13" draw:text-style-name="P1" draw:layer="layout" svg:x1="-7.887cm" svg:y1="-8.62cm" svg:x2="-4.79cm" svg:y2="-8.62cm">
          <text:p text:style-name="P4"/>
        </draw:line>
        <draw:polyline draw:style-name="gr12" draw:text-style-name="P1" draw:layer="layout" svg:width="3.048cm" svg:height="2.239cm" draw:transform="skewX (0.638266907454206) rotate (-0.890117918518127) translate (-7.63057204708935cm -8.02473868335715cm)" svg:viewBox="0 0 3049 2240" draw:points="0,2532 0,2532 2902,4000 3049,1760">
          <text:p text:style-name="P4"/>
        </draw:polyline>
        <draw:polyline draw:style-name="gr12" draw:text-style-name="P1" draw:layer="layout" svg:width="4.033cm" svg:height="1.924cm" draw:transform="skewX (-0.926071701108016) rotate (0.620639082009066) translate (-2.35690879240075cm -5.67084802070335cm)" svg:viewBox="0 0 4034 1925" draw:points="4034,-11968 4034,-11968 98,-10043 0,-11472">
          <text:p text:style-name="P4"/>
        </draw:polyline>
        <draw:frame draw:style-name="gr9" draw:text-style-name="P6" draw:layer="layout" svg:width="1.78cm" svg:height="0.692cm" svg:x="-4.578cm" svg:y="-5.375cm">
          <draw:text-box>
            <text:p text:style-name="P4"><text:span text:style-name="T2">Memory</text:span></text:p>
          </draw:text-box>
        </draw:frame>
        <draw:frame draw:style-name="gr9" draw:text-style-name="P6" draw:layer="layout" svg:width="1.035cm" svg:height="0.692cm" svg:x="-0.377cm" svg:y="-9.23cm">
          <draw:text-box>
            <text:p text:style-name="P4"><text:span text:style-name="T2">rptr</text:span></text:p>
          </draw:text-box>
        </draw:frame>
        <draw:frame draw:style-name="gr9" draw:text-style-name="P6" draw:layer="layout" svg:width="1.129cm" svg:height="0.692cm" svg:x="0.805cm" svg:y="-8.082cm">
          <draw:text-box>
            <text:p text:style-name="P4"><text:span text:style-name="T2">radr</text:span></text:p>
          </draw:text-box>
        </draw:frame>
        <draw:frame draw:style-name="gr9" draw:text-style-name="P6" draw:layer="layout" svg:width="1.167cm" svg:height="0.692cm" svg:x="-7.887cm" svg:y="-9.301cm">
          <draw:text-box>
            <text:p text:style-name="P4"><text:span text:style-name="T2">wptr</text:span></text:p>
          </draw:text-box>
        </draw:frame>
        <draw:frame draw:style-name="gr9" draw:text-style-name="P6" draw:layer="layout" svg:width="1.264cm" svg:height="0.692cm" svg:x="-8.726cm" svg:y="-8.05cm">
          <draw:text-box>
            <text:p text:style-name="P4"><text:span text:style-name="T2">wadr</text:span></text:p>
          </draw:text-box>
        </draw:frame>
        <draw:g>
          <draw:custom-shape draw:style-name="gr11" draw:text-style-name="P1" draw:layer="layout" svg:width="0.813cm" svg:height="1.238cm" svg:x="-13.016cm" svg:y="-1.674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-12.939cm" svg:y1="-0.437cm" svg:x2="-12.857cm" svg:y2="-0.518cm">
            <text:p text:style-name="P4"/>
          </draw:line>
          <draw:line draw:style-name="gr5" draw:text-style-name="P1" draw:layer="layout" svg:x1="-12.772cm" svg:y1="-0.436cm" svg:x2="-12.854cm" svg:y2="-0.517cm">
            <text:p text:style-name="P4"/>
          </draw:line>
          <draw:custom-shape draw:style-name="gr11" draw:text-style-name="P1" draw:layer="layout" svg:width="0.813cm" svg:height="1.238cm" svg:x="-13.015cm" svg:y="-1.674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-12.938cm" svg:y1="-0.437cm" svg:x2="-12.856cm" svg:y2="-0.518cm">
            <text:p text:style-name="P4"/>
          </draw:line>
          <draw:line draw:style-name="gr5" draw:text-style-name="P1" draw:layer="layout" svg:x1="-12.771cm" svg:y1="-0.436cm" svg:x2="-12.853cm" svg:y2="-0.517cm">
            <text:p text:style-name="P4"/>
          </draw:line>
        </draw:g>
        <draw:frame draw:style-name="gr24" draw:text-style-name="P5" draw:layer="layout" svg:width="2.732cm" svg:height="0.692cm" svg:x="-11.844cm" svg:y="-1.515cm">
          <draw:text-box>
            <text:p text:style-name="P4"><text:span text:style-name="T2">pkt_err_reg</text:span></text:p>
          </draw:text-box>
        </draw:frame>
        <draw:custom-shape draw:style-name="gr7" draw:text-style-name="P1" draw:layer="layout" svg:width="1.744cm" svg:height="1.27cm" draw:transform="rotate (3.1415926535892) translate (-8.142cm -1.04cm)">
          <text:p text:style-name="P4"/>
          <draw:enhanced-geometry draw:mirror-horizontal="false" draw:mirror-vertical="false" draw:glue-point-type="segments" draw:type="mso-spt100" draw:modifiers="-90.0146874591962 90.01559068793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5" draw:text-style-name="P1" draw:layer="layout" svg:width="0.164cm" svg:height="0.165cm" svg:x="-9.187cm" svg:y="-2.07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1" draw:layer="layout" svg:width="0.164cm" svg:height="0.165cm" svg:x="-9.187cm" svg:y="-1.468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polyline draw:style-name="gr26" draw:text-style-name="P1" draw:layer="layout" svg:width="12.908cm" svg:height="10.861cm" draw:transform="skewX (-0.311541271480929) rotate (-2.35008583781111) translate (-2.68186190479818cm -8.56310282131925cm)" svg:viewBox="0 0 12909 10862" draw:points="0,18100 5735,26714 12909,21338 9256,15852">
          <text:p text:style-name="P4"/>
        </draw:polyline>
        <draw:line draw:style-name="gr16" draw:text-style-name="P1" draw:layer="layout" svg:x1="-12.203cm" svg:y1="-1.41cm" svg:x2="-9.247cm" svg:y2="-1.41cm">
          <text:p text:style-name="P4"/>
        </draw:line>
        <draw:frame draw:style-name="gr24" draw:text-style-name="P5" draw:layer="layout" svg:width="2.732cm" svg:height="0.692cm" svg:x="-6.307cm" svg:y="-10.2cm">
          <draw:text-box>
            <text:p text:style-name="P4"><text:span text:style-name="T2">fifo_full</text:span></text:p>
          </draw:text-box>
        </draw:frame>
        <draw:custom-shape draw:style-name="gr7" draw:text-style-name="P1" draw:layer="layout" svg:width="1.905cm" svg:height="1.27cm" draw:transform="rotate (3.1415926535892) translate (-6.137cm -0.728cm)">
          <text:p text:style-name="P4"/>
          <draw:enhanced-geometry draw:mirror-horizontal="false" draw:mirror-vertical="false" draw:glue-point-type="segments" draw:type="mso-spt100" draw:modifiers="-90.0146874591962 90.01559068793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6" draw:text-style-name="P1" draw:layer="layout" svg:x1="-8.142cm" svg:y1="-1.71cm" svg:x2="-7.077cm" svg:y2="-1.71cm">
          <text:p text:style-name="P4"/>
        </draw:line>
        <draw:polyline draw:style-name="gr16" draw:text-style-name="P1" draw:layer="layout" svg:width="11.694cm" svg:height="3.386cm" draw:transform="skewX (-0.286583063177415) rotate (0.313810199508521) translate (-19.028cm 1.4cm)" svg:viewBox="0 0 11695 3387" draw:points="0,-9084 9438,-5697 10835,-7953 11695,-7649">
          <text:p text:style-name="P4"/>
        </draw:polyline>
        <draw:frame draw:style-name="gr24" draw:text-style-name="P5" draw:layer="layout" svg:width="2.732cm" svg:height="0.692cm" svg:x="-18.892cm" svg:y="0.808cm">
          <draw:text-box>
            <text:p text:style-name="P4"><text:span text:style-name="T2">data_valid</text:span></text:p>
          </draw:text-box>
        </draw:frame>
        <draw:polyline draw:style-name="gr16" draw:text-style-name="P1" draw:layer="layout" svg:width="3.019cm" svg:height="0.711cm" draw:transform="skewX (0.225496539357625) rotate (1.32487943518865) translate (-6.137cm -1.336cm)" svg:viewBox="0 0 3020 712" draw:points="0,-12555 343,-11843 3020,-12555">
          <text:p text:style-name="P4"/>
        </draw:polyline>
        <draw:frame draw:style-name="gr9" draw:text-style-name="P6" draw:layer="layout" svg:width="1.145cm" svg:height="0.692cm" svg:x="-5.232cm" svg:y="-4.442cm">
          <draw:text-box>
            <text:p text:style-name="P4"><text:span text:style-name="T2">wen</text:span></text:p>
          </draw:text-box>
        </draw:frame>
        <draw:path draw:style-name="gr15" draw:text-style-name="P1" draw:layer="layout" svg:width="0.698cm" svg:height="1.001cm" draw:transform="skewX (-0.0010471975511964) rotate (3.13880012678601) translate (-16.4528758347575cm 0.126952473507268cm)" svg:viewBox="0 0 699 1002" svg:d="m699 656c-12 0-24 0-35-1-12 0-24-1-36-1-12-2-23-2-35-4-12-1-23-2-35-4-11-2-23-4-34-6-12-2-23-4-34-7-12-2-23-5-34-8s-22-6-33-9c-10-4-21-7-32-11s-21-8-32-12c-10-4-20-8-30-12-10-5-19-10-29-14-10-6-19-10-29-15-9-6-18-11-27-16-9-6-18-12-27-18-8-5-16-11-25-17-8-7-16-13-23-19-8-7-15-13-23-20-7-7-14-13-21-20s-13-14-19-21c-6-8-12-15-18-22-6-8-11-15-17-23-5-7-9-15-15-23-4-8-8-16-12-23-4-8-8-17-12-24-3-9-6-17-10-25-2-8-5-16-8-24-2-9-4-17-6-26-1-8-3-17-4-25s-2-17-3-25-1-17-1-25c0-9 0-17 1-26 1-8 2-17 3-25s3-17 4-25c2-8 4-17 6-25 3-9 6-17 8-25 4-8 7-16 10-24 4-8 8-16 12-24s8-16 13-24 9-15 15-23c5-7 10-15 16-22 6-8 12-15 18-23 6-7 13-14 19-21 7-7 14-13 21-20 8-7 15-13 23-20 8-6 16-12 23-19 9-6 17-12 26-17 8-6 17-12 26-18 9-5 18-10 27-16 10-5 19-9 29-15 10-4 19-9 29-14 10-4 20-8 31-12 10-4 21-8 31-12 11-4 22-7 32-11 11-3 22-6 33-9s23-6 34-9c11-2 23-4 34-6s23-4 34-6c12-2 24-3 35-5 12-1 23-2 35-3s24-1 36-2c12 0 23 0 35-1 0 167-135 161-135 491s135 344 135 511z">
          <text:p text:style-name="P4"/>
        </draw:path>
        <draw:custom-shape draw:style-name="gr7" draw:text-style-name="P1" draw:layer="layout" svg:width="-1.139cm" svg:height="-0.965cm" svg:x="-15.321cm" svg:y="0.666cm">
          <text:p text:style-name="P4"/>
          <draw:enhanced-geometry draw:mirror-horizontal="false" draw:mirror-vertical="false" draw:glue-point-type="segments" draw:type="mso-spt100" draw:modifiers="-90.0146874591962 90.01559068793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line draw:style-name="gr5" draw:text-style-name="P1" draw:layer="layout" svg:width="0.594cm" svg:height="0.183cm" draw:transform="skewX (0.417308224151765) rotate (-0.335103216384035) translate (-16.3916827764693cm -0.438434509934697cm)" svg:viewBox="0 0 595 184" draw:points="0,10034 196,9953 342,10137 595,10034">
          <text:p text:style-name="P4"/>
        </draw:polyline>
        <draw:line draw:style-name="gr16" draw:text-style-name="P1" draw:layer="layout" svg:x1="-18.01cm" svg:y1="-0.64cm" svg:x2="-17.052cm" svg:y2="-0.649cm">
          <text:p text:style-name="P4"/>
        </draw:line>
        <draw:polyline draw:style-name="gr16" draw:text-style-name="P1" draw:layer="layout" svg:width="136.843cm" svg:height="4.658cm" draw:transform="skewX (1.53641334053032) translate (-18.546cm -4.751cm)" svg:viewBox="0 0 136844 4659" draw:points="0,-9502 135450,-4843 136019,-4843 136016,-4843 136844,-4843">
          <text:p text:style-name="P4"/>
        </draw:polyline>
        <draw:frame draw:style-name="gr24" draw:text-style-name="P5" draw:layer="layout" svg:width="2.732cm" svg:height="0.692cm" svg:x="-18.884cm" svg:y="-0.172cm">
          <draw:text-box>
            <text:p text:style-name="P4"><text:span text:style-name="T2">pkt_err</text:span></text:p>
          </draw:text-box>
        </draw:frame>
        <draw:polyline draw:style-name="gr14" draw:text-style-name="P1" draw:layer="layout" svg:width="10.48cm" svg:height="4.881cm" draw:transform="skewX (-0.380656309859891) rotate (-2.14588231532781) translate (-12.3090506092935cm -9.43148649733224cm)" svg:viewBox="0 0 10481 4882" draw:points="0,31862 977,35800 10443,30937 10481,30918">
          <text:p text:style-name="P4"/>
        </draw:polyline>
        <draw:polyline draw:style-name="gr5" draw:text-style-name="P1" draw:layer="layout" svg:width="1.219cm" svg:height="0.611cm" draw:transform="skewX (-0.646469954938578) rotate (-2.26072498010901) translate (-15.4482502624068cm 0.458731796756748cm)" svg:viewBox="0 0 1220 612" draw:points="0,23609 18,23858 1220,23246">
          <text:p text:style-name="P4"/>
        </draw:polyline>
        <draw:line draw:style-name="gr13" draw:text-style-name="P1" draw:layer="layout" svg:x1="-21.47cm" svg:y1="-4.772cm" svg:x2="-5.712cm" svg:y2="-4.751cm">
          <text:p text:style-name="P4"/>
        </draw:line>
        <draw:frame draw:style-name="gr24" draw:text-style-name="P5" draw:layer="layout" svg:width="2.732cm" svg:height="0.692cm" svg:x="-21.29cm" svg:y="-5.441cm">
          <draw:text-box>
            <text:p text:style-name="P4"><text:span text:style-name="T2">data_in</text:span></text:p>
          </draw:text-box>
        </draw:frame>
        <draw:line draw:style-name="gr13" draw:text-style-name="P1" draw:layer="layout" svg:x1="-1.591cm" svg:y1="-4.699cm" svg:x2="5.792cm" svg:y2="-4.699cm">
          <text:p text:style-name="P4"/>
        </draw:line>
        <draw:frame draw:style-name="gr24" draw:text-style-name="P5" draw:layer="layout" svg:width="2.732cm" svg:height="0.692cm" svg:x="3.253cm" svg:y="-5.334cm">
          <draw:text-box>
            <text:p text:style-name="P4"><text:span text:style-name="T2">data_out</text:span></text:p>
          </draw:text-box>
        </draw:frame>
        <draw:line draw:style-name="gr16" draw:text-style-name="P1" draw:layer="layout" svg:x1="-2.479cm" svg:y1="-9.659cm" svg:x2="5.929cm" svg:y2="-9.659cm">
          <text:p text:style-name="P4"/>
        </draw:line>
        <draw:frame draw:style-name="gr24" draw:text-style-name="P5" draw:layer="layout" svg:width="2.732cm" svg:height="0.692cm" svg:x="3.205cm" svg:y="-10.402cm">
          <draw:text-box>
            <text:p text:style-name="P4"><text:span text:style-name="T2">fifo_empty</text:span></text:p>
          </draw:text-box>
        </draw:frame>
        <draw:polyline draw:style-name="gr16" draw:text-style-name="P1" draw:layer="layout" svg:width="7.977cm" svg:height="2.2cm" draw:transform="skewX (1.24023096646694) rotate (-0.292168116784982) translate (-2.02544830131084cm -4.20805969211618cm)" svg:viewBox="0 0 7978 2201" draw:points="7978,-6893 7074,-4692 0,-6892">
          <text:p text:style-name="P4"/>
        </draw:polyline>
        <draw:frame draw:style-name="gr9" draw:text-style-name="P6" draw:layer="layout" svg:width="1.01cm" svg:height="0.692cm" svg:x="-3.455cm" svg:y="-4.452cm">
          <draw:text-box>
            <text:p text:style-name="P4"><text:span text:style-name="T2">ren</text:span></text:p>
          </draw:text-box>
        </draw:frame>
        <draw:frame draw:style-name="gr9" draw:text-style-name="P6" draw:layer="layout" svg:width="1.01cm" svg:height="0.692cm" svg:x="3.295cm" svg:y="-2.688cm">
          <draw:text-box>
            <text:p text:style-name="P4"><text:span text:style-name="T2">ren</text:span></text:p>
          </draw:text-box>
        </draw:frame>
        <draw:custom-shape draw:style-name="gr11" draw:text-style-name="P1" draw:layer="layout" svg:width="8.255cm" svg:height="3.175cm" svg:x="-13.74cm" svg:y="5.66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692cm" svg:height="0.692cm" svg:x="-10.406cm" svg:y="6.955cm">
          <draw:text-box>
            <text:p text:style-name="P4"><text:span text:style-name="T2">FIFO_1</text:span></text:p>
          </draw:text-box>
        </draw:frame>
        <draw:custom-shape draw:style-name="gr11" draw:text-style-name="P1" draw:layer="layout" svg:width="8.255cm" svg:height="3.175cm" svg:x="-13.74cm" svg:y="11.31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692cm" svg:height="0.692cm" svg:x="-10.406cm" svg:y="12.605cm">
          <draw:text-box>
            <text:p text:style-name="P4"><text:span text:style-name="T2">FIFO_2</text:span></text:p>
          </draw:text-box>
        </draw:frame>
        <draw:custom-shape draw:style-name="gr25" draw:text-style-name="P1" draw:layer="layout" svg:width="3.717cm" svg:height="0.705cm" draw:transform="rotate (1.5707963267946) translate (-1.024cm 14.852cm)">
          <text:p text:style-name="P4"/>
          <draw:enhanced-geometry svg:viewBox="0 0 21600 21600" draw:mirror-horizontal="false" draw:mirror-vertical="false" draw:glue-points="?f6 10800 10800 21600 ?f5 10800 10800 0" draw:text-areas="?f3 ?f3 ?f4 ?f4" draw:type="trapezoid" draw:modifiers="1469.82248520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13" draw:text-style-name="P1" draw:layer="layout" svg:width="5.601cm" svg:height="2.704cm" draw:transform="skewX (-0.507541746479855) rotate (-0.654323936573737) translate (-5.27901032211889cm 6.90172334593932cm)" svg:viewBox="0 0 5602 2705" draw:points="0,18608 2289,17378 2860,20083 5602,18609">
          <text:p text:style-name="P4"/>
        </draw:polyline>
        <draw:polyline draw:style-name="gr13" draw:text-style-name="P1" draw:layer="layout" svg:width="4.659cm" svg:height="1.333cm" draw:transform="skewX (-0.0413643032722577) rotate (-2.83668363326703) translate (-0.833737691511015cm 13.2096622448161cm)" svg:viewBox="0 0 4660 1334" draw:points="4660,-24094 2756,-24700 2281,-23366 0,-24093">
          <text:p text:style-name="P4"/>
        </draw:polyline>
        <draw:frame draw:style-name="gr17" draw:text-style-name="P5" draw:layer="layout" svg:width="0.934cm" svg:height="0.692cm" svg:x="-2.554cm" svg:y="13.105cm">
          <draw:text-box>
            <text:p text:style-name="P4"><text:span text:style-name="T2">“</text:span><text:span text:style-name="T2">0”</text:span></text:p>
          </draw:text-box>
        </draw:frame>
        <draw:line draw:style-name="gr13" draw:text-style-name="P1" draw:layer="layout" svg:x1="-1.62cm" svg:y1="13.376cm" svg:x2="-1.024cm" svg:y2="13.376cm">
          <text:p text:style-name="P4"/>
        </draw:line>
        <draw:frame draw:style-name="gr17" draw:text-style-name="P5" draw:layer="layout" svg:width="0.934cm" svg:height="0.692cm" svg:x="-2.554cm" svg:y="13.905cm">
          <draw:text-box>
            <text:p text:style-name="P4"><text:span text:style-name="T2">“</text:span><text:span text:style-name="T2">0”</text:span></text:p>
          </draw:text-box>
        </draw:frame>
        <draw:line draw:style-name="gr13" draw:text-style-name="P1" draw:layer="layout" svg:x1="-1.62cm" svg:y1="14.176cm" svg:x2="-1.024cm" svg:y2="14.176cm">
          <text:p text:style-name="P4"/>
        </draw:line>
        <draw:frame draw:style-name="gr24" draw:text-style-name="P5" draw:layer="layout" svg:width="2.732cm" svg:height="0.692cm" svg:x="-4.985cm" svg:y="7.738cm">
          <draw:text-box>
            <text:p text:style-name="P4"><text:span text:style-name="T2">data_out_1</text:span></text:p>
          </draw:text-box>
        </draw:frame>
        <draw:frame draw:style-name="gr24" draw:text-style-name="P5" draw:layer="layout" svg:width="2.732cm" svg:height="0.692cm" svg:x="-5.642cm" svg:y="14.023cm">
          <draw:text-box>
            <text:p text:style-name="P4"><text:span text:style-name="T2">data_out_2</text:span></text:p>
          </draw:text-box>
        </draw:frame>
        <draw:line draw:style-name="gr13" draw:text-style-name="P1" draw:layer="layout" svg:x1="-16.385cm" svg:y1="6.209cm" svg:x2="-13.74cm" svg:y2="6.209cm">
          <text:p text:style-name="P4"/>
        </draw:line>
        <draw:line draw:style-name="gr13" draw:text-style-name="P1" draw:layer="layout" svg:x1="-16.245cm" svg:y1="11.813cm" svg:x2="-13.735cm" svg:y2="11.826cm">
          <text:p text:style-name="P4"/>
        </draw:line>
        <draw:line draw:style-name="gr13" draw:text-style-name="P1" draw:layer="layout" svg:x1="-20.105cm" svg:y1="5.722cm" svg:x2="-17.081cm" svg:y2="5.722cm">
          <text:p text:style-name="P4"/>
        </draw:line>
        <draw:line draw:style-name="gr13" draw:text-style-name="P1" draw:layer="layout" svg:x1="-20.105cm" svg:y1="6.823cm" svg:x2="-17.081cm" svg:y2="6.823cm">
          <text:p text:style-name="P4"/>
        </draw:line>
        <draw:line draw:style-name="gr13" draw:text-style-name="P1" draw:layer="layout" svg:x1="-20.005cm" svg:y1="11.322cm" svg:x2="-16.981cm" svg:y2="11.322cm">
          <text:p text:style-name="P4"/>
        </draw:line>
        <draw:line draw:style-name="gr13" draw:text-style-name="P1" draw:layer="layout" svg:x1="-20.005cm" svg:y1="12.423cm" svg:x2="-16.981cm" svg:y2="12.423cm">
          <text:p text:style-name="P4"/>
        </draw:line>
        <draw:frame draw:style-name="gr24" draw:text-style-name="P5" draw:layer="layout" svg:width="2.732cm" svg:height="0.692cm" svg:x="-20.055cm" svg:y="4.868cm">
          <draw:text-box>
            <text:p text:style-name="P4"><text:span text:style-name="T2">data_in_1</text:span></text:p>
          </draw:text-box>
        </draw:frame>
        <draw:frame draw:style-name="gr24" draw:text-style-name="P5" draw:layer="layout" svg:width="2.732cm" svg:height="0.692cm" svg:x="-19.955cm" svg:y="10.568cm">
          <draw:text-box>
            <text:p text:style-name="P4"><text:span text:style-name="T2">data_in_2</text:span></text:p>
          </draw:text-box>
        </draw:frame>
        <draw:frame draw:style-name="gr24" draw:text-style-name="P5" draw:layer="layout" svg:width="2.732cm" svg:height="0.692cm" svg:x="-20.255cm" svg:y="6.068cm">
          <draw:text-box>
            <text:p text:style-name="P4"><text:span text:style-name="T2">status_in_1</text:span></text:p>
          </draw:text-box>
        </draw:frame>
        <draw:frame draw:style-name="gr24" draw:text-style-name="P5" draw:layer="layout" svg:width="2.732cm" svg:height="0.692cm" svg:x="-20.155cm" svg:y="11.668cm">
          <draw:text-box>
            <text:p text:style-name="P4"><text:span text:style-name="T2">status_in_2</text:span></text:p>
          </draw:text-box>
        </draw:frame>
        <draw:frame draw:style-name="gr24" draw:text-style-name="P5" draw:layer="layout" svg:width="2.732cm" svg:height="0.692cm" svg:x="-15.98cm" svg:y="5.525cm">
          <draw:text-box>
            <text:p text:style-name="P4"><text:span text:style-name="T2">data_in_1</text:span></text:p>
          </draw:text-box>
        </draw:frame>
        <draw:frame draw:style-name="gr24" draw:text-style-name="P5" draw:layer="layout" svg:width="2.732cm" svg:height="0.692cm" svg:x="-15.98cm" svg:y="11.125cm">
          <draw:text-box>
            <text:p text:style-name="P4"><text:span text:style-name="T2">data_in_2</text:span></text:p>
          </draw:text-box>
        </draw:frame>
        <draw:polyline draw:style-name="gr27" draw:text-style-name="P1" draw:layer="layout" svg:width="6.821cm" svg:height="1.06cm" draw:transform="skewX (1.40865523928436) rotate (-0.156730566830247) translate (-18.792cm 6.761cm)" svg:viewBox="0 0 6822 1061" draw:points="0,19223 0,19223 6653,20284 6822,19495">
          <text:p text:style-name="P4"/>
        </draw:polyline>
        <draw:polyline draw:style-name="gr27" draw:text-style-name="P1" draw:layer="layout" svg:width="7.477cm" svg:height="1.728cm" draw:transform="skewX (1.32418130348785) rotate (-0.238062909973167) translate (-19.192cm 6.761cm)" svg:viewBox="0 0 7478 1729" draw:points="0,22192 0,22192 7287,23921 7478,22635">
          <text:p text:style-name="P4"/>
        </draw:polyline>
        <draw:frame draw:style-name="gr24" draw:text-style-name="P5" draw:layer="layout" svg:width="2.732cm" svg:height="0.692cm" svg:x="-15.98cm" svg:y="7.225cm">
          <draw:text-box>
            <text:p text:style-name="P4"><text:span text:style-name="T2">pkt_err_1</text:span></text:p>
          </draw:text-box>
        </draw:frame>
        <draw:frame draw:style-name="gr24" draw:text-style-name="P5" draw:layer="layout" svg:width="2.732cm" svg:height="0.692cm" svg:x="-16.48cm" svg:y="7.925cm">
          <draw:text-box>
            <text:p text:style-name="P4"><text:span text:style-name="T2">data_valid_1</text:span></text:p>
          </draw:text-box>
        </draw:frame>
        <draw:polyline draw:style-name="gr27" draw:text-style-name="P1" draw:layer="layout" svg:width="6.821cm" svg:height="1.06cm" draw:transform="skewX (1.40865523928436) rotate (-0.156730566830247) translate (-18.792cm 12.361cm)" svg:viewBox="0 0 6822 1061" draw:points="0,30285 0,30285 6653,31346 6822,30557">
          <text:p text:style-name="P4"/>
        </draw:polyline>
        <draw:polyline draw:style-name="gr27" draw:text-style-name="P1" draw:layer="layout" svg:width="7.477cm" svg:height="1.728cm" draw:transform="skewX (1.32418130348785) rotate (-0.238062909973167) translate (-19.192cm 12.361cm)" svg:viewBox="0 0 7478 1729" draw:points="0,33076 0,33076 7287,34805 7478,33519">
          <text:p text:style-name="P4"/>
        </draw:polyline>
        <draw:frame draw:style-name="gr24" draw:text-style-name="P5" draw:layer="layout" svg:width="2.732cm" svg:height="0.692cm" svg:x="-15.98cm" svg:y="12.825cm">
          <draw:text-box>
            <text:p text:style-name="P4"><text:span text:style-name="T2">pkt_err_2</text:span></text:p>
          </draw:text-box>
        </draw:frame>
        <draw:frame draw:style-name="gr24" draw:text-style-name="P5" draw:layer="layout" svg:width="2.732cm" svg:height="0.692cm" svg:x="-16.48cm" svg:y="13.525cm">
          <draw:text-box>
            <text:p text:style-name="P4"><text:span text:style-name="T2">data_valid_2</text:span></text:p>
          </draw:text-box>
        </draw:frame>
        <draw:polyline draw:style-name="gr16" draw:text-style-name="P1" draw:layer="layout" svg:width="1.324cm" svg:height="0.557cm" draw:transform="skewX (0.477871149195957) rotate (-1.07041043024911) translate (1.5722949443664cm 8.41490893180742cm)" svg:viewBox="0 0 1325 558" draw:points="1325,5873 16,5315 0,5872">
          <text:p text:style-name="P4"/>
        </draw:polyline>
        <draw:frame draw:style-name="gr24" draw:text-style-name="P5" draw:layer="layout" svg:width="2.732cm" svg:height="0.692cm" svg:x="-5.085cm" svg:y="6.538cm">
          <draw:text-box>
            <text:p text:style-name="P4"><text:span text:style-name="T2">ren_1</text:span></text:p>
          </draw:text-box>
        </draw:frame>
        <draw:frame draw:style-name="gr24" draw:text-style-name="P5" draw:layer="layout" svg:width="2.732cm" svg:height="0.692cm" svg:x="-5.185cm" svg:y="12.638cm">
          <draw:text-box>
            <text:p text:style-name="P4"><text:span text:style-name="T2">ren_2</text:span></text:p>
          </draw:text-box>
        </draw:frame>
        <draw:g>
          <draw:line draw:style-name="gr5" draw:text-style-name="P1" draw:layer="layout" svg:x1="-16.284cm" svg:y1="11.238cm" svg:x2="-16.284cm" svg:y2="12.494cm">
            <text:p text:style-name="P4"/>
          </draw:line>
          <draw:line draw:style-name="gr5" draw:text-style-name="P1" draw:layer="layout" svg:x1="-16.923cm" svg:y1="11.017cm" svg:x2="-16.923cm" svg:y2="11.789cm">
            <text:p text:style-name="P4"/>
          </draw:line>
          <draw:line draw:style-name="gr5" draw:text-style-name="P1" draw:layer="layout" svg:x1="-16.923cm" svg:y1="11.017cm" svg:x2="-16.284cm" svg:y2="11.238cm">
            <text:p text:style-name="P4"/>
          </draw:line>
          <draw:line draw:style-name="gr5" draw:text-style-name="P1" draw:layer="layout" svg:x1="-16.923cm" svg:y1="12.738cm" svg:x2="-16.284cm" svg:y2="12.517cm">
            <text:p text:style-name="P4"/>
          </draw:line>
          <draw:line draw:style-name="gr5" draw:text-style-name="P1" draw:layer="layout" svg:x1="-16.923cm" svg:y1="11.967cm" svg:x2="-16.923cm" svg:y2="12.716cm">
            <text:p text:style-name="P4"/>
          </draw:line>
          <draw:line draw:style-name="gr5" draw:text-style-name="P1" draw:layer="layout" svg:x1="-16.923cm" svg:y1="11.789cm" svg:x2="-16.745cm" svg:y2="11.881cm">
            <text:p text:style-name="P4"/>
          </draw:line>
          <draw:line draw:style-name="gr5" draw:text-style-name="P1" draw:layer="layout" svg:x1="-16.923cm" svg:y1="11.967cm" svg:x2="-16.745cm" svg:y2="11.875cm">
            <text:p text:style-name="P4"/>
          </draw:line>
          <draw:line draw:style-name="gr5" draw:text-style-name="P1" draw:layer="layout" svg:x1="-16.547cm" svg:y1="11.775cm" svg:x2="-16.547cm" svg:y2="11.991cm">
            <text:p text:style-name="P4"/>
          </draw:line>
          <draw:line draw:style-name="gr5" draw:text-style-name="P1" draw:layer="layout" svg:x1="-16.616cm" svg:y1="11.876cm" svg:x2="-16.468cm" svg:y2="11.876cm">
            <text:p text:style-name="P4"/>
          </draw:line>
        </draw:g>
        <draw:g>
          <draw:line draw:style-name="gr5" draw:text-style-name="P1" draw:layer="layout" svg:x1="-16.384cm" svg:y1="5.638cm" svg:x2="-16.384cm" svg:y2="6.894cm">
            <text:p text:style-name="P4"/>
          </draw:line>
          <draw:line draw:style-name="gr5" draw:text-style-name="P1" draw:layer="layout" svg:x1="-17.023cm" svg:y1="5.417cm" svg:x2="-17.023cm" svg:y2="6.189cm">
            <text:p text:style-name="P4"/>
          </draw:line>
          <draw:line draw:style-name="gr5" draw:text-style-name="P1" draw:layer="layout" svg:x1="-17.023cm" svg:y1="5.417cm" svg:x2="-16.384cm" svg:y2="5.638cm">
            <text:p text:style-name="P4"/>
          </draw:line>
          <draw:line draw:style-name="gr5" draw:text-style-name="P1" draw:layer="layout" svg:x1="-17.023cm" svg:y1="7.138cm" svg:x2="-16.384cm" svg:y2="6.917cm">
            <text:p text:style-name="P4"/>
          </draw:line>
          <draw:line draw:style-name="gr5" draw:text-style-name="P1" draw:layer="layout" svg:x1="-17.023cm" svg:y1="6.367cm" svg:x2="-17.023cm" svg:y2="7.116cm">
            <text:p text:style-name="P4"/>
          </draw:line>
          <draw:line draw:style-name="gr5" draw:text-style-name="P1" draw:layer="layout" svg:x1="-17.023cm" svg:y1="6.189cm" svg:x2="-16.845cm" svg:y2="6.281cm">
            <text:p text:style-name="P4"/>
          </draw:line>
          <draw:line draw:style-name="gr5" draw:text-style-name="P1" draw:layer="layout" svg:x1="-17.023cm" svg:y1="6.367cm" svg:x2="-16.845cm" svg:y2="6.275cm">
            <text:p text:style-name="P4"/>
          </draw:line>
          <draw:line draw:style-name="gr5" draw:text-style-name="P1" draw:layer="layout" svg:x1="-16.647cm" svg:y1="6.175cm" svg:x2="-16.647cm" svg:y2="6.391cm">
            <text:p text:style-name="P4"/>
          </draw:line>
          <draw:line draw:style-name="gr5" draw:text-style-name="P1" draw:layer="layout" svg:x1="-16.716cm" svg:y1="6.276cm" svg:x2="-16.568cm" svg:y2="6.276cm">
            <text:p text:style-name="P4"/>
          </draw:line>
        </draw:g>
        <draw:polyline draw:style-name="gr16" draw:text-style-name="P1" draw:layer="layout" svg:width="3.784cm" svg:height="-0.001cm" draw:transform="skewX (1.55334303427466) rotate (3.1415926535892) translate (-1.68100000000002cm 6.192cm)" svg:viewBox="0 0 3785 0" draw:points="3785,-12384 579,-12384 571,-12384 0,-12384">
          <text:p text:style-name="P4"/>
        </draw:polyline>
        <draw:frame draw:style-name="gr24" draw:text-style-name="P5" draw:layer="layout" svg:width="2.732cm" svg:height="0.692cm" svg:x="-5.085cm" svg:y="5.638cm">
          <draw:text-box>
            <text:p text:style-name="P4"><text:span text:style-name="T2">fifo_empty_1</text:span></text:p>
          </draw:text-box>
        </draw:frame>
        <draw:frame draw:style-name="gr24" draw:text-style-name="P5" draw:layer="layout" svg:width="2.732cm" svg:height="0.692cm" svg:x="-4.785cm" svg:y="11.838cm">
          <draw:text-box>
            <text:p text:style-name="P4"><text:span text:style-name="T2">fifo_empty_2</text:span></text:p>
          </draw:text-box>
        </draw:frame>
        <draw:line draw:style-name="gr13" draw:text-style-name="P1" draw:layer="layout" svg:x1="-1.001cm" svg:y1="6.59cm" svg:x2="4.355cm" svg:y2="6.59cm">
          <text:p text:style-name="P4"/>
        </draw:line>
        <draw:frame draw:style-name="gr24" draw:text-style-name="P5" draw:layer="layout" svg:width="2.732cm" svg:height="0.692cm" svg:x="2.115cm" svg:y="5.838cm">
          <draw:text-box>
            <text:p text:style-name="P4"><text:span text:style-name="T2">fifo_empty</text:span></text:p>
          </draw:text-box>
        </draw:frame>
        <draw:line draw:style-name="gr13" draw:text-style-name="P1" draw:layer="layout" svg:x1="1.295cm" svg:y1="12.202cm" svg:x2="4.319cm" svg:y2="12.202cm">
          <text:p text:style-name="P4"/>
        </draw:line>
        <draw:line draw:style-name="gr13" draw:text-style-name="P1" draw:layer="layout" svg:x1="1.295cm" svg:y1="13.303cm" svg:x2="4.319cm" svg:y2="13.303cm">
          <text:p text:style-name="P4"/>
        </draw:line>
        <draw:frame draw:style-name="gr28" draw:text-style-name="P5" draw:layer="layout" svg:width="2.732cm" svg:height="1.754cm" svg:x="2.145cm" svg:y="11.469cm">
          <draw:text-box>
            <text:p text:style-name="P4"><text:span text:style-name="T2">data_out</text:span></text:p>
          </draw:text-box>
        </draw:frame>
        <draw:frame draw:style-name="gr24" draw:text-style-name="P5" draw:layer="layout" svg:width="2.732cm" svg:height="0.692cm" svg:x="2.145cm" svg:y="12.569cm">
          <draw:text-box>
            <text:p text:style-name="P4"><text:span text:style-name="T2">status_out</text:span></text:p>
          </draw:text-box>
        </draw:frame>
        <draw:line draw:style-name="gr29" draw:text-style-name="P1" draw:layer="layout" svg:x1="1.365cm" svg:y1="12.21cm" svg:x2="1.365cm" svg:y2="13.303cm">
          <text:p text:style-name="P4"/>
        </draw:line>
        <draw:line draw:style-name="gr29" draw:text-style-name="P1" draw:layer="layout" svg:x1="-0.319cm" svg:y1="12.741cm" svg:x2="1.365cm" svg:y2="12.744cm">
          <text:p text:style-name="P4"/>
        </draw:line>
        <draw:frame draw:style-name="gr24" draw:text-style-name="P5" draw:layer="layout" svg:width="2.732cm" svg:height="0.692cm" svg:x="2.2cm" svg:y="8.9cm">
          <draw:text-box>
            <text:p text:style-name="P4"><text:span text:style-name="T2">ren</text:span></text:p>
          </draw:text-box>
        </draw:frame>
        <draw:g>
          <draw:line draw:style-name="gr5" draw:text-style-name="P1" draw:layer="layout" svg:x1="0.306cm" svg:y1="7.46cm" svg:x2="0.306cm" svg:y2="8.516cm">
            <text:p text:style-name="P4"/>
          </draw:line>
          <draw:line draw:style-name="gr5" draw:text-style-name="P1" draw:layer="layout" svg:x1="0.945cm" svg:y1="7.274cm" svg:x2="0.945cm" svg:y2="7.923cm">
            <text:p text:style-name="P4"/>
          </draw:line>
          <draw:line draw:style-name="gr5" draw:text-style-name="P1" draw:layer="layout" svg:x1="0.945cm" svg:y1="7.274cm" svg:x2="0.306cm" svg:y2="7.46cm">
            <text:p text:style-name="P4"/>
          </draw:line>
          <draw:line draw:style-name="gr5" draw:text-style-name="P1" draw:layer="layout" svg:x1="0.945cm" svg:y1="8.721cm" svg:x2="0.306cm" svg:y2="8.535cm">
            <text:p text:style-name="P4"/>
          </draw:line>
          <draw:line draw:style-name="gr5" draw:text-style-name="P1" draw:layer="layout" svg:x1="0.945cm" svg:y1="8.073cm" svg:x2="0.945cm" svg:y2="8.703cm">
            <text:p text:style-name="P4"/>
          </draw:line>
          <draw:line draw:style-name="gr5" draw:text-style-name="P1" draw:layer="layout" svg:x1="0.945cm" svg:y1="7.923cm" svg:x2="0.767cm" svg:y2="8cm">
            <text:p text:style-name="P4"/>
          </draw:line>
          <draw:line draw:style-name="gr5" draw:text-style-name="P1" draw:layer="layout" svg:x1="0.945cm" svg:y1="8.072cm" svg:x2="0.767cm" svg:y2="7.995cm">
            <text:p text:style-name="P4"/>
          </draw:line>
          <draw:line draw:style-name="gr5" draw:text-style-name="P1" draw:layer="layout" svg:x1="0.569cm" svg:y1="7.911cm" svg:x2="0.569cm" svg:y2="8.093cm">
            <text:p text:style-name="P4"/>
          </draw:line>
          <draw:line draw:style-name="gr5" draw:text-style-name="P1" draw:layer="layout" svg:x1="0.637cm" svg:y1="7.996cm" svg:x2="0.489cm" svg:y2="7.996cm">
            <text:p text:style-name="P4"/>
          </draw:line>
        </draw:g>
        <draw:line draw:style-name="gr13" draw:text-style-name="P1" draw:layer="layout" svg:x1="4.302cm" svg:y1="7.591cm" svg:x2="0.945cm" svg:y2="7.591cm">
          <text:p text:style-name="P4"/>
        </draw:line>
        <draw:frame draw:style-name="gr9" draw:text-style-name="P6" draw:layer="layout" svg:width="1.755cm" svg:height="0.692cm" svg:x="2.1cm" svg:y="6.9cm">
          <draw:text-box>
            <text:p text:style-name="P4"><text:span text:style-name="T2">address</text:span></text:p>
          </draw:text-box>
        </draw:frame>
        <draw:frame draw:style-name="gr9" draw:text-style-name="P5" draw:layer="layout" svg:width="0.853cm" svg:height="0.692cm" svg:x="-1.154cm" svg:y="11.405cm">
          <draw:text-box>
            <text:p text:style-name="P4"><text:span text:style-name="T2">11</text:span></text:p>
          </draw:text-box>
        </draw:frame>
        <draw:frame draw:style-name="gr9" draw:text-style-name="P5" draw:layer="layout" svg:width="0.875cm" svg:height="0.692cm" svg:x="-1.153cm" svg:y="12.305cm">
          <draw:text-box>
            <text:p text:style-name="P4"><text:span text:style-name="T2">10</text:span></text:p>
          </draw:text-box>
        </draw:frame>
        <draw:frame draw:style-name="gr9" draw:text-style-name="P5" draw:layer="layout" svg:width="0.879cm" svg:height="0.692cm" svg:x="-1.152cm" svg:y="13.005cm">
          <draw:text-box>
            <text:p text:style-name="P4"><text:span text:style-name="T2">01</text:span></text:p>
          </draw:text-box>
        </draw:frame>
        <draw:frame draw:style-name="gr9" draw:text-style-name="P5" draw:layer="layout" svg:width="0.891cm" svg:height="0.692cm" svg:x="-1.152cm" svg:y="13.805cm">
          <draw:text-box>
            <text:p text:style-name="P4"><text:span text:style-name="T2">00</text:span></text:p>
          </draw:text-box>
        </draw:frame>
        <draw:custom-shape draw:style-name="gr8" draw:text-style-name="P1" draw:layer="layout" svg:width="4.445cm" svg:height="0.635cm" draw:transform="rotate (1.5707963267946) translate (-14.95cm 25.131cm)">
          <text:p text:style-name="P4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14.955cm" svg:y1="22.821cm" svg:x2="-14.32cm" svg:y2="22.821cm">
          <text:p text:style-name="P4"/>
        </draw:line>
        <draw:line draw:style-name="gr5" draw:text-style-name="P1" draw:layer="layout" svg:x1="-14.954cm" svg:y1="21.821cm" svg:x2="-14.319cm" svg:y2="21.821cm">
          <text:p text:style-name="P4"/>
        </draw:line>
        <draw:line draw:style-name="gr5" draw:text-style-name="P1" draw:layer="layout" svg:x1="-14.954cm" svg:y1="23.921cm" svg:x2="-14.319cm" svg:y2="23.921cm">
          <text:p text:style-name="P4"/>
        </draw:line>
        <draw:frame draw:style-name="gr9" draw:text-style-name="P6" draw:layer="layout" svg:width="0.697cm" svg:height="0.692cm" svg:x="-14.994cm" svg:y="21.95cm">
          <draw:text-box>
            <text:p text:style-name="P4"><text:span text:style-name="T2">1</text:span></text:p>
          </draw:text-box>
        </draw:frame>
        <draw:frame draw:style-name="gr9" draw:text-style-name="P6" draw:layer="layout" svg:width="0.697cm" svg:height="0.692cm" svg:x="-14.993cm" svg:y="23.05cm">
          <draw:text-box>
            <text:p text:style-name="P4"><text:span text:style-name="T2">1</text:span></text:p>
          </draw:text-box>
        </draw:frame>
        <draw:frame draw:style-name="gr9" draw:text-style-name="P6" draw:layer="layout" svg:width="0.697cm" svg:height="0.692cm" svg:x="-14.992cm" svg:y="24.15cm">
          <draw:text-box>
            <text:p text:style-name="P4"><text:span text:style-name="T2">1</text:span></text:p>
          </draw:text-box>
        </draw:frame>
        <draw:frame draw:style-name="gr9" draw:text-style-name="P6" draw:layer="layout" svg:width="0.697cm" svg:height="0.692cm" svg:x="-14.992cm" svg:y="20.95cm">
          <draw:text-box>
            <text:p text:style-name="P4"><text:span text:style-name="T2">0</text:span></text:p>
          </draw:text-box>
        </draw:frame>
        <draw:polyline draw:style-name="gr30" draw:text-style-name="P1" draw:layer="layout" svg:width="16.695cm" svg:height="0.386cm" draw:transform="skewX (1.54793251359348) translate (-3.97230593400928cm 20.7890000000058cm)" svg:viewBox="0 0 16696 387" draw:points="16246,41965 16696,41965 16696,41965 0,41583 650,41578">
          <text:p text:style-name="P4"/>
        </draw:polyline>
        <draw:frame draw:style-name="gr31" draw:text-style-name="P5" draw:layer="layout" svg:width="0.697cm" svg:height="0.692cm" svg:x="-5.51cm" svg:y="21.439cm">
          <draw:text-box>
            <text:p text:style-name="P4"><text:span text:style-name="T2">1</text:span></text:p>
          </draw:text-box>
        </draw:frame>
        <draw:frame draw:style-name="gr31" draw:text-style-name="P5" draw:layer="layout" svg:width="0.697cm" svg:height="0.692cm" svg:x="-5.559cm" svg:y="20.104cm">
          <draw:text-box>
            <text:p text:style-name="P4"><text:span text:style-name="T2">0</text:span></text:p>
          </draw:text-box>
        </draw:frame>
        <draw:custom-shape draw:style-name="gr25" draw:text-style-name="P1" draw:layer="layout" svg:width="2.575cm" svg:height="0.884cm" draw:transform="rotate (1.5707963267946) translate (-5.524cm 22.445cm)">
          <text:p text:style-name="P4"/>
          <draw:enhanced-geometry svg:viewBox="0 0 21600 21600" draw:mirror-horizontal="false" draw:mirror-vertical="false" draw:glue-points="?f6 10800 10800 21600 ?f5 10800 10800 0" draw:text-areas="?f3 ?f3 ?f4 ?f4" draw:type="trapezoid" draw:modifiers="2783.8509316770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1" draw:layer="layout" svg:x1="-5.922cm" svg:y1="22.06cm" svg:x2="-5.524cm" svg:y2="22.06cm">
          <text:p text:style-name="P4"/>
        </draw:line>
        <draw:frame draw:style-name="gr32" draw:text-style-name="P5" draw:layer="layout" svg:width="0.918cm" svg:height="0.692cm" svg:x="-6.84cm" svg:y="21.733cm">
          <draw:text-box>
            <text:p text:style-name="P4"><text:span text:style-name="T2">'1'</text:span></text:p>
          </draw:text-box>
        </draw:frame>
        <draw:polyline draw:style-name="gr30" draw:text-style-name="P1" draw:layer="layout" svg:width="1.327cm" svg:height="-0.001cm" draw:transform="skewX (-1.55334303427466) translate (-6.84999999999992cm 20.485cm)" svg:viewBox="0 0 1328 0" draw:points="0,40970 604,40970 604,40970 1328,40970">
          <text:p text:style-name="P4"/>
        </draw:polyline>
        <draw:frame draw:style-name="gr31" draw:text-style-name="P5" draw:layer="layout" svg:width="0.697cm" svg:height="0.692cm" svg:x="-7.71cm" svg:y="20.839cm">
          <draw:text-box>
            <text:p text:style-name="P4"><text:span text:style-name="T2">1</text:span></text:p>
          </draw:text-box>
        </draw:frame>
        <draw:frame draw:style-name="gr31" draw:text-style-name="P5" draw:layer="layout" svg:width="0.697cm" svg:height="0.692cm" svg:x="-7.759cm" svg:y="19.504cm">
          <draw:text-box>
            <text:p text:style-name="P4"><text:span text:style-name="T2">0</text:span></text:p>
          </draw:text-box>
        </draw:frame>
        <draw:custom-shape draw:style-name="gr25" draw:text-style-name="P1" draw:layer="layout" svg:width="2.575cm" svg:height="0.884cm" draw:transform="rotate (1.5707963267946) translate (-7.724cm 21.845cm)">
          <text:p text:style-name="P4"/>
          <draw:enhanced-geometry svg:viewBox="0 0 21600 21600" draw:mirror-horizontal="false" draw:mirror-vertical="false" draw:glue-points="?f6 10800 10800 21600 ?f5 10800 10800 0" draw:text-areas="?f3 ?f3 ?f4 ?f4" draw:type="trapezoid" draw:modifiers="3337.2670807453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1" draw:layer="layout" svg:x1="-8.122cm" svg:y1="21.46cm" svg:x2="-7.724cm" svg:y2="21.46cm">
          <text:p text:style-name="P4"/>
        </draw:line>
        <draw:frame draw:style-name="gr32" draw:text-style-name="P5" draw:layer="layout" svg:width="0.918cm" svg:height="0.692cm" svg:x="-9.04cm" svg:y="21.133cm">
          <draw:text-box>
            <text:p text:style-name="P4"><text:span text:style-name="T2">'1'</text:span></text:p>
          </draw:text-box>
        </draw:frame>
        <draw:polyline draw:style-name="gr30" draw:text-style-name="P1" draw:layer="layout" svg:width="1.327cm" svg:height="-0.001cm" draw:transform="skewX (-1.55334303427466) translate (-9.04999999999939cm 19.885cm)" svg:viewBox="0 0 1328 0" draw:points="0,39770 604,39770 604,39770 1328,39770">
          <text:p text:style-name="P4"/>
        </draw:polyline>
        <draw:frame draw:style-name="gr31" draw:text-style-name="P5" draw:layer="layout" svg:width="0.697cm" svg:height="0.692cm" svg:x="-9.91cm" svg:y="20.239cm">
          <draw:text-box>
            <text:p text:style-name="P4"><text:span text:style-name="T2">1</text:span></text:p>
          </draw:text-box>
        </draw:frame>
        <draw:frame draw:style-name="gr31" draw:text-style-name="P5" draw:layer="layout" svg:width="0.697cm" svg:height="0.692cm" svg:x="-9.959cm" svg:y="18.904cm">
          <draw:text-box>
            <text:p text:style-name="P4"><text:span text:style-name="T2">0</text:span></text:p>
          </draw:text-box>
        </draw:frame>
        <draw:custom-shape draw:style-name="gr25" draw:text-style-name="P1" draw:layer="layout" svg:width="2.514cm" svg:height="0.884cm" draw:transform="rotate (1.5707963267946) translate (-9.924cm 21.184cm)">
          <text:p text:style-name="P4"/>
          <draw:enhanced-geometry svg:viewBox="0 0 21600 21600" draw:mirror-horizontal="false" draw:mirror-vertical="false" draw:glue-points="?f6 10800 10800 21600 ?f5 10800 10800 0" draw:text-areas="?f3 ?f3 ?f4 ?f4" draw:type="trapezoid" draw:modifiers="3014.5526838966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1" draw:layer="layout" svg:x1="-10.322cm" svg:y1="20.86cm" svg:x2="-9.924cm" svg:y2="20.86cm">
          <text:p text:style-name="P4"/>
        </draw:line>
        <draw:frame draw:style-name="gr32" draw:text-style-name="P5" draw:layer="layout" svg:width="0.918cm" svg:height="0.692cm" svg:x="-11.24cm" svg:y="20.533cm">
          <draw:text-box>
            <text:p text:style-name="P4"><text:span text:style-name="T2">'1'</text:span></text:p>
          </draw:text-box>
        </draw:frame>
        <draw:polyline draw:style-name="gr30" draw:text-style-name="P1" draw:layer="layout" svg:width="1.327cm" svg:height="-0.001cm" draw:transform="skewX (-1.55334303427466) translate (-11.2499999999993cm 19.285cm)" svg:viewBox="0 0 1328 0" draw:points="0,38570 604,38570 604,38570 1328,38570">
          <text:p text:style-name="P4"/>
        </draw:polyline>
        <draw:custom-shape draw:style-name="gr25" draw:text-style-name="P1" draw:layer="layout" svg:width="2.575cm" svg:height="0.884cm" draw:transform="rotate (1.5707963267946) translate (-12.124cm 20.644cm)">
          <text:p text:style-name="P4"/>
          <draw:enhanced-geometry svg:viewBox="0 0 21600 21600" draw:mirror-horizontal="false" draw:mirror-vertical="false" draw:glue-points="?f6 10800 10800 21600 ?f5 10800 10800 0" draw:text-areas="?f3 ?f3 ?f4 ?f4" draw:type="trapezoid" draw:modifiers="3303.726708074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1" draw:text-style-name="P5" draw:layer="layout" svg:width="0.697cm" svg:height="0.692cm" svg:x="-12.11cm" svg:y="19.639cm">
          <draw:text-box>
            <text:p text:style-name="P4"><text:span text:style-name="T2">1</text:span></text:p>
          </draw:text-box>
        </draw:frame>
        <draw:frame draw:style-name="gr31" draw:text-style-name="P5" draw:layer="layout" svg:width="0.697cm" svg:height="0.692cm" svg:x="-12.159cm" svg:y="18.304cm">
          <draw:text-box>
            <text:p text:style-name="P4"><text:span text:style-name="T2">0</text:span></text:p>
          </draw:text-box>
        </draw:frame>
        <draw:line draw:style-name="gr27" draw:text-style-name="P1" draw:layer="layout" svg:x1="-12.522cm" svg:y1="20.26cm" svg:x2="-12.124cm" svg:y2="20.26cm">
          <text:p text:style-name="P4"/>
        </draw:line>
        <draw:frame draw:style-name="gr32" draw:text-style-name="P5" draw:layer="layout" svg:width="0.918cm" svg:height="0.692cm" svg:x="-13.44cm" svg:y="19.933cm">
          <draw:text-box>
            <text:p text:style-name="P4"><text:span text:style-name="T2">'1'</text:span></text:p>
          </draw:text-box>
        </draw:frame>
        <draw:polyline draw:style-name="gr16" draw:text-style-name="P1" draw:layer="layout" svg:width="7.483cm" svg:height="1.553cm" draw:transform="skewX (-0.209788576089679) rotate (0.213628300444066) translate (-11.3254134684627cm 17.8233319139883cm)" svg:viewBox="0 0 7484 1554" draw:points="0,31586 669,30034 7484,31588">
          <text:p text:style-name="P4"/>
        </draw:polyline>
        <draw:polyline draw:style-name="gr16" draw:text-style-name="P1" draw:layer="layout" svg:width="5.329cm" svg:height="1.304cm" draw:transform="skewX (-0.104196156344042) rotate (0.254992603716323) translate (-8.93369810766148cm 18.6546511181802cm)" svg:viewBox="0 0 5330 1305" draw:points="0,32899 477,31596 5330,32901">
          <text:p text:style-name="P4"/>
        </draw:polyline>
        <draw:polyline draw:style-name="gr16" draw:text-style-name="P1" draw:layer="layout" svg:width="2.714cm" svg:height="0.7cm" draw:transform="skewX (-1.26414197721925) rotate (0.271398698685067) translate (-14.2987412337947cm 21.2109971315978cm)" svg:viewBox="0 0 2715 701" draw:points="0,33203 306,33904 2715,33203">
          <text:p text:style-name="P4"/>
        </draw:polyline>
        <draw:polyline draw:style-name="gr16" draw:text-style-name="P1" draw:layer="layout" svg:width="4.974cm" svg:height="1.212cm" draw:transform="skewX (-1.28246793436519) rotate (0.254643537865925) translate (-14.3038991874589cm 22.3325069209446cm)" svg:viewBox="0 0 4975 1213" draw:points="0,36021 570,37231 4975,36018">
          <text:p text:style-name="P4"/>
        </draw:polyline>
        <draw:polyline draw:style-name="gr16" draw:text-style-name="P1" draw:layer="layout" svg:width="7.29cm" svg:height="1.783cm" draw:transform="skewX (-1.28176980266439) rotate (0.255516202491922) translate (-14.3000772803266cm 23.45325843917cm)" svg:viewBox="0 0 7291 1784" draw:points="0,38156 829,39939 7291,38155">
          <text:p text:style-name="P4"/>
        </draw:polyline>
        <draw:polyline draw:style-name="gr16" draw:text-style-name="P1" draw:layer="layout" svg:width="9.544cm" svg:height="2.238cm" draw:transform="skewX (-1.29538337082995) rotate (0.243822496503562) translate (-14.297cm 24.574cm)" svg:viewBox="0 0 9545 2239" draw:points="0,40791 1077,43030 9545,40794">
          <text:p text:style-name="P4"/>
        </draw:polyline>
        <draw:polyline draw:style-name="gr16" draw:text-style-name="P1" draw:layer="layout" svg:width="3.159cm" svg:height="0.852cm" draw:transform="skewX (-0.0429350995990524) rotate (0.283616003449025) translate (-6.61430929921279cm 19.6832675731305cm)" svg:viewBox="0 0 3160 853" draw:points="0,34941 284,34092 3160,34945">
          <text:p text:style-name="P4"/>
        </draw:polyline>
        <draw:custom-shape draw:style-name="gr8" draw:text-style-name="P1" draw:layer="layout" svg:width="4.445cm" svg:height="0.635cm" draw:transform="rotate (1.5707963267946) translate (-1.441cm 21.518cm)">
          <text:p text:style-name="P4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1.446cm" svg:y1="19.208cm" svg:x2="-0.811cm" svg:y2="19.208cm">
          <text:p text:style-name="P4"/>
        </draw:line>
        <draw:line draw:style-name="gr5" draw:text-style-name="P1" draw:layer="layout" svg:x1="-1.445cm" svg:y1="18.208cm" svg:x2="-0.81cm" svg:y2="18.208cm">
          <text:p text:style-name="P4"/>
        </draw:line>
        <draw:line draw:style-name="gr5" draw:text-style-name="P1" draw:layer="layout" svg:x1="-1.445cm" svg:y1="20.308cm" svg:x2="-0.81cm" svg:y2="20.308cm">
          <text:p text:style-name="P4"/>
        </draw:line>
        <draw:frame draw:style-name="gr9" draw:text-style-name="P6" draw:layer="layout" svg:width="0.697cm" svg:height="0.692cm" svg:x="-1.485cm" svg:y="18.337cm">
          <draw:text-box>
            <text:p text:style-name="P4"><text:span text:style-name="T2">1</text:span></text:p>
          </draw:text-box>
        </draw:frame>
        <draw:frame draw:style-name="gr9" draw:text-style-name="P6" draw:layer="layout" svg:width="0.697cm" svg:height="0.692cm" svg:x="-1.484cm" svg:y="19.437cm">
          <draw:text-box>
            <text:p text:style-name="P4"><text:span text:style-name="T2">0</text:span></text:p>
          </draw:text-box>
        </draw:frame>
        <draw:frame draw:style-name="gr9" draw:text-style-name="P6" draw:layer="layout" svg:width="0.697cm" svg:height="0.692cm" svg:x="-1.483cm" svg:y="20.537cm">
          <draw:text-box>
            <text:p text:style-name="P4"><text:span text:style-name="T2">0</text:span></text:p>
          </draw:text-box>
        </draw:frame>
        <draw:frame draw:style-name="gr9" draw:text-style-name="P6" draw:layer="layout" svg:width="0.697cm" svg:height="0.692cm" svg:x="-1.483cm" svg:y="17.337cm">
          <draw:text-box>
            <text:p text:style-name="P4"><text:span text:style-name="T2">0</text:span></text:p>
          </draw:text-box>
        </draw:frame>
        <draw:custom-shape draw:style-name="gr33" draw:text-style-name="P10" draw:layer="layout" svg:width="1.839cm" svg:height="1.05cm" svg:x="-19.439cm" svg:y="22.325cm">
          <text:p text:style-name="P2"><text:span text:style-name="T2">pointer=2</text:span></text:p>
          <draw:enhanced-geometry svg:viewBox="0 0 21600 21600" draw:text-areas="0 ?f0 ?f5 ?f2" draw:type="right-arrow" draw:modifiers="18465.9521846661 6486.900958466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id="id1" draw:layer="layout" svg:width="4.445cm" svg:height="0.635cm" draw:transform="rotate (1.5707963267946) translate (-3.301cm 21.457cm)">
          <text:p text:style-name="P4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3.306cm" svg:y1="19.147cm" svg:x2="-2.671cm" svg:y2="19.147cm">
          <text:p text:style-name="P4"/>
        </draw:line>
        <draw:line draw:style-name="gr5" draw:text-style-name="P1" draw:layer="layout" svg:x1="-3.305cm" svg:y1="18.147cm" svg:x2="-2.67cm" svg:y2="18.147cm">
          <text:p text:style-name="P4"/>
        </draw:line>
        <draw:line draw:style-name="gr5" draw:text-style-name="P1" draw:layer="layout" svg:x1="-3.305cm" svg:y1="20.247cm" svg:x2="-2.67cm" svg:y2="20.247cm">
          <text:p text:style-name="P4"/>
        </draw:line>
        <draw:frame draw:style-name="gr9" draw:text-style-name="P6" draw:layer="layout" svg:width="0.697cm" svg:height="0.692cm" svg:x="-3.346cm" svg:y="17.277cm">
          <draw:text-box>
            <text:p text:style-name="P4"><text:span text:style-name="T2">0</text:span></text:p>
          </draw:text-box>
        </draw:frame>
        <draw:frame draw:style-name="gr9" draw:text-style-name="P6" draw:layer="layout" svg:width="0.697cm" svg:height="0.692cm" svg:x="-3.345cm" svg:y="18.277cm">
          <draw:text-box>
            <text:p text:style-name="P4"><text:span text:style-name="T2">0</text:span></text:p>
          </draw:text-box>
        </draw:frame>
        <draw:frame draw:style-name="gr9" draw:text-style-name="P6" draw:layer="layout" svg:width="0.697cm" svg:height="0.692cm" svg:x="-3.344cm" svg:y="19.377cm">
          <draw:text-box>
            <text:p text:style-name="P4"><text:span text:style-name="T2">0</text:span></text:p>
          </draw:text-box>
        </draw:frame>
        <draw:frame draw:style-name="gr9" draw:text-style-name="P6" draw:layer="layout" svg:width="0.697cm" svg:height="0.692cm" svg:x="-3.344cm" svg:y="20.477cm">
          <draw:text-box>
            <text:p text:style-name="P4"><text:span text:style-name="T2">1</text:span></text:p>
          </draw:text-box>
        </draw:frame>
        <draw:connector draw:style-name="gr34" draw:text-style-name="P1" draw:layer="layout" draw:type="curve" svg:x1="-2.984cm" svg:y1="17.012cm" svg:x2="-2.984cm" svg:y2="21.457cm" draw:start-shape="id1" draw:start-glue-point="0" draw:end-shape="id1" draw:end-glue-point="2" svg:d="m-2984 17012c0-750 817-500 817 2222s-817 2973-817 2223">
          <text:p text:style-name="P4"/>
        </draw:connector>
        <draw:custom-shape draw:style-name="gr8" draw:text-style-name="P1" draw:id="id2" draw:layer="layout" svg:width="4.445cm" svg:height="0.635cm" draw:transform="rotate (1.5707963267946) translate (-16.941cm 25.108cm)">
          <text:p text:style-name="P4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16.946cm" svg:y1="22.798cm" svg:x2="-16.311cm" svg:y2="22.798cm">
          <text:p text:style-name="P4"/>
        </draw:line>
        <draw:line draw:style-name="gr5" draw:text-style-name="P1" draw:layer="layout" svg:x1="-16.945cm" svg:y1="21.798cm" svg:x2="-16.31cm" svg:y2="21.798cm">
          <text:p text:style-name="P4"/>
        </draw:line>
        <draw:line draw:style-name="gr5" draw:text-style-name="P1" draw:layer="layout" svg:x1="-16.945cm" svg:y1="23.898cm" svg:x2="-16.31cm" svg:y2="23.898cm">
          <text:p text:style-name="P4"/>
        </draw:line>
        <draw:frame draw:style-name="gr9" draw:text-style-name="P6" draw:layer="layout" svg:width="0.697cm" svg:height="0.692cm" svg:x="-16.986cm" svg:y="20.928cm">
          <draw:text-box>
            <text:p text:style-name="P4"><text:span text:style-name="T2">1</text:span></text:p>
          </draw:text-box>
        </draw:frame>
        <draw:frame draw:style-name="gr9" draw:text-style-name="P6" draw:layer="layout" svg:width="0.697cm" svg:height="0.692cm" svg:x="-16.985cm" svg:y="21.928cm">
          <draw:text-box>
            <text:p text:style-name="P4"><text:span text:style-name="T2">1</text:span></text:p>
          </draw:text-box>
        </draw:frame>
        <draw:frame draw:style-name="gr9" draw:text-style-name="P6" draw:layer="layout" svg:width="0.697cm" svg:height="0.692cm" svg:x="-16.984cm" svg:y="23.028cm">
          <draw:text-box>
            <text:p text:style-name="P4"><text:span text:style-name="T2">0</text:span></text:p>
          </draw:text-box>
        </draw:frame>
        <draw:frame draw:style-name="gr9" draw:text-style-name="P6" draw:layer="layout" svg:width="0.697cm" svg:height="0.692cm" svg:x="-16.984cm" svg:y="24.128cm">
          <draw:text-box>
            <text:p text:style-name="P4"><text:span text:style-name="T2">1</text:span></text:p>
          </draw:text-box>
        </draw:frame>
        <draw:connector draw:style-name="gr34" draw:text-style-name="P1" draw:layer="layout" draw:type="curve" draw:line-skew="0cm -1.629cm" svg:x1="-16.624cm" svg:y1="25.108cm" svg:x2="-16.624cm" svg:y2="20.663cm" draw:start-shape="id2" draw:start-glue-point="2" draw:end-shape="id2" draw:end-glue-point="0" svg:d="m-16624 25108c0 750-812 500-812-2222s812-2973 812-2223">
          <text:p text:style-name="P4"/>
        </draw:connector>
        <draw:custom-shape draw:style-name="gr8" draw:text-style-name="P1" draw:layer="layout" svg:width="1.27cm" svg:height="4.565cm" svg:x="0.535cm" svg:y="17.06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327cm" svg:height="1.138cm" svg:x="0.517cm" svg:y="18.937cm">
          <draw:text-box>
            <text:p text:style-name="P2"><text:span text:style-name="T2">cod</text:span></text:p>
            <text:p text:style-name="P4"><text:span text:style-name="T3">2</text:span><text:span text:style-name="T4">n</text:span><text:span text:style-name="T3">-&gt;n</text:span></text:p>
          </draw:text-box>
        </draw:frame>
        <draw:polyline draw:style-name="gr30" draw:text-style-name="P1" draw:layer="layout" svg:width="1.383cm" svg:height="-0.001cm" draw:transform="skewX (-1.55334303427466) translate (-0.806000000000181cm 17.685cm)" svg:viewBox="0 0 1384 0" draw:points="0,35370 660,35370 660,35370 1384,35370">
          <text:p text:style-name="P4"/>
        </draw:polyline>
        <draw:polyline draw:style-name="gr30" draw:text-style-name="P1" draw:layer="layout" svg:width="1.383cm" svg:height="-0.001cm" draw:transform="skewX (-1.55334303427466) translate (-0.806000000000216cm 18.685cm)" svg:viewBox="0 0 1384 0" draw:points="0,37370 660,37370 660,37370 1384,37370">
          <text:p text:style-name="P4"/>
        </draw:polyline>
        <draw:polyline draw:style-name="gr30" draw:text-style-name="P1" draw:layer="layout" svg:width="1.383cm" svg:height="-0.001cm" draw:transform="skewX (-1.55334303427466) translate (-0.805999999999906cm 19.785cm)" svg:viewBox="0 0 1384 0" draw:points="0,39570 660,39570 660,39570 1384,39570">
          <text:p text:style-name="P4"/>
        </draw:polyline>
        <draw:polyline draw:style-name="gr30" draw:text-style-name="P1" draw:layer="layout" svg:width="1.383cm" svg:height="-0.001cm" draw:transform="skewX (-1.55334303427466) translate (-0.806000000000294cm 20.885cm)" svg:viewBox="0 0 1384 0" draw:points="0,41770 660,41770 660,41770 1384,41770">
          <text:p text:style-name="P4"/>
        </draw:polyline>
        <draw:line draw:style-name="gr13" draw:text-style-name="P1" draw:layer="layout" svg:x1="1.82cm" svg:y1="17.58cm" svg:x2="3.845cm" svg:y2="17.58cm">
          <text:p text:style-name="P4"/>
        </draw:line>
        <draw:frame draw:style-name="gr9" draw:text-style-name="P6" draw:layer="layout" svg:width="1.755cm" svg:height="0.692cm" svg:x="1.755cm" svg:y="16.945cm">
          <draw:text-box>
            <text:p text:style-name="P4"><text:span text:style-name="T2">address</text:span></text:p>
          </draw:text-box>
        </draw:frame>
        <draw:frame draw:style-name="gr9" draw:text-style-name="P6" draw:layer="layout" svg:width="0.891cm" svg:height="0.692cm" svg:x="-16.385cm" svg:y="20.928cm">
          <draw:text-box>
            <text:p text:style-name="P4"><text:span text:style-name="T2">[3]</text:span></text:p>
          </draw:text-box>
        </draw:frame>
        <draw:frame draw:style-name="gr9" draw:text-style-name="P6" draw:layer="layout" svg:width="0.891cm" svg:height="0.692cm" svg:x="-16.384cm" svg:y="21.928cm">
          <draw:text-box>
            <text:p text:style-name="P4"><text:span text:style-name="T2">[2]</text:span></text:p>
          </draw:text-box>
        </draw:frame>
        <draw:frame draw:style-name="gr9" draw:text-style-name="P6" draw:layer="layout" svg:width="0.891cm" svg:height="0.692cm" svg:x="-16.384cm" svg:y="23.028cm">
          <draw:text-box>
            <text:p text:style-name="P4"><text:span text:style-name="T2">[1]</text:span></text:p>
          </draw:text-box>
        </draw:frame>
        <draw:frame draw:style-name="gr9" draw:text-style-name="P6" draw:layer="layout" svg:width="0.891cm" svg:height="0.692cm" svg:x="-16.384cm" svg:y="24.128cm">
          <draw:text-box>
            <text:p text:style-name="P4"><text:span text:style-name="T2">[0]</text:span></text:p>
          </draw:text-box>
        </draw:frame>
        <draw:frame draw:style-name="gr31" draw:text-style-name="P5" draw:layer="layout" svg:width="1.197cm" svg:height="0.692cm" svg:x="32.257cm" svg:y="31.867cm">
          <draw:text-box>
            <text:p text:style-name="P4"><text:span text:style-name="T2">0x</text:span></text:p>
          </draw:text-box>
        </draw:frame>
        <draw:g>
          <draw:custom-shape draw:style-name="gr11" draw:text-style-name="P1" draw:layer="layout" svg:width="0.651cm" svg:height="1.141cm" svg:x="33.38cm" svg:y="26.412cm">
            <text:p text:style-name="P4"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" draw:text-style-name="P1" draw:layer="layout" svg:x1="33.988cm" svg:y1="27.553cm" svg:x2="33.922cm" svg:y2="27.478cm">
            <text:p text:style-name="P4"/>
          </draw:line>
          <draw:line draw:style-name="gr5" draw:text-style-name="P1" draw:layer="layout" svg:x1="33.854cm" svg:y1="27.553cm" svg:x2="33.92cm" svg:y2="27.478cm">
            <text:p text:style-name="P4"/>
          </draw:line>
          <draw:custom-shape draw:style-name="gr11" draw:text-style-name="P1" draw:layer="layout" svg:width="0.651cm" svg:height="1.141cm" svg:x="33.379cm" svg:y="26.412cm">
            <text:p text:style-name="P4"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" draw:text-style-name="P1" draw:layer="layout" svg:x1="33.988cm" svg:y1="27.553cm" svg:x2="33.922cm" svg:y2="27.478cm">
            <text:p text:style-name="P4"/>
          </draw:line>
          <draw:line draw:style-name="gr5" draw:text-style-name="P1" draw:layer="layout" svg:x1="33.853cm" svg:y1="27.553cm" svg:x2="33.919cm" svg:y2="27.478cm">
            <text:p text:style-name="P4"/>
          </draw:line>
        </draw:g>
        <draw:line draw:style-name="gr27" draw:text-style-name="P1" draw:layer="layout" svg:x1="31.277cm" svg:y1="32.255cm" svg:x2="32.393cm" svg:y2="32.255cm">
          <text:p text:style-name="P4"/>
        </draw:line>
        <draw:frame draw:style-name="gr32" draw:text-style-name="P5" draw:layer="layout" svg:width="0.918cm" svg:height="0.692cm" svg:x="30.359cm" svg:y="31.928cm">
          <draw:text-box>
            <text:p text:style-name="P4"><text:span text:style-name="T2">'0'</text:span></text:p>
          </draw:text-box>
        </draw:frame>
        <draw:g>
          <draw:line draw:style-name="gr5" draw:text-style-name="P1" draw:layer="layout" svg:x1="33.124cm" svg:y1="30.446cm" svg:x2="33.124cm" svg:y2="32.301cm">
            <text:p text:style-name="P4"/>
          </draw:line>
          <draw:line draw:style-name="gr5" draw:text-style-name="P1" draw:layer="layout" svg:x1="32.393cm" svg:y1="30.12cm" svg:x2="33.124cm" svg:y2="30.446cm">
            <text:p text:style-name="P4"/>
          </draw:line>
          <draw:line draw:style-name="gr5" draw:text-style-name="P1" draw:layer="layout" svg:x1="32.393cm" svg:y1="32.66cm" svg:x2="33.124cm" svg:y2="32.334cm">
            <text:p text:style-name="P4"/>
          </draw:line>
          <draw:line draw:style-name="gr5" draw:text-style-name="P1" draw:layer="layout" svg:x1="32.393cm" svg:y1="30.12cm" svg:x2="32.393cm" svg:y2="32.627cm">
            <text:p text:style-name="P4"/>
          </draw:line>
        </draw:g>
        <draw:frame draw:style-name="gr31" draw:text-style-name="P5" draw:layer="layout" svg:width="1.197cm" svg:height="0.692cm" svg:x="32.258cm" svg:y="31.067cm">
          <draw:text-box>
            <text:p text:style-name="P4"><text:span text:style-name="T2">10</text:span></text:p>
          </draw:text-box>
        </draw:frame>
        <draw:frame draw:style-name="gr31" draw:text-style-name="P5" draw:layer="layout" svg:width="1.197cm" svg:height="0.692cm" svg:x="32.258cm" svg:y="30.267cm">
          <draw:text-box>
            <text:p text:style-name="P4"><text:span text:style-name="T2">11</text:span></text:p>
          </draw:text-box>
        </draw:frame>
        <draw:g>
          <draw:line draw:style-name="gr5" draw:text-style-name="P1" draw:layer="layout" svg:x1="32.383cm" svg:y1="29.614cm" svg:x2="33.254cm" svg:y2="29.614cm">
            <text:p text:style-name="P4"/>
          </draw:line>
          <draw:line draw:style-name="gr5" draw:text-style-name="P1" draw:layer="layout" svg:x1="32.23cm" svg:y1="28.975cm" svg:x2="32.765cm" svg:y2="28.975cm">
            <text:p text:style-name="P4"/>
          </draw:line>
          <draw:line draw:style-name="gr5" draw:text-style-name="P1" draw:layer="layout" svg:x1="32.23cm" svg:y1="28.975cm" svg:x2="32.383cm" svg:y2="29.614cm">
            <text:p text:style-name="P4"/>
          </draw:line>
          <draw:line draw:style-name="gr5" draw:text-style-name="P1" draw:layer="layout" svg:x1="33.408cm" svg:y1="28.975cm" svg:x2="33.27cm" svg:y2="29.614cm">
            <text:p text:style-name="P4"/>
          </draw:line>
          <draw:line draw:style-name="gr5" draw:text-style-name="P1" draw:layer="layout" svg:x1="32.889cm" svg:y1="28.975cm" svg:x2="33.408cm" svg:y2="28.975cm">
            <text:p text:style-name="P4"/>
          </draw:line>
          <draw:line draw:style-name="gr5" draw:text-style-name="P1" draw:layer="layout" svg:x1="32.765cm" svg:y1="28.975cm" svg:x2="32.829cm" svg:y2="29.153cm">
            <text:p text:style-name="P4"/>
          </draw:line>
          <draw:line draw:style-name="gr5" draw:text-style-name="P1" draw:layer="layout" svg:x1="32.889cm" svg:y1="28.975cm" svg:x2="32.825cm" svg:y2="29.153cm">
            <text:p text:style-name="P4"/>
          </draw:line>
          <draw:line draw:style-name="gr5" draw:text-style-name="P1" draw:layer="layout" svg:x1="32.755cm" svg:y1="29.351cm" svg:x2="32.905cm" svg:y2="29.351cm">
            <text:p text:style-name="P4"/>
          </draw:line>
          <draw:line draw:style-name="gr5" draw:text-style-name="P1" draw:layer="layout" svg:x1="32.825cm" svg:y1="29.283cm" svg:x2="32.825cm" svg:y2="29.431cm">
            <text:p text:style-name="P4"/>
          </draw:line>
        </draw:g>
        <draw:line draw:style-name="gr13" draw:text-style-name="P1" draw:layer="layout" svg:x1="32.767cm" svg:y1="29.612cm" svg:x2="32.767cm" svg:y2="30.267cm">
          <text:p text:style-name="P4"/>
        </draw:line>
        <draw:polyline draw:style-name="gr16" draw:text-style-name="P1" draw:layer="layout" svg:width="2.322cm" svg:height="0.235cm" draw:transform="skewX (0.661305253580527) rotate (1.46869456555295) translate (32.9120004110032cm 28.7683642409059cm)" svg:viewBox="0 0 2323 236" draw:points="2323,71582 2116,71346 0,71580">
          <text:p text:style-name="P4"/>
        </draw:polyline>
        <draw:g>
          <draw:line draw:style-name="gr5" draw:text-style-name="P1" draw:layer="layout" svg:x1="27.893cm" svg:y1="25.357cm" svg:x2="27.893cm" svg:y2="26.365cm">
            <text:p text:style-name="P4"/>
          </draw:line>
          <draw:line draw:style-name="gr5" draw:text-style-name="P1" draw:layer="layout" svg:x1="28.624cm" svg:y1="25.18cm" svg:x2="27.893cm" svg:y2="25.357cm">
            <text:p text:style-name="P4"/>
          </draw:line>
          <draw:line draw:style-name="gr5" draw:text-style-name="P1" draw:layer="layout" svg:x1="28.624cm" svg:y1="26.56cm" svg:x2="27.893cm" svg:y2="26.383cm">
            <text:p text:style-name="P4"/>
          </draw:line>
          <draw:line draw:style-name="gr5" draw:text-style-name="P1" draw:layer="layout" svg:x1="28.624cm" svg:y1="25.18cm" svg:x2="28.624cm" svg:y2="26.542cm">
            <text:p text:style-name="P4"/>
          </draw:line>
        </draw:g>
        <draw:g>
          <draw:line draw:style-name="gr5" draw:text-style-name="P1" draw:layer="layout" svg:x1="30.193cm" svg:y1="28.525cm" svg:x2="31.064cm" svg:y2="28.525cm">
            <text:p text:style-name="P4"/>
          </draw:line>
          <draw:line draw:style-name="gr5" draw:text-style-name="P1" draw:layer="layout" svg:x1="30.04cm" svg:y1="27.886cm" svg:x2="30.575cm" svg:y2="27.886cm">
            <text:p text:style-name="P4"/>
          </draw:line>
          <draw:line draw:style-name="gr5" draw:text-style-name="P1" draw:layer="layout" svg:x1="30.04cm" svg:y1="27.886cm" svg:x2="30.193cm" svg:y2="28.525cm">
            <text:p text:style-name="P4"/>
          </draw:line>
          <draw:line draw:style-name="gr5" draw:text-style-name="P1" draw:layer="layout" svg:x1="31.218cm" svg:y1="27.886cm" svg:x2="31.08cm" svg:y2="28.525cm">
            <text:p text:style-name="P4"/>
          </draw:line>
          <draw:line draw:style-name="gr5" draw:text-style-name="P1" draw:layer="layout" svg:x1="30.699cm" svg:y1="27.886cm" svg:x2="31.218cm" svg:y2="27.886cm">
            <text:p text:style-name="P4"/>
          </draw:line>
          <draw:line draw:style-name="gr5" draw:text-style-name="P1" draw:layer="layout" svg:x1="30.575cm" svg:y1="27.886cm" svg:x2="30.639cm" svg:y2="28.064cm">
            <text:p text:style-name="P4"/>
          </draw:line>
          <draw:line draw:style-name="gr5" draw:text-style-name="P1" draw:layer="layout" svg:x1="30.699cm" svg:y1="27.886cm" svg:x2="30.635cm" svg:y2="28.064cm">
            <text:p text:style-name="P4"/>
          </draw:line>
          <draw:line draw:style-name="gr5" draw:text-style-name="P1" draw:layer="layout" svg:x1="30.565cm" svg:y1="28.262cm" svg:x2="30.715cm" svg:y2="28.262cm">
            <text:p text:style-name="P4"/>
          </draw:line>
          <draw:line draw:style-name="gr5" draw:text-style-name="P1" draw:layer="layout" svg:x1="30.635cm" svg:y1="28.194cm" svg:x2="30.635cm" svg:y2="28.342cm">
            <text:p text:style-name="P4"/>
          </draw:line>
        </draw:g>
        <draw:polyline draw:style-name="gr13" draw:text-style-name="P1" draw:layer="layout" svg:width="9.695cm" svg:height="2.461cm" draw:transform="skewX (-1.14511052223326) rotate (-1.19031454986109) translate (28.7920484031402cm 22.3999787340331cm)" svg:viewBox="0 0 9696 2462" draw:points="0,-35293 2700,-36329 3278,-34367 9696,-36829">
          <text:p text:style-name="P4"/>
        </draw:polyline>
        <draw:polyline draw:style-name="gr12" draw:text-style-name="P1" draw:layer="layout" svg:width="3.131cm" svg:height="1.568cm" draw:transform="skewX (0.811054503401612) rotate (-0.729896693185077) translate (30.629cm 28.525cm)" svg:viewBox="0 0 3132 1569" draw:points="0,1670 0,1670 3057,3239 3132,2070">
          <text:p text:style-name="P4"/>
        </draw:polyline>
        <draw:polyline draw:style-name="gr12" draw:text-style-name="P1" draw:layer="layout" svg:width="1.851cm" svg:height="0.568cm" draw:transform="skewX (-1.18874375353311) rotate (1.89909275909467) translate (30.2610994188084cm 27.8810698010601cm)" svg:viewBox="0 0 1852 569" draw:points="1852,39311 256,39879 0,39310">
          <text:p text:style-name="P4"/>
        </draw:polyline>
        <draw:line draw:style-name="gr35" draw:text-style-name="P1" draw:layer="layout" svg:x1="31.028cm" svg:y1="27.22cm" svg:x2="31.004cm" svg:y2="27.886cm">
          <text:p text:style-name="P4"/>
        </draw:line>
        <draw:frame draw:style-name="gr32" draw:text-style-name="P5" draw:layer="layout" svg:width="1.134cm" svg:height="0.692cm" svg:x="30.459cm" svg:y="26.528cm">
          <draw:text-box>
            <text:p text:style-name="P4"><text:span text:style-name="T2">Tag</text:span></text:p>
          </draw:text-box>
        </draw:frame>
        <draw:frame draw:style-name="gr9" draw:text-style-name="P6" draw:layer="layout" svg:width="0.951cm" svg:height="0.692cm" svg:x="31.644cm" svg:y="27.98cm">
          <draw:text-box>
            <text:p text:style-name="P4"><text:span text:style-name="T2">val</text:span></text:p>
          </draw:text-box>
        </draw:frame>
        <draw:polyline draw:style-name="gr16" draw:text-style-name="P1" draw:layer="layout" svg:width="3.595cm" svg:height="1.741cm" draw:transform="skewX (0.536165146212557) rotate (-0.908094809813665) translate (32.2156125007212cm 25.8616214942335cm)" svg:viewBox="0 0 3596 1742" draw:points="0,-17246 321,-18971 3596,-17229">
          <text:p text:style-name="P4"/>
        </draw:polyline>
        <draw:polyline draw:style-name="gr14" draw:text-style-name="P1" draw:layer="layout" svg:width="1.729cm" svg:height="0.731cm" draw:transform="skewX (1.23080618850617) rotate (-0.308399678828526) translate (34.5221461889529cm 26.04659964512cm)" svg:viewBox="0 0 1730 732" draw:points="0,29410 229,28678 1730,29155 1665,29365">
          <text:p text:style-name="P4"/>
        </draw:polyline>
        <draw:frame draw:style-name="gr9" draw:text-style-name="P11" draw:layer="layout" svg:width="0.997cm" svg:height="0.518cm" svg:x="33.224cm" svg:y="26.427cm">
          <draw:text-box>
            <text:p text:style-name="P4"><text:span text:style-name="T5">Q <text:s text:c="2"/>D</text:span></text:p>
          </draw:text-box>
        </draw:frame>
        <draw:frame draw:style-name="gr9" draw:text-style-name="P12" draw:layer="layout" svg:width="1.023cm" svg:height="0.56cm" svg:x="33.945cm" svg:y="26.18cm">
          <draw:text-box>
            <text:p text:style-name="P4"><text:span text:style-name="T6">SOP</text:span></text:p>
          </draw:text-box>
        </draw:frame>
        <draw:frame draw:style-name="gr9" draw:text-style-name="P6" draw:layer="layout" svg:width="0.951cm" svg:height="0.692cm" svg:x="32.644cm" svg:y="26.104cm">
          <draw:text-box>
            <text:p text:style-name="P4"><text:span text:style-name="T2">we</text:span></text:p>
          </draw:text-box>
        </draw:frame>
        <draw:g>
          <draw:custom-shape draw:style-name="gr11" draw:text-style-name="P1" draw:layer="layout" svg:width="0.694cm" svg:height="1.233cm" svg:x="34.198cm" svg:y="31.013cm">
            <text:p text:style-name="P4"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" draw:text-style-name="P1" draw:layer="layout" svg:x1="34.828cm" svg:y1="32.245cm" svg:x2="34.758cm" svg:y2="32.164cm">
            <text:p text:style-name="P4"/>
          </draw:line>
          <draw:line draw:style-name="gr5" draw:text-style-name="P1" draw:layer="layout" svg:x1="34.685cm" svg:y1="32.246cm" svg:x2="34.755cm" svg:y2="32.165cm">
            <text:p text:style-name="P4"/>
          </draw:line>
          <draw:custom-shape draw:style-name="gr11" draw:text-style-name="P1" draw:layer="layout" svg:width="0.694cm" svg:height="1.233cm" svg:x="34.197cm" svg:y="31.013cm">
            <text:p text:style-name="P4"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" draw:text-style-name="P1" draw:layer="layout" svg:x1="34.828cm" svg:y1="32.245cm" svg:x2="34.758cm" svg:y2="32.164cm">
            <text:p text:style-name="P4"/>
          </draw:line>
          <draw:line draw:style-name="gr5" draw:text-style-name="P1" draw:layer="layout" svg:x1="34.684cm" svg:y1="32.246cm" svg:x2="34.754cm" svg:y2="32.165cm">
            <text:p text:style-name="P4"/>
          </draw:line>
        </draw:g>
        <draw:line draw:style-name="gr13" draw:text-style-name="P1" draw:layer="layout" svg:x1="33.124cm" svg:y1="31.342cm" svg:x2="34.197cm" svg:y2="31.328cm">
          <text:p text:style-name="P4"/>
        </draw:line>
        <draw:line draw:style-name="gr13" draw:text-style-name="P1" draw:layer="layout" svg:x1="34.891cm" svg:y1="31.341cm" svg:x2="38.968cm" svg:y2="31.341cm">
          <text:p text:style-name="P4"/>
        </draw:line>
        <draw:line draw:style-name="gr13" draw:text-style-name="P1" draw:layer="layout" svg:x1="24.736cm" svg:y1="25.874cm" svg:x2="27.889cm" svg:y2="25.894cm">
          <text:p text:style-name="P4"/>
        </draw:line>
        <draw:line draw:style-name="gr13" draw:text-style-name="P1" draw:layer="layout" svg:x1="28.624cm" svg:y1="25.566cm" svg:x2="38.922cm" svg:y2="25.567cm">
          <text:p text:style-name="P4"/>
        </draw:line>
        <draw:frame draw:style-name="gr31" draw:text-style-name="P5" draw:layer="layout" svg:width="1.197cm" svg:height="0.692cm" svg:x="28.046cm" svg:y="25.272cm">
          <draw:text-box>
            <text:p text:style-name="P4"><text:span text:style-name="T2">0</text:span></text:p>
          </draw:text-box>
        </draw:frame>
        <draw:frame draw:style-name="gr31" draw:text-style-name="P5" draw:layer="layout" svg:width="1.197cm" svg:height="0.692cm" svg:x="28.047cm" svg:y="25.872cm">
          <draw:text-box>
            <text:p text:style-name="P4"><text:span text:style-name="T2">1</text:span></text:p>
          </draw:text-box>
        </draw:frame>
        <draw:frame draw:style-name="gr9" draw:text-style-name="P6" draw:layer="layout" svg:width="1.924cm" svg:height="0.692cm" svg:x="33.445cm" svg:y="32.48cm">
          <draw:text-box>
            <text:p text:style-name="P4"><text:span text:style-name="T2">tag_write</text:span></text:p>
          </draw:text-box>
        </draw:frame>
        <draw:rect draw:style-name="gr3" draw:text-style-name="P1" draw:layer="layout" svg:width="6cm" svg:height="2.651cm" svg:x="29.245cm" svg:y="33.5cm">
          <text:p text:style-name="P4"/>
        </draw:rect>
        <draw:frame draw:style-name="gr9" draw:text-style-name="P6" draw:layer="layout" svg:width="1.924cm" svg:height="0.692cm" svg:x="33.325cm" svg:y="35.511cm">
          <draw:text-box>
            <text:p text:style-name="P4"><text:span text:style-name="T2">tag_write</text:span></text:p>
          </draw:text-box>
        </draw:frame>
        <draw:line draw:style-name="gr13" draw:text-style-name="P1" draw:layer="layout" svg:x1="24.762cm" svg:y1="33.892cm" svg:x2="29.245cm" svg:y2="33.892cm">
          <text:p text:style-name="P4"/>
        </draw:line>
        <draw:line draw:style-name="gr13" draw:text-style-name="P1" draw:layer="layout" svg:x1="35.245cm" svg:y1="33.941cm" svg:x2="39.037cm" svg:y2="33.941cm">
          <text:p text:style-name="P4"/>
        </draw:line>
        <draw:polyline draw:style-name="gr36" draw:text-style-name="P1" draw:layer="layout" svg:width="18.882cm" svg:height="10.584cm" draw:transform="skewX (-0.101229096615652) rotate (-2.61188522561021) translate (45.4690388486969cm 33.6951352862254cm)" svg:viewBox="0 0 18883 10585" draw:points="534,-93756 0,-94089 6881,-104104 18883,-96632 16743,-93519">
          <text:p text:style-name="P4"/>
        </draw:polyline>
        <draw:frame draw:style-name="gr9" draw:text-style-name="P6" draw:layer="layout" svg:width="2.674cm" svg:height="0.692cm" svg:x="36.725cm" svg:y="36.411cm">
          <draw:text-box>
            <text:p text:style-name="P4"><text:span text:style-name="T2">loopback_test</text:span></text:p>
          </draw:text-box>
        </draw:frame>
        <draw:frame draw:style-name="gr9" draw:text-style-name="P14" draw:layer="layout" svg:width="2.276cm" svg:height="1.133cm" svg:x="24.5cm" svg:y="24.745cm">
          <draw:text-box>
            <text:p text:style-name="P13"><text:span text:style-name="T2">i_data_int</text:span></text:p>
            <text:p text:style-name="P13"><text:span text:style-name="T2">i_status_int</text:span></text:p>
          </draw:text-box>
        </draw:frame>
        <draw:frame draw:style-name="gr9" draw:text-style-name="P14" draw:layer="layout" svg:width="2.373cm" svg:height="1.133cm" svg:x="24.4cm" svg:y="32.846cm">
          <draw:text-box>
            <text:p text:style-name="P13"><text:span text:style-name="T2">i_data_ext</text:span></text:p>
            <text:p text:style-name="P13"><text:span text:style-name="T2">i_status_ext</text:span></text:p>
          </draw:text-box>
        </draw:frame>
        <draw:frame draw:style-name="gr24" draw:text-style-name="P5" draw:layer="layout" svg:width="2.732cm" svg:height="1.133cm" svg:x="36.112cm" svg:y="24.5cm">
          <draw:text-box>
            <text:p text:style-name="P4"><text:span text:style-name="T2">o_data_ext</text:span></text:p>
            <text:p text:style-name="P4"><text:span text:style-name="T2">o_status_ext</text:span></text:p>
          </draw:text-box>
        </draw:frame>
        <draw:frame draw:style-name="gr24" draw:text-style-name="P5" draw:layer="layout" svg:width="2.732cm" svg:height="1.133cm" svg:x="36.109cm" svg:y="30.312cm">
          <draw:text-box>
            <text:p text:style-name="P4"><text:span text:style-name="T2">o_data_int1</text:span></text:p>
            <text:p text:style-name="P4"><text:span text:style-name="T2">o_status_int1</text:span></text:p>
          </draw:text-box>
        </draw:frame>
        <draw:frame draw:style-name="gr24" draw:text-style-name="P5" draw:layer="layout" svg:width="2.732cm" svg:height="1.133cm" svg:x="36.109cm" svg:y="32.913cm">
          <draw:text-box>
            <text:p text:style-name="P4"><text:span text:style-name="T2">o_data_int2</text:span></text:p>
            <text:p text:style-name="P4"><text:span text:style-name="T2">o_status_int2</text:span></text:p>
          </draw:text-box>
        </draw:frame>
        <draw:custom-shape draw:style-name="gr25" draw:text-style-name="P1" draw:layer="layout" svg:width="0.164cm" svg:height="0.165cm" svg:x="-10.087cm" svg:y="-7.969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polyline draw:style-name="gr16" draw:text-style-name="P1" draw:layer="layout" svg:width="6.413cm" svg:height="1.961cm" draw:transform="skewX (0.324980306721283) rotate (1.90589954317745) translate (-9.47793731292376cm -1.73016786307125cm)" svg:viewBox="0 0 6414 1962" draw:points="0,-15281 1545,-14801 1566,-16763 6414,-15252">
          <text:p text:style-name="P4"/>
        </draw:polyline>
        <draw:frame draw:style-name="gr9" draw:text-style-name="P6" draw:layer="layout" svg:width="1.484cm" svg:height="0.692cm" svg:x="-11.454cm" svg:y="-8.1cm">
          <draw:text-box>
            <text:p text:style-name="P4"><text:span text:style-name="T2">off_en</text:span></text:p>
          </draw:text-box>
        </draw:frame>
        <draw:polyline draw:style-name="gr16" draw:text-style-name="P1" draw:layer="layout" svg:width="5.967cm" svg:height="2.966cm" draw:transform="skewX (0.589223155473174) rotate (-0.840376034836298) translate (-9.41267399624577cm -7.98404667096892cm)" svg:viewBox="0 0 5968 2967" draw:points="5968,3370 5294,6336 0,3369">
          <text:p text:style-name="P4"/>
        </draw:polyline>
        <draw:frame draw:style-name="gr9" draw:text-style-name="P6" draw:layer="layout" svg:width="0.891cm" svg:height="0.692cm" svg:x="-9.431cm" svg:y="-8.042cm">
          <draw:text-box>
            <text:p text:style-name="P4"><text:span text:style-name="T2">en</text:span></text:p>
          </draw:text-box>
        </draw:frame>
        <draw:line draw:style-name="gr16" draw:text-style-name="P1" draw:layer="layout" svg:x1="2.001cm" svg:y1="-1.91cm" svg:x2="2cm" svg:y2="-8cm">
          <text:p text:style-name="P4"/>
        </draw:line>
        <draw:frame draw:style-name="gr9" draw:text-style-name="P6" draw:layer="layout" svg:width="0.891cm" svg:height="0.692cm" svg:x="1.995cm" svg:y="-8.088cm">
          <draw:text-box>
            <text:p text:style-name="P4"><text:span text:style-name="T2">en</text:span></text:p>
          </draw:text-box>
        </draw:frame>
        <draw:g>
          <draw:line draw:style-name="gr5" draw:text-style-name="P1" draw:layer="layout" svg:x1="-13.82cm" svg:y1="-1.307cm" svg:x2="-13.82cm" svg:y2="-0.299cm">
            <text:p text:style-name="P4"/>
          </draw:line>
          <draw:line draw:style-name="gr5" draw:text-style-name="P1" draw:layer="layout" svg:x1="-14.398cm" svg:y1="-1.484cm" svg:x2="-13.82cm" svg:y2="-1.307cm">
            <text:p text:style-name="P4"/>
          </draw:line>
          <draw:line draw:style-name="gr5" draw:text-style-name="P1" draw:layer="layout" svg:x1="-14.398cm" svg:y1="-0.104cm" svg:x2="-13.82cm" svg:y2="-0.281cm">
            <text:p text:style-name="P4"/>
          </draw:line>
          <draw:line draw:style-name="gr5" draw:text-style-name="P1" draw:layer="layout" svg:x1="-14.398cm" svg:y1="-1.484cm" svg:x2="-14.398cm" svg:y2="-0.122cm">
            <text:p text:style-name="P4"/>
          </draw:line>
        </draw:g>
        <draw:frame draw:style-name="gr31" draw:text-style-name="P5" draw:layer="layout" svg:width="1.197cm" svg:height="0.692cm" svg:x="-14.398cm" svg:y="-1.392cm">
          <draw:text-box>
            <text:p text:style-name="P4"><text:span text:style-name="T2">1</text:span></text:p>
          </draw:text-box>
        </draw:frame>
        <draw:frame draw:style-name="gr31" draw:text-style-name="P5" draw:layer="layout" svg:width="1.197cm" svg:height="0.692cm" svg:x="-14.397cm" svg:y="-0.792cm">
          <draw:text-box>
            <text:p text:style-name="P4"><text:span text:style-name="T2">0</text:span></text:p>
          </draw:text-box>
        </draw:frame>
        <draw:frame draw:style-name="gr32" draw:text-style-name="P5" draw:layer="layout" svg:width="0.686cm" svg:height="0.692cm" svg:x="-15.944cm" svg:y="-1.511cm">
          <draw:text-box>
            <text:p text:style-name="P4"><text:span text:style-name="T2">0</text:span></text:p>
          </draw:text-box>
        </draw:frame>
        <draw:polyline draw:style-name="gr5" draw:text-style-name="P1" draw:layer="layout" svg:width="1.098cm" svg:height="0.5cm" draw:transform="rotate (0.574038790980827) translate (-15.5100691629234cm -0.169368304712376cm)" svg:viewBox="0 0 1099 501" draw:points="0,-16781 237,-16628 561,-17129 1099,-16781">
          <text:p text:style-name="P4"/>
        </draw:polyline>
        <draw:line draw:style-name="gr5" draw:text-style-name="P1" draw:layer="layout" svg:x1="-15.257cm" svg:y1="-1.209cm" svg:x2="-14.398cm" svg:y2="-1.209cm">
          <text:p text:style-name="P4"/>
        </draw:line>
        <draw:polyline draw:style-name="gr5" draw:text-style-name="P1" draw:layer="layout" svg:width="0.984cm" svg:height="0.504cm" draw:transform="skewX (0.241204502625571) rotate (0.571769862953234) translate (-13.9209960943597cm -1.08631481356805cm)" svg:viewBox="0 0 985 505" draw:points="0,-16591 364,-16388 565,-16893 985,-16660">
          <text:p text:style-name="P4"/>
        </draw:polyline>
        <draw:polyline draw:style-name="gr16" draw:text-style-name="P1" draw:layer="layout" svg:width="13.891cm" svg:height="3.264cm" draw:transform="skewX (1.32802102784223) rotate (2.92691715559394) translate (-14.05cm -1.41cm)" svg:viewBox="0 0 13892 3265" draw:points="13892,34 5484,-1942 0,-3231">
          <text:p text:style-name="P4"/>
        </draw:polyline>
        <draw:g>
          <draw:line draw:style-name="gr5" draw:text-style-name="P1" draw:layer="layout" svg:x1="-12.098cm" svg:y1="-3.507cm" svg:x2="-12.098cm" svg:y2="-2.499cm">
            <text:p text:style-name="P4"/>
          </draw:line>
          <draw:line draw:style-name="gr5" draw:text-style-name="P1" draw:layer="layout" svg:x1="-11.52cm" svg:y1="-3.684cm" svg:x2="-12.098cm" svg:y2="-3.507cm">
            <text:p text:style-name="P4"/>
          </draw:line>
          <draw:line draw:style-name="gr5" draw:text-style-name="P1" draw:layer="layout" svg:x1="-11.52cm" svg:y1="-2.304cm" svg:x2="-12.098cm" svg:y2="-2.481cm">
            <text:p text:style-name="P4"/>
          </draw:line>
          <draw:line draw:style-name="gr5" draw:text-style-name="P1" draw:layer="layout" svg:x1="-11.52cm" svg:y1="-3.684cm" svg:x2="-11.52cm" svg:y2="-2.322cm">
            <text:p text:style-name="P4"/>
          </draw:line>
        </draw:g>
        <draw:frame draw:style-name="gr31" draw:text-style-name="P5" draw:layer="layout" svg:width="1.197cm" svg:height="0.692cm" svg:x="-12.098cm" svg:y="-3.592cm">
          <draw:text-box>
            <text:p text:style-name="P4"><text:span text:style-name="T2">0</text:span></text:p>
          </draw:text-box>
        </draw:frame>
        <draw:frame draw:style-name="gr31" draw:text-style-name="P5" draw:layer="layout" svg:width="1.197cm" svg:height="0.692cm" svg:x="-12.097cm" svg:y="-2.992cm">
          <draw:text-box>
            <text:p text:style-name="P4"><text:span text:style-name="T2">1</text:span></text:p>
          </draw:text-box>
        </draw:frame>
        <draw:g>
          <draw:custom-shape draw:style-name="gr11" draw:text-style-name="P1" draw:layer="layout" svg:width="0.813cm" svg:height="1.238cm" svg:x="-13.916cm" svg:y="-6.774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-13.839cm" svg:y1="-5.537cm" svg:x2="-13.757cm" svg:y2="-5.618cm">
            <text:p text:style-name="P4"/>
          </draw:line>
          <draw:line draw:style-name="gr5" draw:text-style-name="P1" draw:layer="layout" svg:x1="-13.672cm" svg:y1="-5.536cm" svg:x2="-13.754cm" svg:y2="-5.617cm">
            <text:p text:style-name="P4"/>
          </draw:line>
          <draw:custom-shape draw:style-name="gr11" draw:text-style-name="P1" draw:layer="layout" svg:width="0.813cm" svg:height="1.238cm" svg:x="-13.915cm" svg:y="-6.774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-13.838cm" svg:y1="-5.537cm" svg:x2="-13.756cm" svg:y2="-5.618cm">
            <text:p text:style-name="P4"/>
          </draw:line>
          <draw:line draw:style-name="gr5" draw:text-style-name="P1" draw:layer="layout" svg:x1="-13.671cm" svg:y1="-5.536cm" svg:x2="-13.753cm" svg:y2="-5.617cm">
            <text:p text:style-name="P4"/>
          </draw:line>
        </draw:g>
        <draw:frame draw:style-name="gr32" draw:text-style-name="P5" draw:layer="layout" svg:width="0.686cm" svg:height="0.692cm" svg:x="-11.244cm" svg:y="-3.711cm">
          <draw:text-box>
            <text:p text:style-name="P4"><text:span text:style-name="T2">0</text:span></text:p>
          </draw:text-box>
        </draw:frame>
        <draw:polyline draw:style-name="gr5" draw:text-style-name="P1" draw:layer="layout" svg:width="1.601cm" svg:height="0.831cm" draw:transform="rotate (-0.986460093228195) translate (-10.8264002270895cm -3.12973557591518cm)" svg:viewBox="0 0 1602 832" draw:points="0,15439 550,14607 1602,15303">
          <text:p text:style-name="P4"/>
        </draw:polyline>
        <draw:line draw:style-name="gr5" draw:text-style-name="P1" draw:layer="layout" svg:x1="-11.52cm" svg:y1="-3.382cm" svg:x2="-11.244cm" svg:y2="-3.382cm">
          <text:p text:style-name="P4"/>
        </draw:line>
        <draw:frame draw:style-name="gr9" draw:text-style-name="P6" draw:layer="layout" svg:width="0.891cm" svg:height="0.692cm" svg:x="-13.33cm" svg:y="-5.642cm">
          <draw:text-box>
            <text:p text:style-name="P4"><text:span text:style-name="T2">en</text:span></text:p>
          </draw:text-box>
        </draw:frame>
        <draw:polyline draw:style-name="gr16" draw:text-style-name="P1" draw:layer="layout" svg:width="2.776cm" svg:height="1.193cm" draw:transform="skewX (-0.0911061869540868) rotate (-1.40970243683674) translate (-12.5424216167303cm -5.73302172871348cm)" svg:viewBox="0 0 2777 1194" draw:points="2777,22921 2474,24115 1287,23920 1287,23920 0,23707">
          <text:p text:style-name="P4"/>
        </draw:polyline>
        <draw:line draw:style-name="gr16" draw:text-style-name="P1" draw:layer="layout" svg:x1="-11.776cm" svg:y1="-4.751cm" svg:x2="-11.776cm" svg:y2="-3.684cm">
          <text:p text:style-name="P4"/>
        </draw:line>
        <draw:frame draw:style-name="gr24" draw:text-style-name="P5" draw:layer="layout" svg:width="1.17cm" svg:height="0.692cm" svg:x="-11.884cm" svg:y="-4.672cm">
          <draw:text-box>
            <text:p text:style-name="P4"><text:span text:style-name="T2">eop</text:span></text:p>
          </draw:text-box>
        </draw:frame>
        <draw:g>
          <draw:line draw:style-name="gr5" draw:text-style-name="P1" draw:layer="layout" svg:x1="-11.675cm" svg:y1="-6.285cm" svg:x2="-11.675cm" svg:y2="-5.527cm">
            <text:p text:style-name="P4"/>
          </draw:line>
          <draw:line draw:style-name="gr5" draw:text-style-name="P1" draw:layer="layout" svg:x1="-11.191cm" svg:y1="-6.418cm" svg:x2="-11.191cm" svg:y2="-5.952cm">
            <text:p text:style-name="P4"/>
          </draw:line>
          <draw:line draw:style-name="gr5" draw:text-style-name="P1" draw:layer="layout" svg:x1="-11.191cm" svg:y1="-6.418cm" svg:x2="-11.675cm" svg:y2="-6.285cm">
            <text:p text:style-name="P4"/>
          </draw:line>
          <draw:line draw:style-name="gr5" draw:text-style-name="P1" draw:layer="layout" svg:x1="-11.191cm" svg:y1="-5.393cm" svg:x2="-11.675cm" svg:y2="-5.513cm">
            <text:p text:style-name="P4"/>
          </draw:line>
          <draw:line draw:style-name="gr5" draw:text-style-name="P1" draw:layer="layout" svg:x1="-11.191cm" svg:y1="-5.845cm" svg:x2="-11.191cm" svg:y2="-5.393cm">
            <text:p text:style-name="P4"/>
          </draw:line>
          <draw:line draw:style-name="gr5" draw:text-style-name="P1" draw:layer="layout" svg:x1="-11.191cm" svg:y1="-5.953cm" svg:x2="-11.326cm" svg:y2="-5.897cm">
            <text:p text:style-name="P4"/>
          </draw:line>
          <draw:line draw:style-name="gr5" draw:text-style-name="P1" draw:layer="layout" svg:x1="-11.191cm" svg:y1="-5.844cm" svg:x2="-11.326cm" svg:y2="-5.9cm">
            <text:p text:style-name="P4"/>
          </draw:line>
          <draw:line draw:style-name="gr5" draw:text-style-name="P1" draw:layer="layout" svg:x1="-11.476cm" svg:y1="-5.961cm" svg:x2="-11.476cm" svg:y2="-5.83cm">
            <text:p text:style-name="P4"/>
          </draw:line>
          <draw:line draw:style-name="gr5" draw:text-style-name="P1" draw:layer="layout" svg:x1="-11.425cm" svg:y1="-5.9cm" svg:x2="-11.537cm" svg:y2="-5.9cm">
            <text:p text:style-name="P4"/>
          </draw:line>
        </draw:g>
        <draw:frame draw:style-name="gr37" draw:text-style-name="P5" draw:layer="layout" svg:width="0.383cm" svg:height="0.692cm" svg:x="-10.684cm" svg:y="-6.572cm">
          <draw:text-box>
            <text:p text:style-name="P4"><text:span text:style-name="T2">1</text:span></text:p>
          </draw:text-box>
        </draw:frame>
        <draw:line draw:style-name="gr5" draw:text-style-name="P1" draw:layer="layout" svg:x1="-10.684cm" svg:y1="-6.244cm" svg:x2="-11.191cm" svg:y2="-6.244cm">
          <text:p text:style-name="P4"/>
        </draw:line>
        <draw:line draw:style-name="gr12" draw:text-style-name="P1" draw:layer="layout" svg:x1="-8.591cm" svg:y1="-5.652cm" svg:x2="-11.191cm" svg:y2="-5.652cm">
          <text:p text:style-name="P4"/>
        </draw:line>
        <draw:polyline draw:style-name="gr12" draw:text-style-name="P1" draw:layer="layout" svg:width="1.508cm" svg:height="0.483cm" draw:transform="rotate (2.78781441421002) translate (-11.7309310954434cm -5.77755495043013cm)" svg:viewBox="0 0 1509 484" draw:points="0,2873 437,2711 636,3195 1509,2873">
          <text:p text:style-name="P4"/>
        </draw:polyline>
        <draw:polyline draw:style-name="gr38" draw:text-style-name="P1" draw:layer="layout" svg:width="2.457cm" svg:height="1.278cm" draw:transform="rotate (0.696909970321204) translate (-14.5254863203824cm -6.95114706064578cm)" svg:viewBox="0 0 2458 1279" draw:points="202,-28597 0,-28766 453,-29307 1981,-28028 2458,-28597">
          <text:p text:style-name="P4"/>
        </draw:polyline>
        <draw:frame draw:style-name="gr9" draw:text-style-name="P6" draw:layer="layout" svg:width="1.81cm" svg:height="0.692cm" svg:x="-14.4cm" svg:y="-7.892cm">
          <draw:text-box>
            <text:p text:style-name="P4"><text:span text:style-name="T2">last_pos</text:span></text:p>
          </draw:text-box>
        </draw:frame>
        <draw:frame draw:style-name="gr24" draw:text-style-name="P5" draw:layer="layout" svg:width="1.17cm" svg:height="0.692cm" svg:x="-14.984cm" svg:y="-4.672cm">
          <draw:text-box>
            <text:p text:style-name="P4"><text:span text:style-name="T2">eop</text:span></text:p>
          </draw:text-box>
        </draw:frame>
        <draw:line draw:style-name="gr5" draw:text-style-name="P1" draw:layer="layout" svg:x1="-19.028cm" svg:y1="-4.751cm" svg:x2="-19.028cm" svg:y2="1.4cm">
          <text:p text:style-name="P4"/>
        </draw:line>
        <draw:frame draw:style-name="gr9" draw:text-style-name="P6" draw:layer="layout" svg:width="2.534cm" svg:height="0.692cm" svg:x="-16.744cm" svg:y="19.545cm">
          <draw:text-box>
            <text:p text:style-name="P4"><text:span text:style-name="T2">Barrel Shift 1</text:span></text:p>
          </draw:text-box>
        </draw:frame>
        <draw:frame draw:style-name="gr9" draw:text-style-name="P6" draw:layer="layout" svg:width="2.534cm" svg:height="0.692cm" svg:x="-3.244cm" svg:y="16.045cm">
          <draw:text-box>
            <text:p text:style-name="P4"><text:span text:style-name="T2">Barrel Shift 2</text:span></text:p>
          </draw:text-box>
        </draw:frame>
        <draw:frame draw:style-name="gr9" draw:text-style-name="P6" draw:layer="layout" svg:width="2.962cm" svg:height="0.692cm" svg:x="-10.344cm" svg:y="16.045cm">
          <draw:text-box>
            <text:p text:style-name="P4"><text:span text:style-name="T2">Priority encoder</text:span></text:p>
          </draw:text-box>
        </draw:frame>
        <draw:polyline draw:style-name="gr16" draw:text-style-name="P1" draw:layer="layout" svg:width="4.928cm" svg:height="1.878cm" draw:transform="skewX (-0.003490658503988) rotate (-1.57742857795336) translate (34.106cm -2.124cm)" svg:viewBox="0 0 4929 1879" draw:points="0,-68182 6,-66303 4122,-66332 4118,-68151 4929,-68155">
          <text:p text:style-name="P4"/>
        </draw:polyline>
        <draw:custom-shape draw:style-name="gr1" draw:text-style-name="P1" draw:layer="layout" svg:width="20.832cm" svg:height="12.755cm" svg:x="-17.507cm" svg:y="27.745cm">
          <text:p text:style-name="P4"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4.121cm" svg:height="1.79cm" svg:x="-4.697cm" svg:y="32.4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2.311cm" svg:height="2.151cm" svg:x="-3.775cm" svg:y="28.29cm">
          <text:p text:style-name="P2"><text:span text:style-name="T1">Compare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1.905cm" svg:height="1.176cm" svg:x="0.91cm" svg:y="29.254cm"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0.91cm" svg:y1="29.898cm" svg:x2="-1.432cm" svg:y2="29.898cm">
          <text:p text:style-name="P4"/>
        </draw:line>
        <draw:custom-shape draw:style-name="gr39" draw:text-style-name="P3" draw:layer="layout" svg:width="4.765cm" svg:height="1.176cm" svg:x="-11.637cm" svg:y="29.295cm">
          <text:p text:style-name="P2"><text:span text:style-name="T1">Counter w/ 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-6.872cm" svg:y1="29.835cm" svg:x2="-3.775cm" svg:y2="29.835cm">
          <text:p text:style-name="P4"/>
        </draw:line>
        <draw:polyline draw:style-name="gr12" draw:text-style-name="P1" draw:layer="layout" svg:width="3.048cm" svg:height="2.239cm" draw:transform="skewX (0.638266907454206) rotate (-0.890117918518127) translate (-6.61557204708935cm 30.4302613166429cm)" svg:viewBox="0 0 3049 2240" draw:points="0,49355 0,49355 2902,50823 3049,48583">
          <text:p text:style-name="P4"/>
        </draw:polyline>
        <draw:polyline draw:style-name="gr12" draw:text-style-name="P1" draw:layer="layout" svg:width="3.435cm" svg:height="1.728cm" draw:transform="skewX (-0.787492558499693) rotate (0.751538775908616) translate (-1.14845738254832cm 32.7839591745473cm)" svg:viewBox="0 0 3436 1729" draw:points="3436,46338 3436,46338 84,48067 0,46784">
          <text:p text:style-name="P4"/>
        </draw:polyline>
        <draw:frame draw:style-name="gr9" draw:text-style-name="P6" draw:layer="layout" svg:width="1.035cm" svg:height="0.692cm" svg:x="-0.062cm" svg:y="29.225cm">
          <draw:text-box>
            <text:p text:style-name="P4"><text:span text:style-name="T2">rptr</text:span></text:p>
          </draw:text-box>
        </draw:frame>
        <draw:frame draw:style-name="gr9" draw:text-style-name="P6" draw:layer="layout" svg:width="1.129cm" svg:height="0.692cm" svg:x="0.32cm" svg:y="30.373cm">
          <draw:text-box>
            <text:p text:style-name="P4"><text:span text:style-name="T2">radr</text:span></text:p>
          </draw:text-box>
        </draw:frame>
        <draw:frame draw:style-name="gr9" draw:text-style-name="P6" draw:layer="layout" svg:width="1.167cm" svg:height="0.692cm" svg:x="-6.872cm" svg:y="29.154cm">
          <draw:text-box>
            <text:p text:style-name="P4"><text:span text:style-name="T2">wptr</text:span></text:p>
          </draw:text-box>
        </draw:frame>
        <draw:frame draw:style-name="gr9" draw:text-style-name="P6" draw:layer="layout" svg:width="1.264cm" svg:height="0.692cm" svg:x="-7.711cm" svg:y="30.405cm">
          <draw:text-box>
            <text:p text:style-name="P4"><text:span text:style-name="T2">wadr</text:span></text:p>
          </draw:text-box>
        </draw:frame>
        <draw:frame draw:style-name="gr24" draw:text-style-name="P5" draw:layer="layout" svg:width="2.732cm" svg:height="0.692cm" svg:x="-11.729cm" svg:y="37.54cm">
          <draw:text-box>
            <text:p text:style-name="P4"><text:span text:style-name="T2">error</text:span></text:p>
          </draw:text-box>
        </draw:frame>
        <draw:frame draw:style-name="gr24" draw:text-style-name="P5" draw:layer="layout" svg:width="2.732cm" svg:height="0.692cm" svg:x="-5.292cm" svg:y="28.255cm">
          <draw:text-box>
            <text:p text:style-name="P4"><text:span text:style-name="T2">fifo_full</text:span></text:p>
          </draw:text-box>
        </draw:frame>
        <draw:frame draw:style-name="gr24" draw:text-style-name="P5" draw:layer="layout" svg:width="2.732cm" svg:height="0.692cm" svg:x="-16.777cm" svg:y="39.263cm">
          <draw:text-box>
            <text:p text:style-name="P4"><text:span text:style-name="T2">data_valid</text:span></text:p>
          </draw:text-box>
        </draw:frame>
        <draw:polyline draw:style-name="gr16" draw:text-style-name="P1" draw:layer="layout" svg:width="8.011cm" svg:height="3cm" draw:transform="skewX (-1.08960905201985) rotate (0.423416876533744) translate (-11.6998743805724cm 37.6621397438861cm)" svg:viewBox="0 0 8012 3001" draw:points="0,59065 911,62059 8012,59058">
          <text:p text:style-name="P4"/>
        </draw:polyline>
        <draw:frame draw:style-name="gr9" draw:text-style-name="P6" draw:layer="layout" svg:width="1.145cm" svg:height="0.692cm" svg:x="-4.217cm" svg:y="34.013cm">
          <draw:text-box>
            <text:p text:style-name="P4"><text:span text:style-name="T2">wen</text:span></text:p>
          </draw:text-box>
        </draw:frame>
        <draw:path draw:style-name="gr15" draw:text-style-name="P1" draw:layer="layout" svg:width="0.698cm" svg:height="1.001cm" draw:transform="skewX (-0.0010471975511964) rotate (3.13880012678601) translate (-14.3378758347575cm 38.5819524735073cm)" svg:viewBox="0 0 699 1002" svg:d="m699-76242c-12 0-24 0-35-1-12 0-24-1-36-1-12-2-23-2-35-4-12-1-23-2-35-4-11-2-23-4-34-6-12-2-23-4-34-7-12-2-23-5-34-8s-22-6-33-9c-10-4-21-7-32-11s-21-8-32-12c-10-4-20-8-30-12-10-5-19-10-29-14-10-6-19-10-29-15-9-6-18-11-27-16-9-6-18-12-27-18-8-5-16-11-25-17-8-7-16-13-23-19-8-7-15-13-23-20-7-7-14-13-21-20s-13-14-19-21c-6-8-12-15-18-22-6-8-11-15-17-23-5-7-9-15-15-23-4-8-8-16-12-23-4-8-8-17-12-24-3-9-6-17-10-25-2-8-5-16-8-24-2-9-4-17-6-26-1-8-3-17-4-25s-2-17-3-25-1-17-1-25c0-9 0-17 1-26 1-8 2-17 3-25s3-17 4-25c2-8 4-17 6-25 3-9 6-17 8-25 4-8 7-16 10-24 4-8 8-16 12-24s8-16 13-24 9-15 15-23c5-7 10-15 16-22 6-8 12-15 18-23 6-7 13-14 19-21 7-7 14-13 21-20 8-7 15-13 23-20 8-6 16-12 23-19 9-6 17-12 26-17 8-6 17-12 26-18 9-5 18-10 27-16 10-5 19-9 29-15 10-4 19-9 29-14 10-4 20-8 31-12 10-4 21-8 31-12 11-4 22-7 32-11 11-3 22-6 33-9s23-6 34-9c11-2 23-4 34-6s23-4 34-6c12-2 24-3 35-5 12-1 23-2 35-3s24-1 36-2c12 0 23 0 35-1 0 167-135 161-135 491s135 344 135 511z">
          <text:p text:style-name="P4"/>
        </draw:path>
        <draw:custom-shape draw:style-name="gr7" draw:text-style-name="P1" draw:layer="layout" svg:width="-1.139cm" svg:height="-0.965cm" svg:x="-13.206cm" svg:y="39.121cm">
          <text:p text:style-name="P4"/>
          <draw:enhanced-geometry draw:mirror-horizontal="false" draw:mirror-vertical="false" draw:glue-point-type="segments" draw:type="mso-spt100" draw:modifiers="-90.0146874591962 90.01559068793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line draw:style-name="gr5" draw:text-style-name="P1" draw:layer="layout" svg:width="0.62cm" svg:height="0.237cm" draw:transform="skewX (0.172263997171808) rotate (-0.438426708102079) translate (-14.2763765671313cm 37.9943900916008cm)" svg:viewBox="0 0 621 238" draw:points="0,81027 204,80923 357,81161 621,81028">
          <text:p text:style-name="P4"/>
        </draw:polyline>
        <draw:line draw:style-name="gr14" draw:text-style-name="P1" draw:layer="layout" svg:x1="-15.876cm" svg:y1="37.805cm" svg:x2="-14.937cm" svg:y2="37.806cm">
          <text:p text:style-name="P4"/>
        </draw:line>
        <draw:polyline draw:style-name="gr14" draw:text-style-name="P1" draw:layer="layout" svg:width="146.519cm" svg:height="4.658cm" draw:transform="skewX (1.53868226855791) translate (-16.431cm 33.704cm)" svg:viewBox="0 0 146520 4659" draw:points="0,67408 145027,72067 145637,72067 145633,72067 146520,72067">
          <text:p text:style-name="P4"/>
        </draw:polyline>
        <draw:frame draw:style-name="gr24" draw:text-style-name="P5" draw:layer="layout" svg:width="2.732cm" svg:height="0.692cm" svg:x="-16.769cm" svg:y="38.283cm">
          <draw:text-box>
            <text:p text:style-name="P4"><text:span text:style-name="T2">pkt_err</text:span></text:p>
          </draw:text-box>
        </draw:frame>
        <draw:polyline draw:style-name="gr14" draw:text-style-name="P1" draw:layer="layout" svg:width="17.015cm" svg:height="7.689cm" draw:transform="skewX (-0.951553508187129) rotate (-2.59896978914545) translate (-1.30442194638347cm 29.0182790515474cm)" svg:viewBox="0 0 17016 7690" draw:points="0,-46902 1593,-40663 17016,-48353">
          <text:p text:style-name="P4"/>
        </draw:polyline>
        <draw:polyline draw:style-name="gr5" draw:text-style-name="P1" draw:layer="layout" svg:width="1.188cm" svg:height="0.6cm" draw:transform="skewX (-0.672475360793288) rotate (-2.28428692501093) translate (-13.331543752513cm 38.9556908344165cm)" svg:viewBox="0 0 1189 601" draw:points="0,-30475 17,-30231 1189,-30832">
          <text:p text:style-name="P4"/>
        </draw:polyline>
        <draw:line draw:style-name="gr13" draw:text-style-name="P1" draw:layer="layout" svg:x1="-19.175cm" svg:y1="33.706cm" svg:x2="-4.697cm" svg:y2="33.704cm">
          <text:p text:style-name="P4"/>
        </draw:line>
        <draw:frame draw:style-name="gr24" draw:text-style-name="P5" draw:layer="layout" svg:width="2.732cm" svg:height="0.692cm" svg:x="-19.175cm" svg:y="33.014cm">
          <draw:text-box>
            <text:p text:style-name="P4"><text:span text:style-name="T2">data_in</text:span></text:p>
          </draw:text-box>
        </draw:frame>
        <draw:line draw:style-name="gr13" draw:text-style-name="P1" draw:layer="layout" svg:x1="-0.576cm" svg:y1="33.756cm" svg:x2="5.382cm" svg:y2="33.756cm">
          <text:p text:style-name="P4"/>
        </draw:line>
        <draw:frame draw:style-name="gr24" draw:text-style-name="P5" draw:layer="layout" svg:width="2.732cm" svg:height="0.692cm" svg:x="3.268cm" svg:y="33.121cm">
          <draw:text-box>
            <text:p text:style-name="P4"><text:span text:style-name="T2">data_out</text:span></text:p>
          </draw:text-box>
        </draw:frame>
        <draw:line draw:style-name="gr16" draw:text-style-name="P1" draw:layer="layout" svg:x1="-1.464cm" svg:y1="28.796cm" svg:x2="5.435cm" svg:y2="28.796cm">
          <text:p text:style-name="P4"/>
        </draw:line>
        <draw:frame draw:style-name="gr24" draw:text-style-name="P5" draw:layer="layout" svg:width="2.732cm" svg:height="0.692cm" svg:x="3.22cm" svg:y="28.053cm">
          <draw:text-box>
            <text:p text:style-name="P4"><text:span text:style-name="T2">fifo_empty</text:span></text:p>
          </draw:text-box>
        </draw:frame>
        <draw:polyline draw:style-name="gr16" draw:text-style-name="P1" draw:layer="layout" svg:width="6.842cm" svg:height="2.164cm" draw:transform="skewX (1.18298416700153) rotate (-0.342433599242409) translate (-1.01076539943566cm 34.2469298205568cm)" svg:viewBox="0 0 6843 2165" draw:points="6843,65196 6070,67361 0,65197">
          <text:p text:style-name="P4"/>
        </draw:polyline>
        <draw:frame draw:style-name="gr9" draw:text-style-name="P6" draw:layer="layout" svg:width="1.01cm" svg:height="0.692cm" svg:x="-2.44cm" svg:y="34.003cm">
          <draw:text-box>
            <text:p text:style-name="P4"><text:span text:style-name="T2">ren</text:span></text:p>
          </draw:text-box>
        </draw:frame>
        <draw:frame draw:style-name="gr9" draw:text-style-name="P6" draw:layer="layout" svg:width="1.01cm" svg:height="0.692cm" svg:x="3.31cm" svg:y="35.767cm">
          <draw:text-box>
            <text:p text:style-name="P4"><text:span text:style-name="T2">ren</text:span></text:p>
          </draw:text-box>
        </draw:frame>
        <draw:custom-shape draw:style-name="gr25" draw:text-style-name="P1" draw:layer="layout" svg:width="0.164cm" svg:height="0.165cm" svg:x="-9.072cm" svg:y="30.486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6" draw:layer="layout" svg:width="1.484cm" svg:height="0.692cm" svg:x="-10.439cm" svg:y="30.355cm">
          <draw:text-box>
            <text:p text:style-name="P4"><text:span text:style-name="T2">off_en</text:span></text:p>
          </draw:text-box>
        </draw:frame>
        <draw:polyline draw:style-name="gr16" draw:text-style-name="P1" draw:layer="layout" svg:width="6.464cm" svg:height="3.144cm" draw:transform="skewX (0.508065345255453) rotate (-0.902684289132483) translate (-8.39766667025818cm 30.6549467157359cm)" svg:viewBox="0 0 6465 3145" draw:points="6465,51168 5735,54311 0,51166">
          <text:p text:style-name="P4"/>
        </draw:polyline>
        <draw:frame draw:style-name="gr9" draw:text-style-name="P6" draw:layer="layout" svg:width="0.891cm" svg:height="0.692cm" svg:x="-8.416cm" svg:y="30.413cm">
          <draw:text-box>
            <text:p text:style-name="P4"><text:span text:style-name="T2">en</text:span></text:p>
          </draw:text-box>
        </draw:frame>
        <draw:line draw:style-name="gr16" draw:text-style-name="P1" draw:layer="layout" svg:x1="2.316cm" svg:y1="36.545cm" svg:x2="2.315cm" svg:y2="30.455cm">
          <text:p text:style-name="P4"/>
        </draw:line>
        <draw:frame draw:style-name="gr9" draw:text-style-name="P6" draw:layer="layout" svg:width="0.891cm" svg:height="0.692cm" svg:x="2.31cm" svg:y="30.367cm">
          <draw:text-box>
            <text:p text:style-name="P4"><text:span text:style-name="T2">en</text:span></text:p>
          </draw:text-box>
        </draw:frame>
        <draw:g>
          <draw:line draw:style-name="gr5" draw:text-style-name="P1" draw:layer="layout" svg:x1="-11.705cm" svg:y1="37.148cm" svg:x2="-11.705cm" svg:y2="38.156cm">
            <text:p text:style-name="P4"/>
          </draw:line>
          <draw:line draw:style-name="gr5" draw:text-style-name="P1" draw:layer="layout" svg:x1="-12.283cm" svg:y1="36.971cm" svg:x2="-11.705cm" svg:y2="37.148cm">
            <text:p text:style-name="P4"/>
          </draw:line>
          <draw:line draw:style-name="gr5" draw:text-style-name="P1" draw:layer="layout" svg:x1="-12.283cm" svg:y1="38.351cm" svg:x2="-11.705cm" svg:y2="38.174cm">
            <text:p text:style-name="P4"/>
          </draw:line>
          <draw:line draw:style-name="gr5" draw:text-style-name="P1" draw:layer="layout" svg:x1="-12.283cm" svg:y1="36.971cm" svg:x2="-12.283cm" svg:y2="38.333cm">
            <text:p text:style-name="P4"/>
          </draw:line>
        </draw:g>
        <draw:frame draw:style-name="gr31" draw:text-style-name="P5" draw:layer="layout" svg:width="1.197cm" svg:height="0.692cm" svg:x="-12.283cm" svg:y="37.063cm">
          <draw:text-box>
            <text:p text:style-name="P4"><text:span text:style-name="T2">1</text:span></text:p>
          </draw:text-box>
        </draw:frame>
        <draw:frame draw:style-name="gr31" draw:text-style-name="P5" draw:layer="layout" svg:width="1.197cm" svg:height="0.692cm" svg:x="-12.282cm" svg:y="37.663cm">
          <draw:text-box>
            <text:p text:style-name="P4"><text:span text:style-name="T2">0</text:span></text:p>
          </draw:text-box>
        </draw:frame>
        <draw:frame draw:style-name="gr32" draw:text-style-name="P5" draw:layer="layout" svg:width="0.686cm" svg:height="0.692cm" svg:x="-13.829cm" svg:y="36.944cm">
          <draw:text-box>
            <text:p text:style-name="P4"><text:span text:style-name="T2">0</text:span></text:p>
          </draw:text-box>
        </draw:frame>
        <draw:polyline draw:style-name="gr5" draw:text-style-name="P1" draw:layer="layout" svg:width="1.098cm" svg:height="0.5cm" draw:transform="rotate (0.574038790980827) translate (-13.3950691629234cm 38.2856316952877cm)" svg:viewBox="0 0 1099 501" draw:points="0,50098 237,50251 561,49750 1099,50098">
          <text:p text:style-name="P4"/>
        </draw:polyline>
        <draw:line draw:style-name="gr5" draw:text-style-name="P1" draw:layer="layout" svg:x1="-13.142cm" svg:y1="37.246cm" svg:x2="-12.283cm" svg:y2="37.246cm">
          <text:p text:style-name="P4"/>
        </draw:line>
        <draw:polyline draw:style-name="gr16" draw:text-style-name="P1" draw:layer="layout" svg:width="13.891cm" svg:height="3.264cm" draw:transform="skewX (1.32802102784223) rotate (2.92691715559394) translate (-11.935cm 37.045cm)" svg:viewBox="0 0 13892 3265" draw:points="13892,-74209 5484,-76185 0,-77474">
          <text:p text:style-name="P4"/>
        </draw:polyline>
        <draw:g>
          <draw:custom-shape draw:style-name="gr11" draw:text-style-name="P1" draw:layer="layout" svg:width="0.813cm" svg:height="1.238cm" svg:x="-12.901cm" svg:y="31.881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-12.824cm" svg:y1="33.118cm" svg:x2="-12.742cm" svg:y2="33.037cm">
            <text:p text:style-name="P4"/>
          </draw:line>
          <draw:line draw:style-name="gr5" draw:text-style-name="P1" draw:layer="layout" svg:x1="-12.657cm" svg:y1="33.119cm" svg:x2="-12.739cm" svg:y2="33.038cm">
            <text:p text:style-name="P4"/>
          </draw:line>
          <draw:custom-shape draw:style-name="gr11" draw:text-style-name="P1" draw:layer="layout" svg:width="0.813cm" svg:height="1.238cm" svg:x="-12.9cm" svg:y="31.881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-12.823cm" svg:y1="33.118cm" svg:x2="-12.741cm" svg:y2="33.037cm">
            <text:p text:style-name="P4"/>
          </draw:line>
          <draw:line draw:style-name="gr5" draw:text-style-name="P1" draw:layer="layout" svg:x1="-12.656cm" svg:y1="33.119cm" svg:x2="-12.738cm" svg:y2="33.038cm">
            <text:p text:style-name="P4"/>
          </draw:line>
        </draw:g>
        <draw:polyline draw:style-name="gr16" draw:text-style-name="P1" draw:layer="layout" svg:width="5.428cm" svg:height="0.442cm" draw:transform="skewX (0.917345054848046) rotate (1.5407766636603) translate (-9.44700136050638cm 35.7230451952977cm)" svg:viewBox="0 0 5429 443" draw:points="0,-16741 592,-16298 2913,-16370 2913,-16370 5429,-16449">
          <text:p text:style-name="P4"/>
        </draw:polyline>
        <draw:frame draw:style-name="gr37" draw:text-style-name="P5" draw:layer="layout" svg:width="0.662cm" svg:height="0.692cm" svg:x="-10.648cm" svg:y="31.3cm">
          <draw:text-box>
            <text:p text:style-name="P4"><text:span text:style-name="T2">1</text:span></text:p>
          </draw:text-box>
        </draw:frame>
        <draw:line draw:style-name="gr12" draw:text-style-name="P1" draw:layer="layout" svg:x1="-7.576cm" svg:y1="32.803cm" svg:x2="-9.959cm" svg:y2="32.805cm">
          <text:p text:style-name="P4"/>
        </draw:line>
        <draw:polyline draw:style-name="gr12" draw:text-style-name="P1" draw:layer="layout" svg:width="1.492cm" svg:height="0.586cm" draw:transform="skewX (-0.192858882345337) rotate (2.68082573106278) translate (-10.7908041774783cm 33.0053607152501cm)" svg:viewBox="0 0 1493 587" draw:points="0,-68526 432,-68723 629,-68136 1493,-68526">
          <text:p text:style-name="P4"/>
        </draw:polyline>
        <draw:polyline draw:style-name="gr38" draw:text-style-name="P1" draw:layer="layout" svg:width="2.656cm" svg:height="1.403cm" draw:transform="skewX (0.168249739892222) rotate (0.782082037818511) translate (-13.5104037704233cm 31.6969761246632cm)" svg:viewBox="0 0 2657 1404" draw:points="218,26711 0,26526 490,25932 2142,27336 2657,26711">
          <text:p text:style-name="P4"/>
        </draw:polyline>
        <draw:frame draw:style-name="gr9" draw:text-style-name="P6" draw:layer="layout" svg:width="1.81cm" svg:height="0.692cm" svg:x="-13.385cm" svg:y="30.563cm">
          <draw:text-box>
            <text:p text:style-name="P4"><text:span text:style-name="T2">last_pos</text:span></text:p>
          </draw:text-box>
        </draw:frame>
        <draw:frame draw:style-name="gr24" draw:text-style-name="P5" draw:layer="layout" svg:width="1.17cm" svg:height="0.692cm" svg:x="-12.869cm" svg:y="33.783cm">
          <draw:text-box>
            <text:p text:style-name="P4"><text:span text:style-name="T2">eop</text:span></text:p>
          </draw:text-box>
        </draw:frame>
        <draw:line draw:style-name="gr5" draw:text-style-name="P1" draw:layer="layout" svg:x1="-16.913cm" svg:y1="33.704cm" svg:x2="-16.913cm" svg:y2="39.855cm">
          <text:p text:style-name="P4"/>
        </draw:line>
        <draw:custom-shape draw:style-name="gr25" draw:text-style-name="P1" draw:layer="layout" svg:width="1.35cm" svg:height="0.681cm" draw:transform="rotate (1.5707963267946) translate (-1.694cm 10.3cm)">
          <text:p text:style-name="P4"/>
          <draw:enhanced-geometry svg:viewBox="0 0 21600 21600" draw:mirror-horizontal="false" draw:mirror-vertical="false" draw:glue-points="?f6 10800 10800 21600 ?f5 10800 10800 0" draw:text-areas="?f3 ?f3 ?f4 ?f4" draw:type="trapezoid" draw:modifiers="3036.3757495003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16" draw:text-style-name="P1" draw:layer="layout" svg:width="4.63cm" svg:height="2.375cm" draw:transform="skewX (0.145036860840701) rotate (-2.58169102955071) translate (-1.38172747971761cm 10.6680218081242cm)" svg:viewBox="0 0 4631 2376" draw:points="0,-15844 2802,-14235 3945,-16611 4631,-16216">
          <text:p text:style-name="P4"/>
        </draw:polyline>
        <draw:polyline draw:style-name="gr16" draw:text-style-name="P1" draw:layer="layout" svg:width="4.339cm" svg:height="1.916cm" draw:transform="skewX (0.0869173967493012) rotate (-0.441742833680867) translate (-4.90157624091319cm 6.26971738122687cm)" svg:viewBox="0 0 4340 1917" draw:points="4340,16941 3320,17444 2246,15527 0,16642">
          <text:p text:style-name="P4"/>
        </draw:polyline>
        <draw:polyline draw:style-name="gr16" draw:text-style-name="P1" draw:layer="layout" svg:width="5.146cm" svg:height="-0.001cm" draw:transform="skewX (1.55334303427466) translate (-0.973000000000077cm 9.592cm)" svg:viewBox="0 0 5147 0" draw:points="5147,19184 1920,19184 1911,19184 0,19184">
          <text:p text:style-name="P4"/>
        </draw:polyline>
        <draw:g>
          <draw:line draw:style-name="gr5" draw:text-style-name="P1" draw:layer="layout" svg:x1="-1.001cm" svg:y1="6.062cm" svg:x2="-1.001cm" svg:y2="7.118cm">
            <text:p text:style-name="P4"/>
          </draw:line>
          <draw:line draw:style-name="gr5" draw:text-style-name="P1" draw:layer="layout" svg:x1="-1.64cm" svg:y1="5.876cm" svg:x2="-1.64cm" svg:y2="6.525cm">
            <text:p text:style-name="P4"/>
          </draw:line>
          <draw:line draw:style-name="gr5" draw:text-style-name="P1" draw:layer="layout" svg:x1="-1.64cm" svg:y1="5.876cm" svg:x2="-1.001cm" svg:y2="6.062cm">
            <text:p text:style-name="P4"/>
          </draw:line>
          <draw:line draw:style-name="gr5" draw:text-style-name="P1" draw:layer="layout" svg:x1="-1.64cm" svg:y1="7.323cm" svg:x2="-1.001cm" svg:y2="7.137cm">
            <text:p text:style-name="P4"/>
          </draw:line>
          <draw:line draw:style-name="gr5" draw:text-style-name="P1" draw:layer="layout" svg:x1="-1.64cm" svg:y1="6.675cm" svg:x2="-1.64cm" svg:y2="7.305cm">
            <text:p text:style-name="P4"/>
          </draw:line>
          <draw:line draw:style-name="gr5" draw:text-style-name="P1" draw:layer="layout" svg:x1="-1.64cm" svg:y1="6.525cm" svg:x2="-1.462cm" svg:y2="6.602cm">
            <text:p text:style-name="P4"/>
          </draw:line>
          <draw:line draw:style-name="gr5" draw:text-style-name="P1" draw:layer="layout" svg:x1="-1.64cm" svg:y1="6.674cm" svg:x2="-1.462cm" svg:y2="6.597cm">
            <text:p text:style-name="P4"/>
          </draw:line>
          <draw:line draw:style-name="gr5" draw:text-style-name="P1" draw:layer="layout" svg:x1="-1.264cm" svg:y1="6.513cm" svg:x2="-1.264cm" svg:y2="6.695cm">
            <text:p text:style-name="P4"/>
          </draw:line>
          <draw:line draw:style-name="gr5" draw:text-style-name="P1" draw:layer="layout" svg:x1="-1.332cm" svg:y1="6.598cm" svg:x2="-1.184cm" svg:y2="6.598cm">
            <text:p text:style-name="P4"/>
          </draw:line>
        </draw:g>
        <draw:polyline draw:style-name="gr16" draw:text-style-name="P1" draw:layer="layout" svg:width="6.206cm" svg:height="3.517cm" draw:transform="skewX (0.643502895210188) rotate (0.871617428445804) translate (-5.78674756245575cm 11.043392863785cm)" svg:viewBox="0 0 6207 3518" draw:points="0,6491 3791,8875 5336,5357 6207,5904">
          <text:p text:style-name="P4"/>
        </draw:polyline>
        <draw:polyline draw:style-name="gr13" draw:text-style-name="P1" draw:layer="layout" svg:width="3.394cm" svg:height="0.745cm" draw:transform="rotate (-1.8584265875244) translate (0.559181023251246cm 8.05989951444066cm)" svg:viewBox="0 0 3395 746" draw:points="0,-5381 143,-4899 2666,-5645 2796,-5204 3395,-5381">
          <text:p text:style-name="P4"/>
        </draw:polyline>
        <draw:polyline draw:style-name="gr13" draw:text-style-name="P1" draw:layer="layout" svg:width="1.446cm" svg:height="0.949cm" draw:transform="skewX (0.0476474885794361) rotate (-2.72829868671821) translate (-0.0225257441008075cm 8.44070922919592cm)" svg:viewBox="0 0 1447 950" draw:points="0,-14955 1076,-14492 1447,-15442">
          <text:p text:style-name="P4"/>
        </draw:polyline>
        <draw:frame draw:style-name="gr9" draw:text-style-name="P5" draw:layer="layout" svg:width="0.697cm" svg:height="0.692cm" svg:x="-1.853cm" svg:y="9.005cm">
          <draw:text-box>
            <text:p text:style-name="P4"><text:span text:style-name="T2">1</text:span></text:p>
          </draw:text-box>
        </draw:frame>
        <draw:frame draw:style-name="gr9" draw:text-style-name="P5" draw:layer="layout" svg:width="0.697cm" svg:height="0.692cm" svg:x="-1.852cm" svg:y="9.605cm">
          <draw:text-box>
            <text:p text:style-name="P4"><text:span text:style-name="T2">0</text:span></text:p>
          </draw:text-box>
        </draw:frame>
        <draw:line draw:style-name="gr5" draw:text-style-name="P1" draw:layer="layout" svg:x1="-16.913cm" svg:y1="39.855cm" svg:x2="-14.11cm" svg:y2="39.855cm">
          <text:p text:style-name="P4"/>
        </draw:line>
        <draw:custom-shape draw:style-name="gr40" draw:text-style-name="P16" draw:layer="layout" svg:width="0.779cm" svg:height="0.779cm" svg:x="-10.738cm" svg:y="32.4cm">
          <text:p text:style-name="P2"><text:span text:style-name="T7">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1" draw:layer="layout" svg:x1="-10.34cm" svg:y1="31.992cm" svg:x2="-10.34cm" svg:y2="32.4cm">
          <text:p text:style-name="P4"/>
        </draw:line>
        <draw:custom-shape draw:style-name="gr7" draw:text-style-name="P1" draw:layer="layout" svg:width="-1.139cm" svg:height="-0.965cm" svg:x="-9.465cm" svg:y="36.2cm">
          <text:p text:style-name="P4"/>
          <draw:enhanced-geometry draw:mirror-horizontal="false" draw:mirror-vertical="false" draw:glue-point-type="segments" draw:type="mso-spt100" draw:modifiers="-90.0146874591962 90.01559068793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line draw:style-name="gr14" draw:text-style-name="P1" draw:layer="layout" svg:width="96.664cm" svg:height="1.668cm" draw:transform="skewX (-1.55334303427466) rotate (3.1415926535892) translate (85.5801990358535cm 37.662999999828cm)" svg:viewBox="0 0 96665 1669" draw:points="96665,-75326 1048,-73657 620,-73657 622,-73657 0,-73657">
          <text:p text:style-name="P4"/>
        </draw:polyline>
        <draw:line draw:style-name="gr14" draw:text-style-name="P1" draw:layer="layout" svg:x1="-11.932cm" svg:y1="35.442cm" svg:x2="-10.04cm" svg:y2="35.442cm">
          <text:p text:style-name="P4"/>
        </draw:line>
        <draw:line draw:style-name="gr21" draw:text-style-name="P1" draw:layer="layout" svg:x1="18.198cm" svg:y1="15.608cm" svg:x2="18.198cm" svg:y2="14.85cm">
          <text:p text:style-name="P4"/>
        </draw:line>
        <draw:line draw:style-name="gr41" draw:text-style-name="P1" draw:layer="layout" svg:x1="20.421cm" svg:y1="15.586cm" svg:x2="20.421cm" svg:y2="14.828cm">
          <text:p text:style-name="P4"/>
        </draw:line>
        <draw:custom-shape draw:style-name="gr11" draw:text-style-name="P1" draw:layer="layout" svg:width="0.622cm" svg:height="1cm" svg:x="-15.722cm" svg:y="22.4cm">
          <text:p text:style-name="P4"/>
          <draw:enhanced-geometry svg:viewBox="0 0 21600 21600" draw:text-areas="0 ?f0 ?f5 ?f2" draw:type="right-arrow" draw:modifiers="13660.3531300161 5739.860139860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0.622cm" svg:height="1cm" svg:x="-2.289cm" svg:y="18.712cm">
          <text:p text:style-name="P4"/>
          <draw:enhanced-geometry svg:viewBox="0 0 21600 21600" draw:text-areas="0 ?f0 ?f5 ?f2" draw:type="right-arrow" draw:modifiers="13660.3531300161 5739.860139860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0.164cm" svg:height="0.165cm" svg:x="-8.472cm" svg:y="30.487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1" draw:layer="layout" svg:width="0.164cm" svg:height="0.165cm" svg:x="-4.472cm" svg:y="34.187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1" draw:layer="layout" svg:width="1.808cm" svg:height="0.717cm" draw:transform="rotate (1.5707963267946) translate (27.196cm 20.469cm)">
          <text:p text:style-name="P4"/>
          <draw:enhanced-geometry svg:viewBox="0 0 21600 21600" draw:mirror-horizontal="false" draw:mirror-vertical="false" draw:glue-points="?f6 10800 10800 21600 ?f5 10800 10800 0" draw:text-areas="?f3 ?f3 ?f4 ?f4" draw:type="trapezoid" draw:modifiers="3104.477611940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3" draw:text-style-name="P1" draw:layer="layout" svg:x1="26.282cm" svg:y1="19.05cm" svg:x2="27.208cm" svg:y2="19.05cm">
          <text:p text:style-name="P4"/>
        </draw:line>
        <draw:polyline draw:style-name="gr42" draw:text-style-name="P1" draw:layer="layout" svg:width="2.337cm" svg:height="1.083cm" draw:transform="skewX (0.426907535037732) rotate (-2.54870430668802) translate (29.9415908192546cm 18.8026307763943cm)" svg:viewBox="0 0 2338 1084" draw:points="2338,-64154 1382,-64647 1145,-63563 0,-64153">
          <text:p text:style-name="P4"/>
        </draw:polyline>
        <draw:frame draw:style-name="gr43" draw:text-style-name="P5" draw:layer="layout" svg:width="0.697cm" svg:height="0.692cm" svg:x="27.145cm" svg:y="18.784cm">
          <draw:text-box>
            <text:p text:style-name="P4"><text:span text:style-name="T2">1</text:span></text:p>
          </draw:text-box>
        </draw:frame>
        <draw:frame draw:style-name="gr44" draw:text-style-name="P5" draw:layer="layout" svg:width="0.697cm" svg:height="0.692cm" svg:x="27.096cm" svg:y="19.649cm">
          <draw:text-box>
            <text:p text:style-name="P4"><text:span text:style-name="T2">0</text:span></text:p>
          </draw:text-box>
        </draw:frame>
        <draw:frame draw:style-name="gr37" draw:text-style-name="P5" draw:layer="layout" svg:width="2.016cm" svg:height="0.692cm" svg:x="24.288cm" svg:y="19.728cm">
          <draw:text-box>
            <text:p text:style-name="P4"><text:span text:style-name="T2">code_n</text:span></text:p>
          </draw:text-box>
        </draw:frame>
        <draw:line draw:style-name="gr13" draw:text-style-name="P1" draw:layer="layout" svg:x1="26.303cm" svg:y1="20.048cm" svg:x2="27.231cm" svg:y2="20.048cm">
          <text:p text:style-name="P4"/>
        </draw:line>
        <draw:frame draw:style-name="gr37" draw:text-style-name="P5" draw:layer="layout" svg:width="1.967cm" svg:height="0.692cm" svg:x="24.304cm" svg:y="18.679cm">
          <draw:text-box>
            <text:p text:style-name="P4"><text:span text:style-name="T2">code_n-1</text:span></text:p>
          </draw:text-box>
        </draw:frame>
        <draw:frame draw:style-name="gr37" draw:text-style-name="P5" draw:layer="layout" svg:width="1.743cm" svg:height="0.692cm" svg:x="27.896cm" svg:y="15.892cm">
          <draw:text-box>
            <text:p text:style-name="P4"><text:span text:style-name="T2">code_2</text:span></text:p>
          </draw:text-box>
        </draw:frame>
        <draw:custom-shape draw:style-name="gr25" draw:text-style-name="P1" draw:layer="layout" svg:width="1.808cm" svg:height="0.717cm" draw:transform="rotate (1.5707963267946) translate (29.875cm 18.7cm)">
          <text:p text:style-name="P4"/>
          <draw:enhanced-geometry svg:viewBox="0 0 21600 21600" draw:mirror-horizontal="false" draw:mirror-vertical="false" draw:glue-points="?f6 10800 10800 21600 ?f5 10800 10800 0" draw:text-areas="?f3 ?f3 ?f4 ?f4" draw:type="trapezoid" draw:modifiers="3104.477611940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3" draw:text-style-name="P5" draw:layer="layout" svg:width="0.697cm" svg:height="0.692cm" svg:x="29.824cm" svg:y="17.015cm">
          <draw:text-box>
            <text:p text:style-name="P4"><text:span text:style-name="T2">1</text:span></text:p>
          </draw:text-box>
        </draw:frame>
        <draw:frame draw:style-name="gr44" draw:text-style-name="P5" draw:layer="layout" svg:width="0.697cm" svg:height="0.692cm" svg:x="29.775cm" svg:y="17.78cm">
          <draw:text-box>
            <text:p text:style-name="P4"><text:span text:style-name="T2">0</text:span></text:p>
          </draw:text-box>
        </draw:frame>
        <draw:polyline draw:style-name="gr45" draw:text-style-name="P1" draw:layer="layout" svg:width="2.268cm" svg:height="1.064cm" draw:transform="skewX (0.448898683612857) rotate (-2.53247274464448) translate (32.5387761777284cm 17.0335925447355cm)" svg:viewBox="0 0 2269 1065" draw:points="2269,-64689 1341,-65174 1111,-64109 0,-64688">
          <text:p text:style-name="P4"/>
        </draw:polyline>
        <draw:custom-shape draw:style-name="gr25" draw:text-style-name="P1" draw:layer="layout" svg:width="1.808cm" svg:height="0.717cm" draw:transform="rotate (1.5707963267946) translate (32.476cm 17cm)">
          <text:p text:style-name="P4"/>
          <draw:enhanced-geometry svg:viewBox="0 0 21600 21600" draw:mirror-horizontal="false" draw:mirror-vertical="false" draw:glue-points="?f6 10800 10800 21600 ?f5 10800 10800 0" draw:text-areas="?f3 ?f3 ?f4 ?f4" draw:type="trapezoid" draw:modifiers="3104.477611940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3" draw:text-style-name="P5" draw:layer="layout" svg:width="0.697cm" svg:height="0.692cm" svg:x="32.425cm" svg:y="15.315cm">
          <draw:text-box>
            <text:p text:style-name="P4"><text:span text:style-name="T2">1</text:span></text:p>
          </draw:text-box>
        </draw:frame>
        <draw:frame draw:style-name="gr44" draw:text-style-name="P5" draw:layer="layout" svg:width="0.697cm" svg:height="0.692cm" svg:x="32.376cm" svg:y="16.08cm">
          <draw:text-box>
            <text:p text:style-name="P4"><text:span text:style-name="T2">0</text:span></text:p>
          </draw:text-box>
        </draw:frame>
        <draw:polyline draw:style-name="gr45" draw:text-style-name="P1" draw:layer="layout" svg:width="1.076cm" svg:height="0cm" svg:x="0cm" svg:y="0cm" svg:viewBox="0 0 1077 0" draw:points="1077,0 587,0 587,0 0,0">
          <text:p text:style-name="P4"/>
        </draw:polyline>
        <draw:polyline draw:style-name="gr13" draw:text-style-name="P1" draw:layer="layout" svg:width="1.349cm" svg:height="0.625cm" draw:transform="skewX (-0.0132645023151544) rotate (-0.593761011529545) translate (28.7561561488888cm 16.5837619239947cm)" svg:viewBox="0 0 1350 626" draw:points="0,-4686 414,-4060 1350,-4686">
          <text:p text:style-name="P4"/>
        </draw:polyline>
        <draw:frame draw:style-name="gr37" draw:text-style-name="P5" draw:layer="layout" svg:width="1.743cm" svg:height="0.692cm" svg:x="30.497cm" svg:y="14.193cm">
          <draw:text-box>
            <text:p text:style-name="P4"><text:span text:style-name="T2">code_1</text:span></text:p>
          </draw:text-box>
        </draw:frame>
        <draw:polyline draw:style-name="gr13" draw:text-style-name="P1" draw:layer="layout" svg:width="1.296cm" svg:height="0.613cm" draw:transform="skewX (-0.0691150383789624) rotate (-0.621686279561449) translate (31.4220626644669cm 14.8848983789639cm)" svg:viewBox="0 0 1297 614" draw:points="0,-12401 397,-11787 1297,-12401">
          <text:p text:style-name="P4"/>
        </draw:polyline>
        <draw:polyline draw:style-name="gr16" draw:text-style-name="P1" draw:layer="layout" svg:width="7.591cm" svg:height="3.264cm" draw:transform="skewX (0.999200996766565) rotate (-0.516093859815812) translate (32.2249397640332cm 11.2082076733154cm)" svg:viewBox="0 0 7592 3265" draw:points="0,-9043 678,-12308 7592,-9050">
          <text:p text:style-name="P4"/>
        </draw:polyline>
        <draw:frame draw:style-name="gr18" draw:text-style-name="P5" draw:layer="layout" svg:width="1.188cm" svg:height="0.692cm" svg:x="34.29cm" svg:y="15.751cm">
          <draw:text-box>
            <text:p text:style-name="P4"><text:span text:style-name="T2">TAG</text:span></text:p>
          </draw:text-box>
        </draw:frame>
        <draw:polyline draw:style-name="gr13" draw:text-style-name="P1" draw:layer="layout" svg:width="5.068cm" svg:height="3.4cm" draw:transform="skewX (0.111002940426818) rotate (1.00426245159735) translate (34.1396461934933cm 2.88477476250833cm)" svg:viewBox="0 0 5069 3401" draw:points="0,61858 300,62259 2564,60708 5069,64109">
          <text:p text:style-name="P4"/>
        </draw:polyline>
        <draw:line draw:style-name="gr13" draw:text-style-name="P1" draw:layer="layout" svg:x1="35.048cm" svg:y1="-0.39cm" svg:x2="39.582cm" svg:y2="-0.393cm">
          <text:p text:style-name="P4"/>
        </draw:line>
        <draw:frame draw:style-name="gr9" draw:text-style-name="P5" draw:layer="layout" svg:width="3.427cm" svg:height="1.038cm" svg:x="36.035cm" svg:y="-0.285cm">
          <draw:text-box>
            <text:p text:style-name="P4">status_out</text:p>
          </draw:text-box>
        </draw:frame>
        <draw:frame draw:style-name="gr9" draw:text-style-name="P4" draw:layer="layout" svg:width="2.966cm" svg:height="1.038cm" svg:x="36.035cm" svg:y="-1.4cm">
          <draw:text-box>
            <text:p text:style-name="P4">data_out</text:p>
          </draw:text-box>
        </draw:frame>
        <draw:g>
          <draw:custom-shape draw:style-name="gr11" draw:text-style-name="P1" draw:layer="layout" svg:width="1.622cm" svg:height="2.216cm" svg:x="33.419cm" svg:y="2.825cm">
            <text:p text:style-name="P4"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33.573cm" svg:y1="5.04cm" svg:x2="33.737cm" svg:y2="4.894cm">
            <text:p text:style-name="P4"/>
          </draw:line>
          <draw:line draw:style-name="gr5" draw:text-style-name="P1" draw:layer="layout" svg:x1="33.907cm" svg:y1="5.041cm" svg:x2="33.743cm" svg:y2="4.895cm">
            <text:p text:style-name="P4"/>
          </draw:line>
          <draw:custom-shape draw:style-name="gr11" draw:text-style-name="P1" draw:layer="layout" svg:width="1.622cm" svg:height="2.216cm" svg:x="33.42cm" svg:y="2.825cm">
            <text:p text:style-name="P4"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33.574cm" svg:y1="5.04cm" svg:x2="33.738cm" svg:y2="4.894cm">
            <text:p text:style-name="P4"/>
          </draw:line>
          <draw:line draw:style-name="gr5" draw:text-style-name="P1" draw:layer="layout" svg:x1="33.908cm" svg:y1="5.041cm" svg:x2="33.744cm" svg:y2="4.895cm">
            <text:p text:style-name="P4"/>
          </draw:line>
        </draw:g>
        <draw:frame draw:style-name="gr9" draw:text-style-name="P11" draw:layer="layout" svg:width="0.997cm" svg:height="0.518cm" svg:x="34.025cm" svg:y="31.027cm">
          <draw:text-box>
            <text:p text:style-name="P4"><text:span text:style-name="T5">D <text:s text:c="2"/>Q</text:span></text:p>
          </draw:text-box>
        </draw:frame>
        <draw:polyline draw:style-name="gr16" draw:text-style-name="P1" draw:layer="layout" svg:width="1.718cm" svg:height="1.069cm" draw:transform="skewX (0.246789556231952) rotate (-0.472286095590763) translate (27.0093773660592cm 25.8935689382232cm)" svg:viewBox="0 0 1719 1070" draw:points="0,21544 816,22614 1719,22084 1307,21544">
          <text:p text:style-name="P4"/>
        </draw:polyline>
        <draw:frame draw:style-name="gr9" draw:text-style-name="P6" draw:layer="layout" svg:width="1.531cm" svg:height="0.692cm" svg:x="26.845cm" svg:y="27.104cm">
          <draw:text-box>
            <text:p text:style-name="P4"><text:span text:style-name="T2">int_ext</text:span></text:p>
          </draw:text-box>
        </draw:frame>
        <draw:frame draw:style-name="gr9" draw:layer="layout" svg:width="5.887cm" svg:height="1.038cm" svg:x="-14.04cm" svg:y="-12.5cm">
          <draw:text-box>
            <text:p text:style-name="P4">(VERSION VIEJA!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127cm" draw:marker-start-center="false" draw:marker-end-width="0.127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 draw:guide-distance="1.27cm" draw:measure-align="inside" draw:measure-vertical-align="center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becario</meta:initial-creator>
    <meta:creation-date>2010-07-27T15:47:42</meta:creation-date>
    <dc:creator>Carlos Zerbini</dc:creator>
    <dc:date>2010-09-17T22:48:18</dc:date>
    <meta:editing-cycles>53</meta:editing-cycles>
    <meta:editing-duration>P1DT16H57M36S</meta:editing-duration>
    <meta:user-defined meta:name="Info 1"/>
    <meta:user-defined meta:name="Info 2"/>
    <meta:user-defined meta:name="Info 3"/>
    <meta:user-defined meta:name="Info 4"/>
    <meta:document-statistic meta:object-count="631"/>
  </office:meta>
</office:document-meta>
</file>